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0pt" style:font-size-asian="10pt" style:font-size-complex="10pt"/>
    </style:style>
    <style:style style:name="P4" style:family="paragraph" style:parent-style-name="Standard">
      <style:text-properties style:font-name="Bitstream Vera Sans" fo:font-size="10pt" officeooo:paragraph-rsid="001f1e56" style:font-size-asian="10pt" style:font-size-complex="10pt"/>
    </style:style>
    <style:style style:name="P5" style:family="paragraph" style:parent-style-name="Standard">
      <style:text-properties style:font-name="Bitstream Vera Sans" fo:font-size="10pt" officeooo:paragraph-rsid="001f68f0" style:font-size-asian="10pt" style:font-size-complex="10pt"/>
    </style:style>
    <style:style style:name="P6" style:family="paragraph" style:parent-style-name="Standard">
      <style:text-properties style:font-name="Bitstream Vera Sans" fo:font-size="10pt" fo:font-weight="bold" style:font-size-asian="10pt" style:font-weight-asian="bold" style:font-size-complex="10pt"/>
    </style:style>
    <style:style style:name="P7" style:family="paragraph" style:parent-style-name="Standard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Vera Sans" fo:font-size="10pt" fo:font-weight="bold" officeooo:paragraph-rsid="001f1e56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Bitstream Vera Sans" fo:font-size="10pt" fo:font-weight="bold" style:font-size-asian="10pt" style:font-weight-asian="bold" style:font-size-complex="10pt" style:font-weight-complex="normal"/>
    </style:style>
    <style:style style:name="P12" style:family="paragraph" style:parent-style-name="Standard">
      <style:text-properties style:font-name="Bitstream Vera Sans" fo:font-size="10pt" fo:font-weight="bold" officeooo:paragraph-rsid="001f1e56" style:font-size-asian="10pt" style:font-weight-asian="bold" style:font-size-complex="10pt"/>
    </style:style>
    <style:style style:name="P13" style:family="paragraph" style:parent-style-name="Standard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Bitstream Vera Sans" fo:font-size="10pt" fo:font-weight="normal" officeooo:paragraph-rsid="001f68f0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Bitstream Vera Sans" fo:font-size="10pt" fo:font-weight="normal" officeooo:rsid="001f68f0" officeooo:paragraph-rsid="001f68f0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Bitstream Vera Sans" fo:font-size="10pt" fo:font-weight="normal" officeooo:paragraph-rsid="002690f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break-before="page"/>
      <style:text-properties style:font-name="Bitstream Vera Sans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Bitstream Vera Sans" fo:font-size="10pt" style:font-size-asian="10pt" style:font-size-complex="10pt"/>
    </style:style>
    <style:style style:name="P23" style:family="paragraph" style:parent-style-name="Standard" style:list-style-name="L1">
      <style:text-properties style:font-name="Bitstream Vera Sans" fo:font-size="10pt" style:font-size-asian="10pt" style:font-size-complex="10pt"/>
    </style:style>
    <style:style style:name="P24" style:family="paragraph" style:parent-style-name="Standard">
      <style:text-properties style:font-name="Bitstream Vera Sans" fo:font-size="10pt" officeooo:paragraph-rsid="0029f7f0" style:font-size-asian="10pt" style:font-size-complex="10pt"/>
    </style:style>
    <style:style style:name="P25" style:family="paragraph" style:parent-style-name="Standard" style:list-style-name="L2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Bitstream Vera Sans" fo:font-size="10pt" fo:font-weight="normal" officeooo:paragraph-rsid="0029f7f0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1e56" style:font-weight-asian="bold" style:font-weight-complex="bold"/>
    </style:style>
    <style:style style:name="T5" style:family="text">
      <style:text-properties fo:font-weight="bold" officeooo:rsid="001f1e56" style:font-weight-asian="bold"/>
    </style:style>
    <style:style style:name="T6" style:family="text">
      <style:text-properties fo:font-weight="bold" officeooo:rsid="001f6dda" style:font-weight-asian="bold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bold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s" fo:country="ES"/>
    </style:style>
    <style:style style:name="T12" style:family="text">
      <style:text-properties style:font-name="Bitstream Vera Sans" fo:font-size="10pt" style:font-size-asian="10pt" style:font-size-complex="10pt"/>
    </style:style>
    <style:style style:name="T13" style:family="text">
      <style:text-properties style:font-name="Bitstream Vera Sans" fo:font-size="10pt" fo:font-weight="bold" style:font-size-asian="10pt" style:font-weight-asian="bold" style:font-size-complex="10pt"/>
    </style:style>
    <style:style style:name="T14" style:family="text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size-asian="8.75pt"/>
    </style:style>
    <style:style style:name="T22" style:family="text">
      <style:text-properties officeooo:rsid="001d4456"/>
    </style:style>
    <style:style style:name="T23" style:family="text">
      <style:text-properties officeooo:rsid="001f1e56"/>
    </style:style>
    <style:style style:name="T24" style:family="text">
      <style:text-properties officeooo:rsid="001f68f0"/>
    </style:style>
    <style:style style:name="T25" style:family="text">
      <style:text-properties officeooo:rsid="001f6dda"/>
    </style:style>
    <style:style style:name="T26" style:family="text">
      <style:text-properties officeooo:rsid="0020c232"/>
    </style:style>
    <style:style style:name="T27" style:family="text">
      <style:text-properties officeooo:rsid="00249949"/>
    </style:style>
    <style:style style:name="T28" style:family="text">
      <style:text-properties officeooo:rsid="002690f5"/>
    </style:style>
    <style:style style:name="T29" style:family="text">
      <style:text-properties officeooo:rsid="00275d96"/>
    </style:style>
    <style:style style:name="T30" style:family="text">
      <style:text-properties officeooo:rsid="0028a4b5"/>
    </style:style>
    <style:style style:name="T31" style:family="text">
      <style:text-properties officeooo:rsid="0029f7f0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•">
        <style:list-level-properties/>
        <style:text-properties style:font-name="StarSymbol"/>
      </text:list-level-style-bullet>
      <text:list-level-style-bullet text:level="3" text:style-name="Bullet_20_Symbols" text:bullet-char="•">
        <style:list-level-properties/>
        <style:text-properties style:font-name="StarSymbol"/>
      </text:list-level-style-bullet>
      <text:list-level-style-bullet text:level="4" text:style-name="Bullet_20_Symbols" text:bullet-char="•">
        <style:list-level-properties/>
        <style:text-properties style:font-name="StarSymbol"/>
      </text:list-level-style-bullet>
      <text:list-level-style-bullet text:level="5" text:style-name="Bullet_20_Symbols" text:bullet-char="•">
        <style:list-level-properties/>
        <style:text-properties style:font-name="StarSymbol"/>
      </text:list-level-style-bullet>
      <text:list-level-style-bullet text:level="6" text:style-name="Bullet_20_Symbols" text:bullet-char="•">
        <style:list-level-properties/>
        <style:text-properties style:font-name="StarSymbol"/>
      </text:list-level-style-bullet>
      <text:list-level-style-bullet text:level="7" text:style-name="Bullet_20_Symbols" text:bullet-char="•">
        <style:list-level-properties/>
        <style:text-properties style:font-name="StarSymbol"/>
      </text:list-level-style-bullet>
      <text:list-level-style-bullet text:level="8" text:style-name="Bullet_20_Symbols" text:bullet-char="•">
        <style:list-level-properties/>
        <style:text-properties style:font-name="StarSymbol"/>
      </text:list-level-style-bullet>
      <text:list-level-style-bullet text:level="9" text:style-name="Bullet_20_Symbols" text:bullet-char="•">
        <style:list-level-properties/>
        <style:text-properties style:font-name="StarSymbol"/>
      </text:list-level-style-bullet>
      <text:list-level-style-bullet text:level="10" text:style-name="Bullet_20_Symbols" text:bullet-char="•">
        <style:list-level-properties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1"/>
      <text:p text:style-name="P2">FICHERO DE TIENDAS</text:p>
      <text:p text:style-name="P2"/>
      <text:p text:style-name="P2"/>
      <text:p text:style-name="P2"/>
      <text:p text:style-name="P2"/>
      <text:p text:style-name="P2">TIENDAS</text:p>
      <text:p text:style-name="P2"/>
      <text:p text:style-name="P1"/>
      <text:p text:style-name="P1"/>
      <text:p text:style-name="P1"/>
      <text:p text:style-name="P1"/>
      <text:p text:style-name="P1"><text:span text:style-name="T2"><text:tab/>Código tienda</text:span>...........................................................................<text:tab/>INT(4)<text:span text:style-name="T2"> <text:tab/><text:tab/>T0</text:span></text:p>
      <text:p text:style-name="P1"/>
      <text:p text:style-name="P1"><text:tab/>Descripción...............................................................................<text:tab/>CHAR(50)<text:tab/>T1</text:p>
      <text:p text:style-name="P1"/>
      <text:p text:style-name="P1"><text:tab/>Dirección...................................................................................<text:tab/>CHAR(50) <text:tab/>T2</text:p>
      <text:p text:style-name="P1"/>
      <text:p text:style-name="P1"><text:tab/>Localidad...................................................................................<text:tab/>CHAR(50) <text:tab/>T3</text:p>
      <text:p text:style-name="P1"/>
      <text:p text:style-name="P1"><text:tab/>Cgo. Postal.................................................................................<text:tab/>CHAR(6)<text:tab/>T4</text:p>
      <text:p text:style-name="P1"/>
      <text:p text:style-name="P1"><text:tab/>Provincia.................................................................................... <text:s/><text:tab/>CHAR(50)<text:tab/>T5</text:p>
      <text:p text:style-name="P1"/>
      <text:p text:style-name="P1"><text:tab/>Teléfono.................................................................................... <text:s/><text:tab/>CHAR(20)<text:tab/>T6</text:p>
      <text:p text:style-name="P1"/>
      <text:p text:style-name="P1"><text:tab/>Fax............................................................................................. <text:s/><text:tab/>CHAR(20)<text:tab/>T7</text:p>
      <text:p text:style-name="P1"/>
      <text:p text:style-name="P1"><text:tab/>C.I.F........................................................................................... <text:s/><text:tab/>CHAR(15)<text:tab/>T8</text:p>
      <text:p text:style-name="P1"/>
      <text:p text:style-name="P1"><text:tab/>Fecha Última Venta................................................................... <text:tab/>DATE<text:tab/><text:tab/>T9</text:p>
      <text:p text:style-name="P1"/>
      <text:p text:style-name="P1"><text:tab/>Fecha Última Compra................................................................ <text:tab/>DATE<text:tab/><text:tab/>T10</text:p>
      <text:p text:style-name="P1"/>
      <text:p text:style-name="P1"><text:tab/>Serie Facturas........................................................................... <text:tab/>CHAR(3)<text:tab/>T11</text:p>
      <text:p text:style-name="P1"/>
      <text:p text:style-name="P1"><text:tab/>Nombre BBDD ........................................................................... <text:tab/>CHAR(15)<text:tab/>T12</text:p>
      <text:p text:style-name="P1"/>
      <text:p text:style-name="P1"><text:tab/>Dirección IP............................................................................... <text:tab/>CHAR(15)<text:tab/>T13</text:p>
      <text:p text:style-name="P1"/>
      <text:p text:style-name="P1"><text:tab/>Puerto de conexión....................................................................<text:tab/>CHAR(4)<text:tab/>T14</text:p>
      <text:p text:style-name="P1"/>
      <text:p text:style-name="P1"><text:tab/>Usuario para comunicaciones.................................................... <text:tab/>CHAR(15)<text:tab/>T15</text:p>
      <text:p text:style-name="P1"/>
      <text:p text:style-name="P1"><text:tab/>Clave de acceso para comunicaciones......................................<text:tab/>CHAR(15)<text:tab/>T16</text:p>
      <text:p text:style-name="P1"/>
      <text:p text:style-name="P1"><text:tab/>Protocolo para comunicaciones ................................................<text:tab/>CHAR(50)<text:tab/>T17</text:p>
      <text:p text:style-name="P1"/>
      <text:p text:style-name="P15"><text:tab/>Observaciones...........................................................................<text:tab/>BLOB<text:tab/><text:tab/>T1<text:span text:style-name="T29">8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8">FICHERO ESTADISTICAS DE TIENDAS</text:p>
      <text:p text:style-name="P2"/>
      <text:p text:style-name="P2"/>
      <text:p text:style-name="P2"/>
      <text:p text:style-name="P2"/>
      <text:p text:style-name="P2"/>
      <text:p text:style-name="P8">ESTATIENXXXX</text:p>
      <text:p text:style-name="P2"/>
      <text:p text:style-name="P1"/>
      <text:p text:style-name="P1"/>
      <text:p text:style-name="P1"/>
      <text:p text:style-name="P1"><text:span text:style-name="T2"><text:tab/>Código tienda</text:span>...............................................................<text:tab/><text:span text:style-name="T3">INT(4)</text:span><text:span text:style-name="T2"> <text:tab/><text:tab/>TT0</text:span></text:p>
      <text:p text:style-name="P1"/>
      <text:p text:style-name="P1"><text:span text:style-name="T2"><text:tab/>N. de Año</text:span><text:span text:style-name="T10">.............</text:span>..........................................................<text:tab/><text:span text:style-name="T3">INT(4)</text:span><text:span text:style-name="T2"> <text:tab/><text:tab/>TT1</text:span></text:p>
      <text:p text:style-name="P1"/>
      <text:p text:style-name="P1"><text:span text:style-name="T2"><text:tab/>Mes</text:span><text:span text:style-name="T10">...</text:span>..............................................................................<text:tab/><text:span text:style-name="T3">INT(2)</text:span><text:span text:style-name="T2"> <text:tab/><text:tab/>TT2</text:span></text:p>
      <text:p text:style-name="P1"/>
      <text:p text:style-name="P1"><text:tab/>Unidades Compradas......................................................<text:tab/>DOUBLE(10,2)<text:tab/>TT3</text:p>
      <text:p text:style-name="P1"/>
      <text:p text:style-name="P1"><text:tab/>Importe Comprado..........................................................<text:tab/>DOUBLE(10,2)<text:tab/>TT4</text:p>
      <text:p text:style-name="P1"/>
      <text:p text:style-name="P1"><text:tab/>Unidades Vendidas..........................................................<text:tab/>DOUBLE(10,4)<text:tab/>TT5</text:p>
      <text:p text:style-name="P1"/>
      <text:p text:style-name="P1"><text:tab/>Importe Vendido al PVP....................................................<text:tab/>DOUBLE(10,2)<text:tab/>TT6</text:p>
      <text:p text:style-name="P1"/>
      <text:p text:style-name="P1"><text:tab/>Importe Vendido al Costo.................................................<text:tab/>DOUBLE(10,2)<text:tab/>TT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5"><text:soft-page-break/></text:p>
      <text:p text:style-name="P8">FICHERO DE ARTICULOS TIENDAS</text:p>
      <text:p text:style-name="P14"/>
      <text:p text:style-name="P14"/>
      <text:p text:style-name="P14"/>
      <text:p text:style-name="P8">ARTITIENXXXX</text:p>
      <text:p text:style-name="P1"/>
      <text:p text:style-name="P1"/>
      <text:p text:style-name="P1"/>
      <text:p text:style-name="P1"><text:span text:style-name="T2"><text:tab/>Código artículo</text:span>..............................................................<text:tab/><text:span text:style-name="T2">CHAR(13) <text:tab/><text:tab/>A0</text:span></text:p>
      <text:p text:style-name="P1"/>
      <text:p text:style-name="P1"><text:tab/>Descripción......................................................................<text:tab/>CHAR(50)<text:tab/> <text:tab/>A1</text:p>
      <text:p text:style-name="P1"><text:tab/>Precio...............................................................................<text:tab/>DOUBLE(10,2) <text:tab/>A2</text:p>
      <text:p text:style-name="P1"><text:tab/>Tipo de iva ......................................................................<text:tab/>INT(3)<text:tab/> <text:tab/><text:tab/>A3</text:p>
      <text:p text:style-name="P1"><text:span text:style-name="T11"><text:tab/>Stock</text:span> ............................................................................. <text:s/><text:tab/>DOUBLE(10,4)<text:tab/>A4</text:p>
      <text:p text:style-name="P1"><text:tab/>Stock Mínimo................................................................. <text:s/><text:tab/>DOUBLE(10,4)<text:tab/>A5</text:p>
      <text:p text:style-name="P1"><text:tab/>Stock Máximo................................................................ <text:s text:c="2"/><text:tab/>DOUBLE(10,4)<text:tab/>A6</text:p>
      <text:p text:style-name="P1"><text:tab/>Descuento 1..................................................................<text:tab/>DOUBLE(5,2)<text:tab/><text:tab/>A7</text:p>
      <text:p text:style-name="P1"><text:tab/>Descuento 2...................................................................<text:tab/>DOUBLE(5,2)<text:tab/><text:tab/>A8</text:p>
      <text:p text:style-name="P1"><text:tab/>Descuento 3...................................................................<text:tab/>DOUBLE(5,2)<text:tab/><text:tab/>A9</text:p>
      <text:p text:style-name="P1"><text:tab/>Pedido mínimo de.......................................................... <text:s/><text:tab/>DOUBLE(10,2)<text:tab/>A10</text:p>
      <text:p text:style-name="P1"><text:tab/>Unidades pendientes......................................................<text:tab/>DOUBLE(10,2)<text:tab/>A11</text:p>
      <text:p text:style-name="P1"><text:tab/>Fecha Última Venta.........................................................<text:tab/>DATE<text:tab/><text:tab/><text:tab/>A12</text:p>
      <text:p text:style-name="P1"><text:tab/>Fecha Última Compra......................................................<text:tab/>DATE<text:tab/><text:tab/><text:tab/>A13</text:p>
      <text:p text:style-name="P1"><text:tab/>Código Familia.................................................................<text:tab/>INT(4)<text:tab/><text:tab/><text:tab/>A14</text:p>
      <text:p text:style-name="P1"><text:tab/>Serie ...............................................................................<text:tab/>CHAR(6)<text:tab/><text:tab/>A15</text:p>
      <text:p text:style-name="P1"><text:tab/>Imagen <text:s/>..........................................................................<text:tab/>CHAR(150)<text:tab/><text:tab/>A16</text:p>
      <text:p text:style-name="P1"><text:tab/>Observaciones................................................................<text:tab/>BLOB<text:tab/><text:tab/><text:tab/>A17</text:p>
      <text:p text:style-name="P1"><text:tab/>Modelo............................................................................<text:tab/>CHAR(5)<text:tab/><text:tab/>A18</text:p>
      <text:p text:style-name="P1"><text:tab/>Cgo. Envase Asociado ....................................................<text:tab/>CHAR(13)<text:tab/><text:tab/>A19</text:p>
      <text:p text:style-name="P1"><text:tab/>Autor / Fabricante ...........................................................<text:tab/>INT(6)<text:tab/><text:tab/><text:tab/>A20</text:p>
      <text:p text:style-name="P1"><text:tab/>Precio sin IVA ..................................................................<text:tab/>DOUBLE(10,3) <text:tab/>A21</text:p>
      <text:p text:style-name="P1"><text:tab/>Marcado N/P/B..................................................................<text:tab/>CHAR(1) “N”<text:tab/> <text:tab/>A22</text:p>
      <text:p text:style-name="P1"><text:tab/>Ubicación ........................................................................<text:tab/>CHAR(50)<text:tab/> <text:tab/>A23</text:p>
      <text:p text:style-name="P3"/>
      <text:p text:style-name="P3"><text:tab/>Costo. <text:s/>Último...................................................................<text:tab/>DOUBLE(10,3)<text:tab/>A24</text:p>
      <text:p text:style-name="P3"><text:tab/>Precio Medio.....................................................................<text:tab/>DOUBLE(10,3) <text:tab/>A25</text:p>
      <text:p text:style-name="P3"><text:tab/>Margen tienda con impuestos..........................................<text:tab/><text:span text:style-name="T16">DOUBLE(10,3)</text:span><text:tab/>A26</text:p>
      <text:p text:style-name="P3"><text:tab/>Unidades caja..................................................................<text:tab/>INT(5)<text:tab/><text:tab/><text:tab/>A27</text:p>
      <text:p text:style-name="P3"><text:tab/>Precio de tarifa (pedidos) ............................................... <text:tab/>DOUBLE(10,3)<text:tab/>A28</text:p>
      <text:p text:style-name="P3"><text:tab/>Descuento en Euros (pedidos) ....................................... <text:tab/>DOUBLE(10,3)<text:tab/>A29</text:p>
      <text:p text:style-name="P3"><text:tab/>Descuento 1 en % (pedidos)...........................................<text:tab/>DOUBLE(5,2)<text:tab/><text:tab/>A30</text:p>
      <text:p text:style-name="P3"><text:tab/>Descuento 2 en % (pedidos)...........................................<text:tab/>DOUBLE(5,2)<text:tab/><text:tab/>A31</text:p>
      <text:p text:style-name="P3"><text:tab/>Código último proveedor................................................. <text:tab/>INT(11)<text:tab/><text:tab/>A32</text:p>
      <text:p text:style-name="P3"/>
      <text:p text:style-name="P1"><text:tab/>Versión SicLinEx .............................................................<text:tab/>INT(11)<text:tab/><text:tab/>A33</text:p>
      <text:p text:style-name="P1"><text:tab/>Código interno SicLinEx ..................................................<text:tab/>VARCHAR(20)<text:tab/><text:tab/>A34</text:p>
      <text:p text:style-name="P1"/>
      <text:p text:style-name="P1"><text:tab/>Tarifa de puntos para el Articulo .....................................<text:tab/>CHAR(1)<text:tab/><text:tab/>A35</text:p>
      <text:p text:style-name="P1"><text:tab/>Recago de Equivalencia RE.............................................<text:tab/>INT(3)<text:tab/><text:tab/><text:tab/>A36</text:p>
      <text:p text:style-name="P1"><text:tab/>Margen sobre la venta con impuestos............................<text:tab/><text:span text:style-name="T16">DOUBLE(10,3)</text:span><text:tab/>A37</text:p>
      <text:p text:style-name="P1"><text:tab/>Publicar en tienda virtual (Y/N) …................................... <text:s/>CHAR(1)<text:tab/><text:tab/>A3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8">ESTADISTICAS DE ARTICULOS TIENDAS</text:p>
      <text:p text:style-name="P2"/>
      <text:p text:style-name="P2"/>
      <text:p text:style-name="P2"/>
      <text:p text:style-name="P8">ESTAARTIXXXX</text:p>
      <text:p text:style-name="P1"/>
      <text:p text:style-name="P1"/>
      <text:p text:style-name="P1"/>
      <text:p text:style-name="P1"/>
      <text:p text:style-name="P1"><text:span text:style-name="T2"><text:tab/>Código artículo</text:span>.............................................................<text:tab/><text:span text:style-name="T3">CHAR(13)</text:span><text:span text:style-name="T2"> <text:tab/><text:tab/>TA0</text:span></text:p>
      <text:p text:style-name="P1"/>
      <text:p text:style-name="P1"><text:span text:style-name="T2"><text:tab/>N. de Año </text:span>.....................................................................<text:tab/><text:span text:style-name="T3">INT(4)</text:span><text:span text:style-name="T2"> <text:tab/><text:tab/>TA1</text:span></text:p>
      <text:p text:style-name="P1"/>
      <text:p text:style-name="P1"><text:span text:style-name="T2"><text:tab/>Mes...</text:span>.............................................................................<text:tab/><text:span text:style-name="T3">INT(2)</text:span><text:span text:style-name="T2"> <text:tab/><text:tab/>TA2</text:span></text:p>
      <text:p text:style-name="P1"/>
      <text:p text:style-name="P1"><text:tab/>Unidades Compradas.......................................................<text:tab/>DOUBLE(10,2)<text:tab/>TA3</text:p>
      <text:p text:style-name="P1"/>
      <text:p text:style-name="P1"><text:tab/>Importe Comprado...........................................................<text:tab/>DOUBLE(10,2)<text:tab/>TA4</text:p>
      <text:p text:style-name="P1"/>
      <text:p text:style-name="P1"><text:tab/>Unidades Vendidas...........................................................<text:tab/>DOUBLE(10,4)<text:tab/>TA5</text:p>
      <text:p text:style-name="P1"/>
      <text:p text:style-name="P1"><text:tab/>Importe Vendido al PVP.....................................................<text:tab/>DOUBLE(10,2)<text:tab/>TA6</text:p>
      <text:p text:style-name="P1"/>
      <text:p text:style-name="P1"><text:tab/>Importe Vendido al Costo.................................................<text:tab/>DOUBLE(10,2)<text:tab/>TA7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8">FICHERO DE EANS</text:p>
      <text:p text:style-name="P3"/>
      <text:p text:style-name="P3"/>
      <text:p text:style-name="P3"/>
      <text:p text:style-name="P3"/>
      <text:p text:style-name="P3"/>
      <text:p text:style-name="P8">EANS</text:p>
      <text:p text:style-name="P2"/>
      <text:p text:style-name="P1"/>
      <text:p text:style-name="P1"/>
      <text:p text:style-name="P1"/>
      <text:p text:style-name="P1"/>
      <text:p text:style-name="P1"><text:span text:style-name="T2"><text:tab/>Código Ean </text:span>....................................................................<text:tab/><text:span text:style-name="T3">CHAR(13)</text:span><text:span text:style-name="T2"> <text:tab/><text:tab/>EAN0</text:span></text:p>
      <text:p text:style-name="P1"/>
      <text:p text:style-name="P1"/>
      <text:p text:style-name="P1"><text:span text:style-name="T2"><text:tab/>Cgo <text:s/>Artículo </text:span>.................................................................<text:tab/><text:span text:style-name="T3">CHAR(13)</text:span><text:span text:style-name="T2"> <text:tab/><text:tab/>EAN1</text:span></text:p>
      <text:p text:style-name="P1"/>
      <text:p text:style-name="P1"/>
      <text:p text:style-name="P1"><text:tab/>Descripción .....................................................................<text:tab/>CHAR(50)<text:tab/><text:tab/>EAN2</text:p>
      <text:p text:style-name="P1"/>
      <text:p text:style-name="P1"/>
      <text:p text:style-name="P1"><text:tab/>Unidades .........................................................................<text:tab/>DOUBLE(10,2)<text:tab/>EAN3</text:p>
      <text:p text:style-name="P1"/>
      <text:p text:style-name="P1"/>
      <text:p text:style-name="P1"><text:tab/>Importe ...........................................................................<text:tab/>DOUBLE(10,2)<text:tab/>EAN4</text:p>
      <text:p text:style-name="P1"/>
      <text:p text:style-name="P1"/>
      <text:p text:style-name="P1"><text:tab/>Unidades a descontar del cgo. principal .......................<text:tab/>DOUBLE(10,5)<text:tab/>EAN5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8">FICHERO DE DEPARTAMENTOS</text:p>
      <text:p text:style-name="P2"/>
      <text:p text:style-name="P2"/>
      <text:p text:style-name="P2"/>
      <text:p text:style-name="P2"/>
      <text:p text:style-name="P8">DEPARTAMENTOSXXXX</text:p>
      <text:p text:style-name="P2"/>
      <text:p text:style-name="P1"/>
      <text:p text:style-name="P1"/>
      <text:p text:style-name="P1"/>
      <text:p text:style-name="P1"/>
      <text:p text:style-name="P1"><text:span text:style-name="T2"><text:tab/>Código de departamento </text:span>....................................................<text:tab/>INT(4)<text:span text:style-name="T2"> <text:tab/><text:tab/>D0</text:span></text:p>
      <text:p text:style-name="P1"/>
      <text:p text:style-name="P1"><text:tab/>Descripción...............................................................................<text:tab/>CHAR(50)<text:tab/>D1</text:p>
      <text:p text:style-name="P1"/>
      <text:p text:style-name="P1"><text:tab/>Fecha Última Venta .................................................................. <text:s/><text:tab/>DATE<text:tab/><text:tab/>D2</text:p>
      <text:p text:style-name="P1"/>
      <text:p text:style-name="P1"><text:tab/>Fecha Última Compra ............................................................... <text:s/><text:tab/>DATE<text:tab/><text:tab/>D3</text:p>
      <text:p text:style-name="P1"/>
      <text:p text:style-name="P1"><text:tab/>Observaciones .......................................................................... <text:s/><text:tab/>BLOB<text:tab/><text:tab/>D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8">FICHERO ESTADISTICAS DE DEPARTAMENTOS</text:p>
      <text:p text:style-name="P2"/>
      <text:p text:style-name="P2"/>
      <text:p text:style-name="P2"/>
      <text:p text:style-name="P2"/>
      <text:p text:style-name="P2"/>
      <text:p text:style-name="P8">ESTADEPAXXXX</text:p>
      <text:p text:style-name="P2"/>
      <text:p text:style-name="P2"/>
      <text:p text:style-name="P1"/>
      <text:p text:style-name="P1"/>
      <text:p text:style-name="P1"><text:span text:style-name="T2"><text:tab/>Código familia</text:span>...............................................................<text:tab/><text:span text:style-name="T3">INT(4)</text:span><text:span text:style-name="T2"> <text:tab/><text:tab/>DD0</text:span></text:p>
      <text:p text:style-name="P1"/>
      <text:p text:style-name="P1"><text:span text:style-name="T2"><text:tab/>N. de Año </text:span>......................................................................<text:tab/><text:span text:style-name="T3">INT(4)</text:span><text:span text:style-name="T2"> <text:tab/><text:tab/>DD1</text:span></text:p>
      <text:p text:style-name="P1"/>
      <text:p text:style-name="P1"><text:span text:style-name="T2"><text:tab/>Mes </text:span>.................................................................................<text:tab/><text:span text:style-name="T3">INT(2)</text:span><text:span text:style-name="T2"> <text:tab/><text:tab/>DD2</text:span></text:p>
      <text:p text:style-name="P1"/>
      <text:p text:style-name="P1"><text:tab/>Unidades Compradas.......................................................<text:tab/>DOUBLE(10,2)<text:tab/>DD3</text:p>
      <text:p text:style-name="P1"/>
      <text:p text:style-name="P1"><text:tab/>Importe Comprado...........................................................<text:tab/>DOUBLE(10,2)<text:tab/>DD4</text:p>
      <text:p text:style-name="P1"/>
      <text:p text:style-name="P1"><text:tab/>Unidades Vendidas..........................................................<text:tab/>DOUBLE(10,4)<text:tab/>DD5</text:p>
      <text:p text:style-name="P1"/>
      <text:p text:style-name="P1"><text:tab/>Importe Vendido al PVP.....................................................<text:tab/>DOUBLE(10,2)<text:tab/>DD6</text:p>
      <text:p text:style-name="P1"/>
      <text:p text:style-name="P1"><text:tab/>Importe Vendido al Costo.................................................<text:tab/>DOUBLE(10,2)<text:tab/>DD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8">FICHERO DE FAMILIAS</text:p>
      <text:p text:style-name="P2"/>
      <text:p text:style-name="P2"/>
      <text:p text:style-name="P2"/>
      <text:p text:style-name="P2"/>
      <text:p text:style-name="P8">FAMILIASXXXX</text:p>
      <text:p text:style-name="P2"/>
      <text:p text:style-name="P1"/>
      <text:p text:style-name="P1"/>
      <text:p text:style-name="P1"/>
      <text:p text:style-name="P1"/>
      <text:p text:style-name="P1"><text:span text:style-name="T2"><text:tab/>Código de familia </text:span>...................................................................<text:tab/>INT(4)<text:span text:style-name="T2"> <text:tab/><text:tab/>F0</text:span></text:p>
      <text:p text:style-name="P1"/>
      <text:p text:style-name="P1"><text:tab/>Descripción...............................................................................<text:tab/>CHAR(50)<text:tab/>F1</text:p>
      <text:p text:style-name="P1"/>
      <text:p text:style-name="P1"><text:tab/>Cgo. Departamento ..................................................................<text:tab/>INT(4)<text:tab/><text:tab/>F2</text:p>
      <text:p text:style-name="P1"/>
      <text:p text:style-name="P1"><text:tab/>Fecha Última Venta .................................................................. <text:s/><text:tab/>DATE<text:tab/><text:tab/>F3</text:p>
      <text:p text:style-name="P1"/>
      <text:p text:style-name="P1"><text:tab/>Fecha Última Compra ............................................................... <text:s/><text:tab/>DATE<text:tab/><text:tab/>F4</text:p>
      <text:p text:style-name="P1"/>
      <text:p text:style-name="P1"><text:tab/>Observaciones .......................................................................... <text:s/><text:tab/>BLOB<text:tab/><text:tab/>F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8">FICHERO ESTADISTICAS DE FAMILIAS</text:p>
      <text:p text:style-name="P2"/>
      <text:p text:style-name="P2"/>
      <text:p text:style-name="P2"/>
      <text:p text:style-name="P2"/>
      <text:p text:style-name="P2"/>
      <text:p text:style-name="P8">ESTAFAMIXXXX</text:p>
      <text:p text:style-name="P2"/>
      <text:p text:style-name="P2"/>
      <text:p text:style-name="P1"/>
      <text:p text:style-name="P1"/>
      <text:p text:style-name="P1"><text:span text:style-name="T2"><text:tab/>Código familia</text:span>...............................................................<text:tab/><text:span text:style-name="T3">INT(4)</text:span><text:span text:style-name="T2"> <text:tab/><text:tab/>FF0</text:span></text:p>
      <text:p text:style-name="P1"/>
      <text:p text:style-name="P1"><text:span text:style-name="T2"><text:tab/>N. de Año </text:span>......................................................................<text:tab/><text:span text:style-name="T3">INT(4)</text:span><text:span text:style-name="T2"> <text:tab/><text:tab/>FF1</text:span></text:p>
      <text:p text:style-name="P1"/>
      <text:p text:style-name="P1"><text:span text:style-name="T2"><text:tab/>Mes </text:span>.................................................................................<text:tab/><text:span text:style-name="T3">INT(2)</text:span><text:span text:style-name="T2"> <text:tab/><text:tab/>FF2</text:span></text:p>
      <text:p text:style-name="P1"/>
      <text:p text:style-name="P1"><text:tab/>Unidades Compradas.......................................................<text:tab/>DOUBLE(10,2)<text:tab/>FF3</text:p>
      <text:p text:style-name="P1"/>
      <text:p text:style-name="P1"><text:tab/>Importe Comprado...........................................................<text:tab/>DOUBLE(10,2)<text:tab/>FF4</text:p>
      <text:p text:style-name="P1"/>
      <text:p text:style-name="P1"><text:tab/>Unidades Vendidas..........................................................<text:tab/>DOUBLE(10,4)<text:tab/>FF5</text:p>
      <text:p text:style-name="P1"/>
      <text:p text:style-name="P1"><text:tab/>Importe Vendido al PVP.....................................................<text:tab/>DOUBLE(10,2)<text:tab/>FF6</text:p>
      <text:p text:style-name="P1"/>
      <text:p text:style-name="P1"><text:tab/>Importe Vendido al Costo.................................................<text:tab/>DOUBLE(10,2)<text:tab/>FF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CHERO DE CLIENTES</text:p>
      <text:p text:style-name="P8"/>
      <text:p text:style-name="P8"/>
      <text:p text:style-name="P8"><text:soft-page-break/>CLIENTES</text:p>
      <text:p text:style-name="P8"/>
      <text:p text:style-name="P8"/>
      <text:p text:style-name="P8"/>
      <text:p text:style-name="P1"><text:span text:style-name="T3"><text:tab/>Código cliente</text:span><text:span text:style-name="T10">..............................................................<text:tab/></text:span><text:span text:style-name="T3">INT(11)<text:tab/><text:tab/>C0</text:span></text:p>
      <text:p text:style-name="P1"><text:tab/>Nombre del cliente...........................................................<text:tab/>CHAR(50)<text:tab/><text:tab/>C1</text:p>
      <text:p text:style-name="P1"><text:tab/>Nombre del representante legal......................................<text:tab/>CHAR(50)<text:tab/><text:tab/>C2</text:p>
      <text:p text:style-name="P1"><text:tab/>Domicilio..........................................................................<text:tab/>CHAR(50)<text:tab/><text:tab/>C3</text:p>
      <text:p text:style-name="P1"><text:tab/>Localidad..........................................................................<text:tab/>CHAR(50)<text:tab/><text:tab/>C4</text:p>
      <text:p text:style-name="P1"><text:tab/>N.I.F..................................................................................<text:tab/>CHAR(15)<text:tab/><text:tab/>C5</text:p>
      <text:p text:style-name="P1"><text:tab/>Teléfonos..........................................................................<text:tab/>CHAR(20)<text:tab/><text:tab/>C6</text:p>
      <text:p text:style-name="P1"><text:tab/>FAX...................................................................................<text:tab/>CHAR(20)<text:tab/><text:tab/>C7</text:p>
      <text:p text:style-name="P1"><text:tab/>Número de originales de facturas...................................<text:tab/>INT(2)<text:tab/><text:tab/><text:tab/>C8</text:p>
      <text:p text:style-name="P1"><text:tab/>Forma de pago ................................................................<text:tab/>INT2)<text:tab/><text:tab/><text:tab/>C9</text:p>
      <text:p text:style-name="P1"><text:tab/>Ruta de facturación (cobro) ............................................<text:tab/>INT(7)<text:tab/><text:tab/><text:tab/>C10</text:p>
      <text:p text:style-name="P1"><text:tab/>Mes de vacaciones..........................................................<text:tab/>INT(2)<text:tab/><text:tab/><text:tab/>C11</text:p>
      <text:p text:style-name="P1"><text:tab/>Días de pago <text:s text:c="2"/>(DDDDDD)...............................................<text:tab/>CHAR(10)<text:tab/><text:tab/>C12</text:p>
      <text:p text:style-name="P1"><text:tab/>Días hasta el 1º plazo......................................................<text:tab/>INT(3)<text:tab/><text:tab/><text:tab/>C13</text:p>
      <text:p text:style-name="P1"><text:tab/>Días entre plazos.............................................................<text:tab/>INT(3)<text:tab/><text:tab/><text:tab/>C14</text:p>
      <text:p text:style-name="P1"><text:tab/>Número de plazos............................................................<text:tab/>INT(3)<text:tab/><text:tab/><text:tab/>C15</text:p>
      <text:p text:style-name="P1"><text:tab/>Clave de descuento.........................................................<text:tab/>INT(1)<text:tab/><text:tab/><text:tab/>C16</text:p>
      <text:p text:style-name="P1"><text:tab/>Descuento comercial.......................................................<text:tab/>DOUBLE(5,2)<text:tab/><text:tab/>C17</text:p>
      <text:p text:style-name="P1"><text:tab/>Descuento pronto pago ..................................................<text:tab/>DOUBLE(5,2)<text:tab/><text:tab/>C18</text:p>
      <text:p text:style-name="P1"><text:tab/>Recargo de equivalencia..................................................<text:tab/>CHAR(1)<text:tab/><text:tab/>C19</text:p>
      <text:p text:style-name="P1"><text:tab/>Pendiente de facturar.......................................................<text:tab/>DOUBLE(10,2)<text:tab/>C20</text:p>
      <text:p text:style-name="P1"><text:tab/>Entregas a cuenta............................................................<text:tab/>DOUBLE(10,2)<text:tab/>C21</text:p>
      <text:p text:style-name="P1"><text:tab/>Riesgo máximo................................................................<text:tab/>DOUBLE(10,2)<text:tab/>C22</text:p>
      <text:p text:style-name="P1"><text:tab/>Mínimo para facturar........................................................<text:tab/>DOUBLE(10,2)<text:tab/>C23</text:p>
      <text:p text:style-name="P1"><text:tab/>Mínimo para el 1º plazo...................................................<text:tab/>DOUBLE(10,2)<text:tab/>C24</text:p>
      <text:p text:style-name="P1"><text:tab/>Agencia de transportes....................................................<text:tab/>CHAR(50)<text:tab/><text:tab/>C25</text:p>
      <text:p text:style-name="P1"><text:tab/>Portes (Debidos/Pagados)................................................<text:tab/>CHAR(1)<text:tab/><text:tab/>C26</text:p>
      <text:p text:style-name="P1"><text:tab/>Domicilio de entrega........................................................<text:tab/>CHAR(50)<text:tab/><text:tab/>C27</text:p>
      <text:p text:style-name="P1"><text:tab/>Localidad de entrega.......................................................<text:tab/>CHAR(50)<text:tab/><text:tab/>C28</text:p>
      <text:p text:style-name="P1"><text:tab/>Código cliente a facturar..................................................<text:tab/>INT(11)<text:tab/><text:tab/>C29</text:p>
      <text:p text:style-name="P1"><text:tab/>Nombre del banco o caja.................................................<text:tab/>CHAR(50)<text:tab/><text:tab/>C30</text:p>
      <text:p text:style-name="P1"><text:tab/>Número de cuenta.......................................................... <text:tab/>CHAR(20)<text:tab/><text:tab/>C31</text:p>
      <text:p text:style-name="P1"><text:tab/>Domicilio del banco..........................................................<text:tab/>CHAR (50)<text:tab/><text:tab/>C32</text:p>
      <text:p text:style-name="P1"><text:tab/>Localidad del banco.........................................................<text:tab/>CHAR (50)<text:tab/><text:tab/>C33</text:p>
      <text:p text:style-name="P1"><text:tab/>Cuenta de cargo...............................................................<text:tab/>CHAR (20)<text:tab/><text:tab/>C34</text:p>
      <text:p text:style-name="P1"><text:tab/>Cuenta de abono..............................................................<text:tab/>CHAR (20)<text:tab/><text:tab/>C35</text:p>
      <text:p text:style-name="P1"><text:tab/>Observaciones..................................................................BLOB<text:tab/><text:tab/><text:tab/>C36</text:p>
      <text:p text:style-name="P1"><text:tab/>Formulario de facturas....................................................<text:tab/>CHAR(50)<text:tab/><text:tab/>C39</text:p>
      <text:p text:style-name="P1"><text:tab/>E-Mail .............................................................................<text:tab/>CHAR(50)<text:tab/><text:tab/>C40</text:p>
      <text:p text:style-name="P1"><text:tab/>Generar recibo bancario..................................................<text:tab/>INT(1)<text:tab/><text:tab/><text:tab/>C41</text:p>
      <text:p text:style-name="P1"><text:tab/>Los pagos los hace por banco/caja..................................<text:tab/>INT(1)<text:tab/><text:tab/><text:tab/>C42</text:p>
      <text:p text:style-name="P1"><text:tab/>Tipo de tarifa a aplicar ....................................................<text:tab/>INT(1)<text:tab/><text:tab/><text:tab/>C43</text:p>
      <text:p text:style-name="P1"><text:tab/>Fecha ultima entrega a cuenta........................................<text:tab/>DATE<text:tab/><text:tab/><text:tab/>C44</text:p>
      <text:p text:style-name="P1"><text:tab/>Importe ultima entrega a cuenta <text:s/>...................................<text:tab/>DOUBLE(10,2)<text:tab/>C45</text:p>
      <text:p text:style-name="P1"><text:tab/>Versión SicLinEx .............................................................<text:tab/>INT(11)<text:tab/><text:tab/>C46</text:p>
      <text:p text:style-name="P1"><text:tab/>Código interno SicLinEx ..................................................<text:tab/>VARCHAR(20)<text:tab/><text:tab/>C47</text:p>
      <text:p text:style-name="P1"><text:tab/>SubRuta de facturación (cobro) ......................................<text:tab/>INT(7)<text:tab/><text:tab/><text:tab/>C48</text:p>
      <text:p text:style-name="P1"><text:tab/>Activar sistema de puntos en Cliente .............................<text:tab/>CHAR(1)<text:tab/><text:tab/>C49</text:p>
      <text:p text:style-name="P1"><text:tab/>Acumulado de puntos en Cliente ,,..................................<text:tab/>CHAR(10)<text:tab/><text:tab/>C50</text:p>
      <text:p text:style-name="P1"><text:tab/>Notas para formulario de ventas ....................................<text:tab/>VARCHAR(100)<text:tab/>C51</text:p>
      <text:p text:style-name="P1"><text:tab/>Usuario en Tienda Virtual................................................ CHAR(50)<text:tab/><text:tab/>C52</text:p>
      <text:p text:style-name="P1"><text:tab/>Contraseña en Tienda Virtual.......................................... CHAR(50)<text:tab/><text:tab/>C53</text:p>
      <text:p text:style-name="P1"><text:tab/>Cliente activo en Tienda Virtual...................................... INT(1) <text:s text:c="24"/><text:span text:style-name="T30">C</text:span>54</text:p>
      <text:p text:style-name="P1"><text:s text:c="12"/><text:span text:style-name="T30">Enviar documentos via email ……………………………….. BOOLEAN <text:s text:c="18"/>C55</text:span></text:p>
      <text:p text:style-name="P1"><text:s text:c="9"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7"/>
      <text:p text:style-name="P7"/>
      <text:p text:style-name="P8">FICHERO ESTADISTICAS DE CLIENTES</text:p>
      <text:p text:style-name="P8"/>
      <text:p text:style-name="P8"/>
      <text:p text:style-name="P8"/>
      <text:p text:style-name="P8"/>
      <text:p text:style-name="P8"/>
      <text:p text:style-name="P8">ESTACLIE</text:p>
      <text:p text:style-name="P1"/>
      <text:p text:style-name="P1"/>
      <text:p text:style-name="P1"/>
      <text:p text:style-name="P1"/>
      <text:p text:style-name="P1"><text:span text:style-name="T2"><text:tab/>Código cliente </text:span>.............................................................<text:tab/><text:span text:style-name="T3">INT(11)</text:span><text:span text:style-name="T2"> <text:tab/><text:tab/>CC0</text:span></text:p>
      <text:p text:style-name="P1"/>
      <text:p text:style-name="P1"><text:span text:style-name="T2"><text:tab/>Nº de Año+Mes </text:span>...........................................................<text:tab/><text:span text:style-name="T3">INT(4)</text:span><text:span text:style-name="T2"> <text:tab/><text:tab/>CC1</text:span></text:p>
      <text:p text:style-name="P1"/>
      <text:p text:style-name="P1"><text:span text:style-name="T2"><text:tab/>Nº de Mes </text:span>.....................................................................<text:tab/><text:span text:style-name="T3">INT(2)</text:span><text:span text:style-name="T2"> <text:tab/><text:tab/>CC2</text:span></text:p>
      <text:p text:style-name="P1"/>
      <text:p text:style-name="P1"><text:tab/>Unidades Compradas......................................................<text:tab/>DOUBLE(10,2)<text:tab/>CC3</text:p>
      <text:p text:style-name="P1"/>
      <text:p text:style-name="P1"><text:tab/>Importe Comprado...........................................................<text:tab/>DOUBLE(10,2)<text:tab/>CC4</text:p>
      <text:p text:style-name="P1"/>
      <text:p text:style-name="P1"><text:tab/>Unidades Vendidas..........................................................<text:tab/>DOUBLE(10,2)<text:tab/>CC5</text:p>
      <text:p text:style-name="P1"/>
      <text:p text:style-name="P1"><text:tab/>Importe Vendido al PVP....................................................<text:tab/>DOUBLE(10,2)<text:tab/>CC6</text:p>
      <text:p text:style-name="P1"/>
      <text:p text:style-name="P1"><text:tab/>Importe Vendido al Costo.................................................<text:tab/>DOUBLE(10,2)<text:tab/>CC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CHERO HISTORICO DE COMPRAS DE CLIENTES</text:p>
      <text:p text:style-name="P8"/>
      <text:p text:style-name="P8"/>
      <text:p text:style-name="P8"/>
      <text:p text:style-name="P8">HISTOCLIE</text:p>
      <text:p text:style-name="P8"/>
      <text:p text:style-name="P1"/>
      <text:p text:style-name="P1"/>
      <text:p text:style-name="P1"/>
      <text:p text:style-name="P1"/>
      <text:p text:style-name="P1"><text:span text:style-name="T2"><text:tab/>Cgo. <text:s/>Cliente</text:span><text:span text:style-name="T8">.......</text:span><text:span text:style-name="T7">.</text:span>........................................................ <text:tab/><text:span text:style-name="T2">INT(11)<text:tab/><text:tab/>HC0</text:span></text:p>
      <text:p text:style-name="P1"/>
      <text:p text:style-name="P1"><text:span text:style-name="T2"><text:tab/>Fecha de la venta.</text:span>.......................................................<text:tab/><text:span text:style-name="T2">DATE <text:tab/><text:tab/><text:tab/>HC1</text:span></text:p>
      <text:p text:style-name="P1"/>
      <text:p text:style-name="P1"><text:span text:style-name="T2"><text:tab/>Hora de la venta ...</text:span>...................................................... <text:tab/><text:span text:style-name="T2">TIME <text:tab/><text:tab/><text:tab/>HC2</text:span></text:p>
      <text:p text:style-name="P6"><text:s/></text:p>
      <text:p text:style-name="P1"><text:span text:style-name="T2"><text:tab/>Nº de línea</text:span>...................................................................<text:tab/><text:span text:style-name="T2">INT(5)<text:tab/><text:tab/><text:tab/>HC3</text:span> </text:p>
      <text:p text:style-name="P1"/>
      <text:p text:style-name="P1"><text:bookmark-start text:name="DDE_LINK"/><text:tab/>Cgo. Articulo..................................................................<text:tab/>CHAR(13)<text:tab/><text:tab/>HC4<text:bookmark-end text:name="DDE_LINK"/></text:p>
      <text:p text:style-name="P1"/>
      <text:p text:style-name="P1"><text:tab/>Descripción....................................................................<text:tab/>CHAR(50)<text:tab/><text:tab/>HC5</text:p>
      <text:p text:style-name="P1"/>
      <text:p text:style-name="P1"><text:tab/>Unidades........................................................................<text:tab/>DOUBLE(10,3)<text:tab/>HC6</text:p>
      <text:p text:style-name="P1"/>
      <text:p text:style-name="P1"><text:tab/>Importe...........................................................................<text:tab/>DOUBLE(10,2) <text:tab/>HC7</text:p>
      <text:p text:style-name="P1"/>
      <text:p text:style-name="P1"><text:span text:style-name="T2"><text:s text:c="10"/>Serie Documento ( VE para ticket</text:span>. ).......................... <text:tab/><text:span text:style-name="T3">CHAR(3)</text:span><text:span text:style-name="T2"><text:tab/><text:tab/>HC8</text:span></text:p>
      <text:p text:style-name="P6"><text:s/></text:p>
      <text:p text:style-name="P1"><text:span text:style-name="T2"><text:s text:c="10"/>Nº Documento/ticket</text:span>................................................... <text:tab/><text:span text:style-name="T2">INT(7) <text:s text:c="20"/>HC9</text:span></text:p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RUTAS COBROS/REPARTOS</text:p>
      <text:p text:style-name="P8"/>
      <text:p text:style-name="P8"/>
      <text:p text:style-name="P8"/>
      <text:p text:style-name="P8"/>
      <text:p text:style-name="P8">RUTASXXXX</text:p>
      <text:p text:style-name="P1"/>
      <text:p text:style-name="P1"/>
      <text:p text:style-name="P1"/>
      <text:p text:style-name="P1"/>
      <text:p text:style-name="P1"/>
      <text:p text:style-name="P1"><text:span text:style-name="T2"><text:tab/>Código Ruta </text:span><text:span text:style-name="T10">........................</text:span>..................................................<text:tab/>CHAR(7)<text:span text:style-name="T2"><text:tab/>RUT0</text:span></text:p>
      <text:p text:style-name="P1"/>
      <text:p text:style-name="P1"/>
      <text:p text:style-name="P1"><text:tab/>Descripción...............................................................................<text:tab/>CHAR(50)<text:tab/>RUT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/>
      <text:p text:style-name="P8">SUB RUTAS</text:p>
      <text:p text:style-name="P8"/>
      <text:p text:style-name="P8"/>
      <text:p text:style-name="P8"/>
      <text:p text:style-name="P8"/>
      <text:p text:style-name="P8">SUBRUTASXXXX</text:p>
      <text:p text:style-name="P1"/>
      <text:p text:style-name="P1"/>
      <text:p text:style-name="P1"/>
      <text:p text:style-name="P1"/>
      <text:p text:style-name="P1"/>
      <text:p text:style-name="P1"><text:span text:style-name="T2"><text:tab/>Código Ruta </text:span><text:span text:style-name="T10">........................</text:span>..................................................<text:tab/>CHAR(7)<text:span text:style-name="T2"><text:tab/>SRUT0</text:span></text:p>
      <text:p text:style-name="P1"/>
      <text:p text:style-name="P1"/>
      <text:p text:style-name="P1"><text:span text:style-name="T2"><text:tab/>Código Ruta </text:span><text:span text:style-name="T10">........................</text:span>..................................................<text:tab/>CHAR(7)<text:span text:style-name="T2"><text:tab/>SRUT1</text:span></text:p>
      <text:p text:style-name="P1"/>
      <text:p text:style-name="P1"/>
      <text:p text:style-name="P1"><text:tab/>Descripción...............................................................................<text:tab/>CHAR(50)<text:tab/>SRUT2</text:p>
      <text:p text:style-name="P1"/>
      <text:p text:style-name="P1"/>
      <text:p text:style-name="P1"><text:tab/>Calle .........................................................................................<text:tab/>CHAR(50)<text:tab/>SRUT3</text:p>
      <text:p text:style-name="P1"/>
      <text:p text:style-name="P1"/>
      <text:p text:style-name="P1"><text:tab/>Localidad ...................................................................................<text:tab/>CHAR(50)<text:tab/>SRUT4</text:p>
      <text:p text:style-name="P1"/>
      <text:p text:style-name="P1"/>
      <text:p text:style-name="P1"><text:tab/>C. Postal ...................................................................................<text:tab/>CHAR(6)<text:tab/>SRUT5</text:p>
      <text:p text:style-name="P1"/>
      <text:p text:style-name="P1"/>
      <text:p text:style-name="P1"><text:tab/>Provincia ....................................................................................<text:tab/>CHAR(50)<text:tab/>SRUT6</text:p>
      <text:p text:style-name="P1"/>
      <text:p text:style-name="P1"/>
      <text:p text:style-name="P1"><text:tab/>País ............................................................................................<text:tab/>CHAR(50)<text:tab/>SRUT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><text:soft-page-break/>FICHERO DE PROVEEDORES</text:p>
      <text:p text:style-name="P8"/>
      <text:p text:style-name="P8"/>
      <text:p text:style-name="P8">PROVEEDORES</text:p>
      <text:p text:style-name="P10"/>
      <text:p text:style-name="P10"/>
      <text:p text:style-name="P1"/>
      <text:p text:style-name="P7"/>
      <text:p text:style-name="P10"/>
      <text:p text:style-name="P1"><text:span text:style-name="T3"><text:tab/>Código proveedor </text:span><text:span text:style-name="T10">........................................................<text:tab/></text:span><text:span text:style-name="T3">INT(11)<text:tab/><text:tab/>P0</text:span></text:p>
      <text:p text:style-name="P1"><text:tab/>Nombre del proveedor ....................................................<text:tab/>CHAR(50)<text:tab/><text:tab/>P1</text:p>
      <text:p text:style-name="P1"><text:tab/>Domicilio..........................................................................<text:tab/>CHAR(50)<text:tab/><text:tab/>P2</text:p>
      <text:p text:style-name="P1"><text:tab/>Localidad..........................................................................<text:tab/>CHAR(50)<text:tab/><text:tab/>P3</text:p>
      <text:p text:style-name="P1"><text:tab/>Código Postal...................................................................<text:tab/>CHAR(6)<text:tab/><text:tab/>P4</text:p>
      <text:p text:style-name="P1"><text:tab/>Provincia..........................................................................<text:tab/>CHAR(50)<text:tab/><text:tab/>P5</text:p>
      <text:p text:style-name="P1"><text:tab/>N.I.F..................................................................................<text:tab/>CHAR(15)<text:tab/><text:tab/>P6</text:p>
      <text:p text:style-name="P1"><text:tab/>Teléfonos..........................................................................<text:tab/>CHAR(20)<text:tab/><text:tab/>P7</text:p>
      <text:p text:style-name="P1"><text:tab/>FAX...................................................................................<text:tab/>CHAR(20)<text:tab/><text:tab/>P8</text:p>
      <text:p text:style-name="P1"><text:tab/>Nombre del representante...............................................<text:tab/>CHAR(50)<text:tab/><text:tab/>P9</text:p>
      <text:p text:style-name="P1"><text:tab/>Teléfono representante....................................................<text:tab/>CHAR(20)<text:tab/><text:tab/>P10</text:p>
      <text:p text:style-name="P1"><text:tab/>Tipo de pago ...................................................................<text:tab/>INT(2)<text:tab/><text:tab/><text:tab/>P11</text:p>
      <text:p text:style-name="P1"><text:tab/>Distintivo / Ruta ..............................................................<text:tab/>CHAR(2)<text:tab/><text:tab/>P12</text:p>
      <text:p text:style-name="P1"><text:tab/>Mes de vacaciones..........................................................<text:tab/>INT(2)<text:tab/><text:tab/><text:tab/>P13</text:p>
      <text:p text:style-name="P1"><text:tab/>Días de pago <text:s text:c="2"/>(DDDDDD)...............................................<text:tab/>CHAR(10)<text:tab/><text:tab/>P14</text:p>
      <text:p text:style-name="P1"><text:tab/>Días hasta el 1º plazo......................................................<text:tab/>INT(3)<text:tab/><text:tab/><text:tab/>P15</text:p>
      <text:p text:style-name="P1"><text:tab/>Días entre plazos.............................................................<text:tab/>INT(3)<text:tab/><text:tab/><text:tab/>P16</text:p>
      <text:p text:style-name="P1"><text:tab/>Número de plazos............................................................<text:tab/>INT(3)<text:tab/><text:tab/><text:tab/>P17</text:p>
      <text:p text:style-name="P1"><text:tab/>Descuento comercial.......................................................<text:tab/>DOUBLE(5,2)<text:tab/><text:tab/>P18</text:p>
      <text:p text:style-name="P1"><text:tab/>Descuento pronto pago <text:s/>(Recargo Financiero).................<text:tab/>DOUBLE(5,2)<text:tab/><text:tab/>P19</text:p>
      <text:p text:style-name="P1"><text:tab/>Recargo de equivalencia..................................................<text:tab/>CHAR(1)<text:tab/><text:tab/>P20</text:p>
      <text:p text:style-name="P1"><text:tab/>Mínimo para el 1º plazo...................................................<text:tab/>DOUBLE(10,2)<text:tab/>P21</text:p>
      <text:p text:style-name="P1"><text:tab/>Fecha Última Venta..........................................................<text:tab/>DATE<text:tab/><text:tab/><text:tab/>P22</text:p>
      <text:p text:style-name="P1"><text:tab/>Fecha Última Compra.......................................................<text:tab/>DATE<text:tab/><text:tab/><text:tab/>P23</text:p>
      <text:p text:style-name="P1"><text:tab/>Agencia de transportes....................................................<text:tab/>CHAR(50)<text:tab/><text:tab/>P24</text:p>
      <text:p text:style-name="P1"><text:tab/>Portes (Debidos/Pagados)................................................<text:tab/>CHAR(1)<text:tab/><text:tab/>P25</text:p>
      <text:p text:style-name="P1"><text:tab/>Domicilio de entrega........................................................<text:tab/>CHAR(50)<text:tab/><text:tab/>P26</text:p>
      <text:p text:style-name="P1"><text:tab/>Localidad de entrega.......................................................<text:tab/>CHAR(50)<text:tab/><text:tab/>P27</text:p>
      <text:p text:style-name="P1"><text:tab/>Nombre del banco o caja.................................................<text:tab/>CHAR(50)<text:tab/><text:tab/>P28</text:p>
      <text:p text:style-name="P1"><text:tab/>Número de cuenta.......................................................... <text:tab/>CHAR(20)<text:tab/><text:tab/>P29</text:p>
      <text:p text:style-name="P1"><text:tab/>Domicilio del banco..........................................................<text:tab/>CHAR (50)<text:tab/><text:tab/>P30</text:p>
      <text:p text:style-name="P1"><text:tab/>Localidad del banco.........................................................<text:tab/>CHAR (50)<text:tab/><text:tab/>P31</text:p>
      <text:p text:style-name="P1"><text:tab/>Cuenta de cargo...............................................................<text:tab/>CHAR (20)<text:tab/><text:tab/>P32</text:p>
      <text:p text:style-name="P1"><text:tab/>Cuenta de abono..............................................................<text:tab/>CHAR (20)<text:tab/><text:tab/>P33</text:p>
      <text:p text:style-name="P1"><text:tab/>E-Mail .............................................................................<text:tab/>CHAR(50)<text:tab/><text:tab/>P34</text:p>
      <text:p text:style-name="P1"><text:tab/>Observaciones..................................................................BLOB<text:tab/><text:tab/><text:tab/>P35</text:p>
      <text:p text:style-name="P1"><text:tab/>Serie de Colores ..............................................................<text:tab/>CHAR(6)<text:tab/><text:tab/>P36</text:p>
      <text:p text:style-name="P1"><text:tab/>Serie de Tallas ................................................................<text:tab/>CHAR(6)<text:tab/><text:tab/>P37</text:p>
      <text:p text:style-name="P1"><text:tab/>Versión SicLinEx .............................................................<text:tab/>INT(11)<text:tab/><text:tab/>P38</text:p>
      <text:p text:style-name="P1"><text:tab/>Código interno SicLinEx ..................................................<text:tab/>VARCHAR(20)<text:tab/><text:tab/>P3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FICHERO ESTADISTICAS DE PROVEEDORES</text:p>
      <text:p text:style-name="P8"/>
      <text:p text:style-name="P8"/>
      <text:p text:style-name="P8"/>
      <text:p text:style-name="P8"/>
      <text:p text:style-name="P8"/>
      <text:p text:style-name="P8">ESTAPROVE</text:p>
      <text:p text:style-name="P8"/>
      <text:p text:style-name="P8"/>
      <text:p text:style-name="P1"/>
      <text:p text:style-name="P1"/>
      <text:p text:style-name="P1"><text:span text:style-name="T2"><text:tab/>Código proveedor</text:span>.......................................................<text:tab/><text:span text:style-name="T3">INT(11)</text:span><text:span text:style-name="T2"> <text:tab/><text:tab/>PP0</text:span></text:p>
      <text:p text:style-name="P1"/>
      <text:p text:style-name="P1"><text:span text:style-name="T2"><text:tab/>Nº de Año</text:span>.......................................................................<text:tab/><text:span text:style-name="T3">INT(4)</text:span><text:span text:style-name="T2"> <text:tab/><text:tab/>PP1</text:span></text:p>
      <text:p text:style-name="P1"/>
      <text:p text:style-name="P1"><text:span text:style-name="T2"><text:tab/>Nº de Mes</text:span>.......................................................................<text:tab/><text:span text:style-name="T3">INT(2)</text:span><text:span text:style-name="T2"> <text:tab/><text:tab/>PP2</text:span></text:p>
      <text:p text:style-name="P1"/>
      <text:p text:style-name="P1"><text:tab/>Unidades Compradas......................................................<text:tab/>DOUBLE(10,2)<text:tab/>PP3</text:p>
      <text:p text:style-name="P1"/>
      <text:p text:style-name="P1"><text:tab/>Importe Comprado...........................................................<text:tab/>DOUBLE(10,2)<text:tab/>PP4</text:p>
      <text:p text:style-name="P1"/>
      <text:p text:style-name="P1"><text:tab/>Unidades Vendidas..........................................................<text:tab/>DOUBLE(10,4)<text:tab/>PP5</text:p>
      <text:p text:style-name="P1"/>
      <text:p text:style-name="P1"><text:tab/>Importe Vendido al PVP....................................................<text:tab/>DOUBLE(10,2)<text:tab/>PP6</text:p>
      <text:p text:style-name="P1"/>
      <text:p text:style-name="P1"><text:tab/>Importe Vendido al Costo.................................................<text:tab/>DOUBLE(10,2)<text:tab/>PP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FICHERO DE ALBARANES (CABECERAS)</text:p>
      <text:p text:style-name="P8"/>
      <text:p text:style-name="P8">ALBACXXXX</text:p>
      <text:p text:style-name="P1"/>
      <text:p text:style-name="P1"/>
      <text:p text:style-name="P1"><text:span text:style-name="T2"><text:tab/>Cgo. Cliente </text:span><text:span text:style-name="T8">...</text:span><text:span text:style-name="T7">..................</text:span>............................................<text:tab/><text:span text:style-name="T2">INT(11)<text:tab/><text:tab/>AC0</text:span></text:p>
      <text:p text:style-name="P1"/>
      <text:p text:style-name="P1"><text:span text:style-name="T2"><text:tab/>Fecha albarán </text:span><text:span text:style-name="T8">.</text:span><text:span text:style-name="T7">........................</text:span>.....................................<text:tab/><text:span text:style-name="T2">DATE<text:tab/><text:tab/><text:tab/>AC1</text:span></text:p>
      <text:p text:style-name="P1"/>
      <text:p text:style-name="P7"><text:tab/>Serie<text:span text:style-name="T10">................................................................................<text:tab/></text:span>CHAR(3)<text:tab/><text:tab/>AC2</text:p>
      <text:p text:style-name="P1"/>
      <text:p text:style-name="P1"><text:span text:style-name="T2"><text:tab/>Nº albarán </text:span>...<text:span text:style-name="T8">.....</text:span>.............................................................<text:tab/><text:span text:style-name="T2">INT(7)<text:tab/><text:tab/><text:tab/>AC3</text:span></text:p>
      <text:p text:style-name="P1"/>
      <text:p text:style-name="P1"><text:tab/>Nº de Líneas....................................................................<text:tab/>INT(4)<text:tab/> <text:tab/><text:tab/>AC4</text:p>
      <text:list xml:id="list7193627339398534626" text:style-name="L1">
        <text:list-header>
          <text:p text:style-name="P23"/>
          <text:p text:style-name="P23">Nº de Artículos.................................................................<text:tab/>DOUBLE(10,2)<text:tab/>AC5</text:p>
        </text:list-header>
      </text:list>
      <text:p text:style-name="P1"/>
      <text:p text:style-name="P1"><text:tab/>Descuento pronto pago...................................................<text:tab/>DOUBLE(5,2) <text:tab/><text:tab/>AC6</text:p>
      <text:p text:style-name="P1"/>
      <text:p text:style-name="P1"><text:tab/>Recargo de equivalencia S/N ..........................................<text:tab/>CHAR(1) <text:tab/><text:tab/>AC7</text:p>
      <text:p text:style-name="P1"/>
      <text:p text:style-name="P1"><text:tab/>Importe del albarán Sin IVA.............................................<text:tab/>DOUBLE(10,2) <text:tab/>AC8</text:p>
      <text:p text:style-name="P1"/>
      <text:p text:style-name="P1"><text:tab/>Importe del albarán Con IVA ...........................................<text:tab/>DOUBLE(10,2)<text:tab/>AC9</text:p>
      <text:p text:style-name="P1"/>
      <text:p text:style-name="P1"><text:tab/>Marcado (S/N).................................................................<text:tab/>CHAR(1)<text:tab/><text:tab/>AC10</text:p>
      <text:p text:style-name="P1"/>
      <text:p text:style-name="P1"><text:tab/>Observaciones Albarán ..................................................<text:tab/>BLOB<text:tab/> <text:tab/><text:tab/>AC11</text:p>
      <text:p text:style-name="P1"/>
      <text:p text:style-name="P1"><text:s text:c="11"/>Pagado (S/N) .......(Default “N”)....................................... <text:s/>CHAR(1) <text:s text:c="19"/>AC12</text:p>
      <text:p text:style-name="P1"/>
      <text:p text:style-name="P1"><text:s text:c="11"/><text:span text:style-name="T31">Generado impreso ………………………………………………. <text:s/>CHAR(1) <text:s text:c="19"/>AC13</text:span></text:p>
      <text:p text:style-name="P1"/>
      <text:p text:style-name="P1"><text:s text:c="11"/><text:span text:style-name="T31">Enviado Email …………………………………………………….. CHAR(1) <text:s text:c="19"/>AC1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CHERO DE ALBARANES (DETALLES)</text:p>
      <text:p text:style-name="P8"/>
      <text:p text:style-name="P8"/>
      <text:p text:style-name="P8">ALBADXXXX</text:p>
      <text:p text:style-name="P2"/>
      <text:p text:style-name="P1"/>
      <text:p text:style-name="P1"/>
      <text:p text:style-name="P1"><text:span text:style-name="T2"><text:tab/>Cgo. Cliente</text:span>...................................................................<text:tab/><text:span text:style-name="T2">INT(11)<text:tab/><text:tab/>AD0</text:span></text:p>
      <text:p text:style-name="P1"/>
      <text:p text:style-name="P1"><text:span text:style-name="T2"><text:tab/>Fecha albarán</text:span>................................................................<text:tab/><text:span text:style-name="T2">DATE<text:tab/><text:tab/><text:tab/>AD1</text:span></text:p>
      <text:p text:style-name="P1"/>
      <text:p text:style-name="P1"><text:span text:style-name="T2"><text:tab/>Serie.</text:span>..............................................................................<text:tab/><text:span text:style-name="T2">CHAR(3)<text:tab/><text:tab/>AD2</text:span></text:p>
      <text:p text:style-name="P1"><text:soft-page-break/></text:p>
      <text:p text:style-name="P1"><text:span text:style-name="T2"><text:tab/>Nº Albarán </text:span><text:span text:style-name="T8">...................................................................<text:tab/></text:span><text:span text:style-name="T2">INT(4)<text:tab/><text:tab/><text:tab/>A</text:span><text:span text:style-name="T3">D3</text:span></text:p>
      <text:p text:style-name="P1"/>
      <text:p text:style-name="P1"><text:span text:style-name="T3"><text:tab/>Nº de linea ….........................</text:span>..................................<text:tab/><text:span text:style-name="T3">INT(10)<text:tab/><text:tab/>AD4</text:span></text:p>
      <text:p text:style-name="P1"/>
      <text:p text:style-name="P1"><text:tab/>Cgo. Artículo....................................................................<text:tab/>CHAR(13)<text:tab/><text:tab/>AD5</text:p>
      <text:p text:style-name="P1"/>
      <text:p text:style-name="P1"><text:tab/>Descripción.......................................................................BLOB<text:tab/><text:tab/><text:tab/>AD6</text:p>
      <text:p text:style-name="P1"/>
      <text:p text:style-name="P1"><text:tab/>Cantidad...........................................................................<text:tab/>DOUBLE(10,2) <text:tab/>AD7</text:p>
      <text:p text:style-name="P1"/>
      <text:p text:style-name="P1"><text:tab/>Precio del artículo (Con Iva) .............................................DOUBLE(10,3) <text:tab/>AD8</text:p>
      <text:p text:style-name="P1"/>
      <text:p text:style-name="P1"><text:tab/>Precio del articulo (Sin Iva)...............................................DOUBLE(10,3) <text:tab/>AD9</text:p>
      <text:p text:style-name="P1"/>
      <text:p text:style-name="P1"><text:tab/>Descuento Lineal..............................................................<text:tab/>DOUBLE(5,3) <text:tab/><text:tab/>AD10</text:p>
      <text:p text:style-name="P1"/>
      <text:p text:style-name="P1"><text:tab/>Importe de la línea (Sin Iva, Con Dto-L).........................<text:tab/>DOUBLE(10,3) <text:tab/>AD11</text:p>
      <text:p text:style-name="P1"/>
      <text:p text:style-name="P1"><text:tab/>% IVA.................................................................................INT(3)<text:tab/> <text:tab/><text:tab/>AD12</text:p>
      <text:p text:style-name="P1"/>
      <text:p text:style-name="P1"><text:tab/>Importe de la línea (Con Iva, Con Dto-L)..........................<text:tab/>DOUBLE(10,3) <text:tab/>AD13</text:p>
      <text:p text:style-name="P1"/>
      <text:p text:style-name="P1"><text:tab/>Código Color / Talla ........................................................<text:tab/>CHAR(23)<text:tab/><text:tab/>AD14</text:p>
      <text:p text:style-name="P1"/>
      <text:p text:style-name="P1"><text:tab/>Tipo de linea .......(A=Artic. E=Envase, L=Lote)...............<text:tab/>CHAR(1) <text:tab/><text:tab/>AD15</text:p>
      <text:p text:style-name="P1"/>
      <text:p text:style-name="P1"><text:tab/>Observaciones de la linea ...............................................<text:tab/>CHAR(100) <text:tab/><text:tab/>AD16</text:p>
      <text:p text:style-name="P1"/>
      <text:p text:style-name="P1"><text:s text:c="12"/>Precio Tarifa del artículo (Con Iva) ... ...............................DOUBLE(10,3) <text:tab/>AD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CHERO DE FACTURAS (CABECERAS)</text:p>
      <text:p text:style-name="P8"/>
      <text:p text:style-name="P8">FACTUCXXXX</text:p>
      <text:p text:style-name="P1"/>
      <text:p text:style-name="P1"/>
      <text:p text:style-name="P1"><text:span text:style-name="T2"><text:tab/>Cgo. Cliente</text:span><text:span text:style-name="T8">......</text:span><text:span text:style-name="T7">..................</text:span>............................................<text:span text:style-name="T2">INT(11)<text:tab/><text:tab/>FC0</text:span></text:p>
      <text:p text:style-name="P1"/>
      <text:p text:style-name="P1"><text:span text:style-name="T2"><text:tab/>Fecha factura</text:span><text:span text:style-name="T8">....</text:span><text:span text:style-name="T7">........................</text:span>.....................................<text:tab/><text:span text:style-name="T2">DATE<text:tab/><text:tab/><text:tab/>FC1</text:span></text:p>
      <text:p text:style-name="P1"/>
      <text:p text:style-name="P7"><text:tab/>Serie<text:span text:style-name="T10">.................................................................................</text:span>CHAR(3)<text:tab/><text:tab/>FC2</text:p>
      <text:p text:style-name="P1"/>
      <text:p text:style-name="P1"><text:span text:style-name="T2"><text:tab/>Nº factura.</text:span>......<text:span text:style-name="T8">.....</text:span>...........................................................<text:span text:style-name="T2">INT(7)<text:tab/><text:tab/>FC3</text:span></text:p>
      <text:p text:style-name="P1"><text:soft-page-break/></text:p>
      <text:p text:style-name="P1"><text:tab/>Nº de Líneas.....................................................................<text:tab/>INT(4)<text:tab/> <text:tab/><text:tab/>FC4</text:p>
      <text:p text:style-name="P1"/>
      <text:p text:style-name="P1"><text:tab/>Nº de Artículos.................................................................<text:tab/>DOUBLE(10,2)<text:tab/>FC5</text:p>
      <text:p text:style-name="P1"/>
      <text:p text:style-name="P1"><text:tab/>Descuento pronto pago...................................................<text:tab/>DOUBLE(5,2) <text:tab/><text:tab/>FC6</text:p>
      <text:p text:style-name="P1"/>
      <text:p text:style-name="P1"><text:tab/>Recargo de equivalencia S/N ..........................................<text:tab/>CHAR(1) <text:tab/><text:tab/>FC7</text:p>
      <text:p text:style-name="P1"/>
      <text:p text:style-name="P1"><text:tab/>Importe de la factura Sin IVA..........................................<text:tab/>DOUBLE(10,2) <text:tab/>FC8</text:p>
      <text:p text:style-name="P1"/>
      <text:p text:style-name="P1"><text:tab/>Importe de la factura Con IVA ........................................<text:tab/>DOUBLE(10,2)<text:tab/>FC9</text:p>
      <text:p text:style-name="P1"/>
      <text:p text:style-name="P1"><text:tab/>Marcado (S/N).................................................................<text:tab/>CHAR(1)<text:tab/><text:tab/>FC10</text:p>
      <text:p text:style-name="P1"/>
      <text:p text:style-name="P1"><text:tab/>Fecha 1º Vto. ...................................................................<text:tab/>DATE<text:tab/><text:tab/><text:tab/>FC11</text:p>
      <text:p text:style-name="P1"><text:tab/>Importe 1º Vto. ................................................................<text:tab/>DOUBLE(10,3) <text:tab/>FC12</text:p>
      <text:p text:style-name="P1"/>
      <text:p text:style-name="P1"><text:tab/>Fecha 2º Vto. ...................................................................<text:tab/>DATE<text:tab/><text:tab/><text:tab/>FC13</text:p>
      <text:p text:style-name="P1"><text:tab/>Importe 2º Vto. ................................................................<text:tab/>DOUBLE(10,3) <text:tab/>FC14</text:p>
      <text:p text:style-name="P1"/>
      <text:p text:style-name="P1"><text:tab/>Fecha 3º Vto. ...................................................................<text:tab/>DATE<text:tab/><text:tab/><text:tab/>FC15</text:p>
      <text:p text:style-name="P1"><text:tab/>Importe 3º Vto. ...............................................................<text:tab/>DOUBLE(10,3) <text:tab/>FC16</text:p>
      <text:p text:style-name="P1"/>
      <text:p text:style-name="P1"><text:tab/>Fecha 4º Vto. ...................................................................<text:tab/>DATE<text:tab/><text:tab/><text:tab/>FC17</text:p>
      <text:p text:style-name="P1"><text:tab/>Importe 4º Vto. ................................................................<text:tab/>DOUBLE(10,3) <text:tab/>FC18</text:p>
      <text:p text:style-name="P1"/>
      <text:p text:style-name="P1"><text:tab/>Observaciones Factura ....................................................<text:tab/>BLOB<text:tab/> <text:tab/><text:tab/>FC19</text:p>
      <text:p text:style-name="P1"/>
      <text:p text:style-name="P1"><text:tab/>Factura rectificativa (S/N)................................................<text:tab/>CHAR(1)<text:tab/><text:tab/>FC20</text:p>
      <text:p text:style-name="P1"/>
      <text:p text:style-name="P13"><text:tab/>Estado (I/C/A)................................................................... CHAR(1) <text:s text:c="19"/>FC21</text:p>
      <text:p text:style-name="P13"><text:line-break/><text:tab/>Fecha traspaso contabilidad ............................................ DATE <text:s text:c="24"/>FC22</text:p>
      <text:p text:style-name="P13"/>
      <text:p text:style-name="P19"><text:s text:c="11"/>Pagado (S/N) .................................................................. <text:s/>CHAR(1) <text:s text:c="20"/>FC23</text:p>
      <text:p text:style-name="P19"/>
      <text:p text:style-name="P26"><text:s text:c="11"/><text:span text:style-name="T28">CIF Cliente ………………………………………………………… <text:s/>CHAR(15) <text:s text:c="18"/>FC24</text:span></text:p>
      <text:p text:style-name="P26"/>
      <text:p text:style-name="P24"><text:s text:c="11"/><text:span text:style-name="T31">Generado impreso ………………………………………………. <text:s/>CHAR(1) <text:s text:c="19"/>FC25</text:span></text:p>
      <text:p text:style-name="P24"/>
      <text:p text:style-name="P24"><text:s text:c="11"/><text:span text:style-name="T31">Enviado Email …………………………………………………….. CHAR(1) <text:s text:c="19"/>FC26</text:span></text:p>
      <text:p text:style-name="P26"><text:line-break/></text:p>
      <text:p text:style-name="P13"><text:tab/>Tipo de estado: I=Impreso, C=Cerrado, A=Anula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CHERO DE FACTURAS (DETALLES)</text:p>
      <text:p text:style-name="P8"/>
      <text:p text:style-name="P8"/>
      <text:p text:style-name="P8">FACTUDXXXX</text:p>
      <text:p text:style-name="P2"/>
      <text:p text:style-name="P1"/>
      <text:p text:style-name="P1"><text:soft-page-break/></text:p>
      <text:p text:style-name="P1"><text:span text:style-name="T2"><text:tab/>Cgo. Cliente</text:span>...................................................................<text:tab/><text:span text:style-name="T2">INT(11)<text:tab/><text:tab/>FD0</text:span></text:p>
      <text:p text:style-name="P1"/>
      <text:p text:style-name="P1"><text:span text:style-name="T2"><text:tab/>Fecha factura</text:span>................................................................<text:tab/><text:span text:style-name="T2">DATE<text:tab/><text:tab/><text:tab/>FD1</text:span></text:p>
      <text:p text:style-name="P1"/>
      <text:p text:style-name="P1"><text:span text:style-name="T2"><text:tab/>Serie.</text:span>..............................................................................<text:tab/><text:span text:style-name="T2">CHAR(3)<text:tab/><text:tab/>FD2</text:span></text:p>
      <text:p text:style-name="P1"/>
      <text:p text:style-name="P1"><text:span text:style-name="T2"><text:tab/>Nº Factura</text:span><text:span text:style-name="T8">......................................................................<text:tab/></text:span><text:span text:style-name="T2">INT(4)<text:tab/><text:tab/><text:tab/></text:span><text:span text:style-name="T3">FD3</text:span></text:p>
      <text:p text:style-name="P1"/>
      <text:p text:style-name="P1"><text:span text:style-name="T3"><text:tab/>Nº de linea </text:span><text:span text:style-name="T10"><text:s/>….............................</text:span>...................................<text:tab/><text:span text:style-name="T3">INT(10)<text:tab/><text:tab/>FD4</text:span></text:p>
      <text:p text:style-name="P1"/>
      <text:p text:style-name="P1"><text:tab/>Cgo. Artículo....................................................................<text:tab/>CHAR(13)<text:tab/><text:tab/>FD5</text:p>
      <text:p text:style-name="P1"/>
      <text:p text:style-name="P1"><text:tab/>Descripción.......................................................................BLOB<text:tab/><text:tab/><text:tab/>FD6</text:p>
      <text:p text:style-name="P1"/>
      <text:p text:style-name="P1"><text:tab/>Cantidad...........................................................................<text:tab/>DOUBLE(10,2) <text:tab/>FD7</text:p>
      <text:p text:style-name="P1"/>
      <text:p text:style-name="P1"><text:tab/>Precio del artículo (Con Iva) .............................................DOUBLE(10,3) <text:tab/>FD8</text:p>
      <text:p text:style-name="P1"/>
      <text:p text:style-name="P1"><text:tab/>Precio del articulo (Sin Iva)...............................................DOUBLE(10,3) <text:tab/>FD9</text:p>
      <text:p text:style-name="P1"/>
      <text:p text:style-name="P1"><text:tab/>Descuento Lineal..............................................................<text:tab/>DOUBLE(5,3) <text:tab/><text:tab/>FD10</text:p>
      <text:p text:style-name="P1"/>
      <text:p text:style-name="P1"><text:tab/>Importe de la línea (Sin Iva, Con Dto-L).........................<text:tab/>DOUBLE(10,3) <text:tab/>FD11</text:p>
      <text:p text:style-name="P1"/>
      <text:p text:style-name="P1"><text:tab/>% IVA.................................................................................INT(3)<text:tab/> <text:tab/><text:tab/>FD12</text:p>
      <text:p text:style-name="P1"/>
      <text:p text:style-name="P1"><text:tab/>Importe de la línea (Con Iva, Con Dto-L)..........................<text:tab/>DOUBLE(10,3) <text:tab/>FD13</text:p>
      <text:p text:style-name="P1"/>
      <text:p text:style-name="P1"><text:tab/>Código Color / Talla ........................................................<text:tab/>CHAR(23)<text:tab/><text:tab/>FD14</text:p>
      <text:p text:style-name="P1"/>
      <text:p text:style-name="P1"><text:tab/>Tipo de linea .......(A=Artic. E=Envase, L=Lote)...............<text:tab/>CHAR(1) <text:tab/><text:tab/>FD15</text:p>
      <text:p text:style-name="P1"/>
      <text:p text:style-name="P1"><text:tab/>Observaciones Factura......................................................CHAR(100) <text:tab/><text:tab/>FD16</text:p>
      <text:p text:style-name="P1"/>
      <text:p text:style-name="P1"><text:s text:c="12"/>Precio Tarifa del artículo (Con Iva) ... ...............................DOUBLE(10,3) <text:tab/>FD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CHERO DE FACTURAS RECTIFICATIVAS</text:p>
      <text:p text:style-name="P8"/>
      <text:p text:style-name="P8"/>
      <text:p text:style-name="P8"/>
      <text:p text:style-name="P8">FACTURECTXXXX</text:p>
      <text:p text:style-name="P1"/>
      <text:p text:style-name="P1"/>
      <text:p text:style-name="P1"><text:soft-page-break/></text:p>
      <text:p text:style-name="P1"/>
      <text:p text:style-name="P1"><text:span text:style-name="T2"><text:tab/>Cgo. Cliente</text:span><text:span text:style-name="T8">......</text:span><text:span text:style-name="T7">..................</text:span>............................................<text:span text:style-name="T2">INT(11)<text:tab/><text:tab/>FR0</text:span></text:p>
      <text:p text:style-name="P1"/>
      <text:p text:style-name="P1"><text:span text:style-name="T2"><text:tab/>Fecha factura</text:span><text:span text:style-name="T8">....</text:span><text:span text:style-name="T7">........................</text:span>.....................................<text:tab/><text:span text:style-name="T2">DATE<text:tab/><text:tab/><text:tab/>FR1</text:span></text:p>
      <text:p text:style-name="P1"/>
      <text:p text:style-name="P7"><text:tab/>Serie<text:span text:style-name="T10">.................................................................................</text:span>CHAR(3)<text:tab/><text:tab/>FR2</text:p>
      <text:p text:style-name="P1"/>
      <text:p text:style-name="P1"><text:span text:style-name="T2"><text:tab/>Nº factura.</text:span>......<text:span text:style-name="T8">.....</text:span>...........................................................<text:span text:style-name="T2">INT(7)<text:tab/><text:tab/>FR3</text:span></text:p>
      <text:p text:style-name="P1"/>
      <text:p text:style-name="P6"/>
      <text:p text:style-name="P13"><text:tab/>Fecha factura a la que rectifica.......................................<text:tab/>DATE<text:tab/><text:tab/><text:tab/>FR4</text:p>
      <text:p text:style-name="P13"/>
      <text:p text:style-name="P13"><text:tab/>Serie factura a la que rectifica........................................<text:tab/>CHAR(3)<text:tab/><text:tab/>FR5</text:p>
      <text:p text:style-name="P13"/>
      <text:p text:style-name="P13"><text:tab/>Nº factura al que rectifica...............................................<text:tab/>INT(7)<text:tab/><text:tab/><text:tab/>FR6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2">E<text:span text:style-name="T3">NVASES ASOCIADOS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NVAS</text:p>
      <text:p text:style-name="P1"/>
      <text:p text:style-name="P1"/>
      <text:p text:style-name="P1"/>
      <text:p text:style-name="P1"/>
      <text:p text:style-name="P1"/>
      <text:p text:style-name="P1"><text:span text:style-name="T2"><text:tab/>Cgo. Envase </text:span><text:span text:style-name="T8">........</text:span><text:span text:style-name="T7">..</text:span>.......................................................<text:tab/><text:span text:style-name="T3">CHAR(13)</text:span><text:tab/><text:tab/><text:span text:style-name="T2">EN0</text:span></text:p>
      <text:p text:style-name="P1"/>
      <text:p text:style-name="P1"><text:tab/>Descripción.....................................................................<text:tab/>CHAR(50)<text:tab/><text:tab/>EN1</text:p>
      <text:p text:style-name="P1"/>
      <text:p text:style-name="P1"><text:tab/>Costo ..............................................................................<text:tab/>DOUBLE(10,3)<text:tab/>EN2</text:p>
      <text:p text:style-name="P1"/>
      <text:p text:style-name="P1"><text:tab/>% Margen ........................................................................<text:tab/>DOUBLE(10,3)<text:tab/>EN3</text:p>
      <text:p text:style-name="P1"/>
      <text:p text:style-name="P1"><text:tab/>Precio venta sin iva .........................................................<text:tab/>DOUBLE(10,3)<text:tab/>EN4</text:p>
      <text:p text:style-name="P1"/>
      <text:p text:style-name="P1"><text:tab/>IVA ...................................................................................<text:tab/>INT (3)<text:tab/><text:tab/><text:tab/>EN5</text:p>
      <text:p text:style-name="P1"/>
      <text:p text:style-name="P1"><text:tab/>Precio PVP .......................................................................<text:tab/>DOUBLE(10,3)<text:tab/>EN6</text:p>
      <text:p text:style-name="P1"/>
      <text:p text:style-name="P1"><text:tab/>Stock Actual ...................................................................<text:tab/>INT(10)<text:tab/><text:tab/>EN7</text:p>
      <text:p text:style-name="P1"/>
      <text:p text:style-name="P1"><text:tab/>Stock <text:span text:style-name="T12">Mínimo</text:span> .................................................................<text:tab/>INT(10)<text:tab/><text:tab/>EN8</text:p>
      <text:p text:style-name="P1"/>
      <text:p text:style-name="P1"><text:tab/>Stock <text:span text:style-name="T12">Máximo </text:span>.................................................................<text:tab/>INT (10)<text:tab/><text:tab/>EN9</text:p>
      <text:p text:style-name="P1"/>
      <text:p text:style-name="P1"><text:tab/>Unidades por articulo .....................................................<text:tab/>INT (10)<text:tab/><text:tab/>EN10</text:p>
      <text:p text:style-name="P1"/>
      <text:p text:style-name="P1"><text:tab/>Fecha ult. compra ............................................................<text:tab/>DATE<text:tab/><text:tab/><text:tab/>EN11</text:p>
      <text:p text:style-name="P1"/>
      <text:p text:style-name="P1"><text:tab/>Fecha ult. venta ...............................................................<text:tab/>DATE<text:tab/><text:tab/><text:tab/>EN12</text:p>
      <text:p text:style-name="P1"/>
      <text:p text:style-name="P1"><text:tab/>Cgo. Proveedor ................................................................<text:tab/>INT(11)<text:tab/><text:tab/>EN1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PRECIOS DE TARIFAS</text:p>
      <text:p text:style-name="P8"/>
      <text:p text:style-name="P8"/>
      <text:p text:style-name="P8"/>
      <text:p text:style-name="P8"/>
      <text:p text:style-name="P8">TARIFAS</text:p>
      <text:p text:style-name="P8"/>
      <text:p text:style-name="P1"><text:soft-page-break/></text:p>
      <text:p text:style-name="P1"/>
      <text:p text:style-name="P1"/>
      <text:p text:style-name="P1"/>
      <text:p text:style-name="P1"><text:span text:style-name="T2"><text:tab/>Código Artículo </text:span>...........................................................<text:tab/>CHAR(13)<text:span text:style-name="T2"><text:tab/><text:tab/>TAR0</text:span></text:p>
      <text:p text:style-name="P1"/>
      <text:p text:style-name="P1"/>
      <text:p text:style-name="P1"/>
      <text:p text:style-name="P1"><text:tab/>% Margen sobre costo 1..................................................<text:tab/>DOUBLE(8,3)<text:tab/><text:tab/>TAR1</text:p>
      <text:p text:style-name="P1"/>
      <text:p text:style-name="P1"/>
      <text:p text:style-name="P1"><text:tab/>Precio Tarifa 1..................................................................<text:tab/>DOUBLE(10,3)<text:tab/>TAR2</text:p>
      <text:p text:style-name="P1"/>
      <text:p text:style-name="P1"/>
      <text:p text:style-name="P1"><text:tab/>% Margen sobre costo 2..................................................<text:tab/>DOUBLE(8,3)<text:tab/><text:tab/>TAR3</text:p>
      <text:p text:style-name="P1"/>
      <text:p text:style-name="P1"/>
      <text:p text:style-name="P1"><text:tab/>Precio Tarifa 2..................................................................<text:tab/>DOUBLE(10,3)<text:tab/>TAR4</text:p>
      <text:p text:style-name="P1"/>
      <text:p text:style-name="P1"/>
      <text:p text:style-name="P1"><text:tab/>% Margen sobre costo 3.................................................<text:tab/>DOUBLE(8,3)<text:tab/><text:tab/>TAR5</text:p>
      <text:p text:style-name="P1"/>
      <text:p text:style-name="P1"/>
      <text:p text:style-name="P1"><text:tab/>Precio Tarifa 3..................................................................<text:tab/>DOUBLE(10,3)<text:tab/>TAR6</text:p>
      <text:p text:style-name="P13"/>
      <text:p text:style-name="P13"/>
      <text:p text:style-name="P13"><text:tab/>Pvp Tarifa 1.....................................................................<text:tab/>DOUBLE(10,2)<text:tab/>TAR7</text:p>
      <text:p text:style-name="P13"/>
      <text:p text:style-name="P13"/>
      <text:p text:style-name="P13"><text:tab/>Pvp Tarifa 2.....................................................................<text:tab/>DOUBLE(10,2)<text:tab/>TAR8</text:p>
      <text:p text:style-name="P13"/>
      <text:p text:style-name="P13"/>
      <text:p text:style-name="P13"><text:tab/>Pvp Tarifa 3.....................................................................<text:tab/>DOUBLE(10,2)<text:tab/>TAR9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8">FICHERO PARA GUARDAR LAS ULTIMAS COMPRAS DE ARTICULOS PEDIDOS</text:p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ULTIMOPEDIXXXX</text:p>
      <text:p text:style-name="P2"/>
      <text:p text:style-name="P1"/>
      <text:p text:style-name="P1"/>
      <text:p text:style-name="P1"/>
      <text:p text:style-name="P1"/>
      <text:p text:style-name="P1"/>
      <text:p text:style-name="P1"><text:span text:style-name="T2"><text:tab/>Código artículo</text:span>...............................................................<text:span text:style-name="T2">CHAR(13) <text:tab/><text:tab/>AP0</text:span></text:p>
      <text:p text:style-name="P1"/>
      <text:p text:style-name="P1"/>
      <text:p text:style-name="P1"><text:tab/><text:span text:style-name="T3">Fecha Último Pedido</text:span>....................................................<text:tab/><text:span text:style-name="T3">DATE</text:span><text:tab/><text:tab/><text:tab/><text:span text:style-name="T3">AP1</text:span></text:p>
      <text:p text:style-name="P1"/>
      <text:p text:style-name="P1"/>
      <text:p text:style-name="P1"><text:tab/>Código Proveedor.............................................................<text:tab/>INT(11)<text:tab/><text:tab/>AP2</text:p>
      <text:p text:style-name="P1"/>
      <text:p text:style-name="P1"/>
      <text:p text:style-name="P1"><text:tab/>Unidades compradas........................................................<text:tab/>DOUBLE(10,2)<text:tab/>AP3</text:p>
      <text:p text:style-name="P1"/>
      <text:p text:style-name="P1"/>
      <text:p text:style-name="P1"><text:tab/>Precio de Costo.................................................................DOUBLE(10,2)<text:tab/>AP4</text:p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8">FICHERO DE USUARIOS</text:p>
      <text:p text:style-name="P8"/>
      <text:p text:style-name="P8"/>
      <text:p text:style-name="P8"/>
      <text:p text:style-name="P8"/>
      <text:p text:style-name="P8">USUARIOSXXXX</text:p>
      <text:p text:style-name="P8"/>
      <text:p text:style-name="P1"><text:soft-page-break/></text:p>
      <text:p text:style-name="P1"/>
      <text:p text:style-name="P1"/>
      <text:p text:style-name="P1"/>
      <text:p text:style-name="P1"><text:span text:style-name="T2"><text:tab/>Código usuario</text:span>........................................................................<text:tab/>INT(4)<text:span text:style-name="T2"> <text:tab/><text:tab/>USU0</text:span></text:p>
      <text:p text:style-name="P1"/>
      <text:p text:style-name="P1"><text:tab/>Nombre .....................................................................................<text:tab/>CHAR(50)<text:tab/>USU1</text:p>
      <text:p text:style-name="P1"/>
      <text:p text:style-name="P1"><text:tab/>Dirección...................................................................................<text:tab/>CHAR(50) <text:tab/>USU2</text:p>
      <text:p text:style-name="P1"/>
      <text:p text:style-name="P1"><text:tab/>Localidad...................................................................................<text:tab/>CHAR(50) <text:tab/>USU3</text:p>
      <text:p text:style-name="P1"/>
      <text:p text:style-name="P1"><text:tab/>Cgo. Postal.................................................................................<text:tab/>CHAR(6)<text:tab/>USU4</text:p>
      <text:p text:style-name="P1"/>
      <text:p text:style-name="P1"><text:tab/>Provincia.................................................................................... <text:s/><text:tab/>CHAR(50)<text:tab/>USU5</text:p>
      <text:p text:style-name="P1"/>
      <text:p text:style-name="P1"><text:tab/>Teléfono.................................................................................... <text:s/><text:tab/>CHAR(20)<text:tab/>USU6</text:p>
      <text:p text:style-name="P1"/>
      <text:p text:style-name="P1"><text:tab/>N.I.F.......................................................................................... <text:s/><text:tab/>CHAR(20)<text:tab/>USU7</text:p>
      <text:p text:style-name="P1"/>
      <text:p text:style-name="P1"><text:tab/>E-Mail ...................................................................................... <text:s/><text:tab/>CHAR(50)<text:tab/>USU8</text:p>
      <text:p text:style-name="P1"/>
      <text:p text:style-name="P1"><text:tab/>Usuario ...................................................................................... <text:tab/>CHAR(8)<text:tab/>USU9</text:p>
      <text:p text:style-name="P1"/>
      <text:p text:style-name="P1"><text:tab/>Clave de acceso ....................................................................... <text:tab/>CHAR(8)<text:tab/>USU10</text:p>
      <text:p text:style-name="P1"/>
      <text:p text:style-name="P1"><text:tab/>Rol de acceso ............................................................................ <text:tab/>INT(2)<text:tab/><text:tab/>USU11</text:p>
      <text:p text:style-name="P1"/>
      <text:p text:style-name="P1"><text:tab/>Observaciones ........................................................................... <text:tab/>BLOB<text:tab/><text:tab/>USU12</text:p>
      <text:p text:style-name="P1"/>
      <text:p text:style-name="P1"><text:tab/>Imagen / Foto ........................................................................... <text:tab/>CHAR(150)<text:tab/>USU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8">ESTADISTICAS DE USUARIOS</text:p>
      <text:p text:style-name="P2"/>
      <text:p text:style-name="P2"/>
      <text:p text:style-name="P2"><text:soft-page-break/></text:p>
      <text:p text:style-name="P8">ESTAUSUXXXX</text:p>
      <text:p text:style-name="P1"/>
      <text:p text:style-name="P1"/>
      <text:p text:style-name="P1"/>
      <text:p text:style-name="P1"/>
      <text:p text:style-name="P1"><text:span text:style-name="T2"><text:tab/>Código usuarios</text:span>............................................................<text:tab/><text:span text:style-name="T3">INT(4)</text:span><text:span text:style-name="T2"> <text:tab/><text:tab/>TUSU0</text:span></text:p>
      <text:p text:style-name="P1"/>
      <text:p text:style-name="P1"><text:span text:style-name="T2"><text:tab/>N. de Año </text:span>.....................................................................<text:tab/><text:span text:style-name="T3">INT(4)</text:span><text:span text:style-name="T2"> <text:tab/><text:tab/>TUSU1</text:span></text:p>
      <text:p text:style-name="P1"/>
      <text:p text:style-name="P1"><text:span text:style-name="T2"><text:tab/>Mes...</text:span>.............................................................................<text:tab/><text:span text:style-name="T3">INT(2)</text:span><text:span text:style-name="T2"> <text:tab/><text:tab/>TUSU2</text:span></text:p>
      <text:p text:style-name="P1"/>
      <text:p text:style-name="P1"><text:tab/>Unidades Compradas.......................................................<text:tab/>DOUBLE(10,2)<text:tab/>TUSU3</text:p>
      <text:p text:style-name="P1"/>
      <text:p text:style-name="P1"><text:tab/>Importe Comprado...........................................................<text:tab/>DOUBLE(10,2)<text:tab/>TUSU4</text:p>
      <text:p text:style-name="P1"/>
      <text:p text:style-name="P1"><text:tab/>Unidades Vendidas...........................................................<text:tab/>DOUBLE(10,4)<text:tab/>TUSU5</text:p>
      <text:p text:style-name="P1"/>
      <text:p text:style-name="P1"><text:tab/>Importe Vendido al PVP.....................................................<text:tab/>DOUBLE(10,2)<text:tab/>TUSU6</text:p>
      <text:p text:style-name="P1"/>
      <text:p text:style-name="P1"><text:tab/>Importe Vendido al Costo.................................................<text:tab/>DOUBLE(10,2)<text:tab/>TUSU7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8"/>
      <text:p text:style-name="P8">FORMAS DE PAGO</text:p>
      <text:p text:style-name="P8"/>
      <text:p text:style-name="P8"/>
      <text:p text:style-name="P8"/>
      <text:p text:style-name="P8"/>
      <text:p text:style-name="P8">FORMAPAGO</text:p>
      <text:p text:style-name="P8"/>
      <text:p text:style-name="P8"/>
      <text:p text:style-name="P1"/>
      <text:p text:style-name="P1"/>
      <text:p text:style-name="P1"/>
      <text:p text:style-name="P1"><text:span text:style-name="T2"><text:tab/>Código Pago</text:span>............................................................................<text:tab/>INT(4)<text:span text:style-name="T2"><text:tab/><text:tab/>FPA0</text:span></text:p>
      <text:p text:style-name="P1"/>
      <text:p text:style-name="P1"/>
      <text:p text:style-name="P1"/>
      <text:p text:style-name="P1"><text:tab/>Descripción...............................................................................<text:tab/>CHAR(50)<text:tab/>FPA1</text:p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8">FICHERO DE AUTORES / FABRICANTES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AUTOFABRI</text:p>
      <text:p text:style-name="P8"/>
      <text:p text:style-name="P1"/>
      <text:p text:style-name="P1"/>
      <text:p text:style-name="P1"/>
      <text:p text:style-name="P1"/>
      <text:p text:style-name="P1"/>
      <text:p text:style-name="P1"><text:span text:style-name="T2"><text:tab/>Código fabricante </text:span>................................................................<text:tab/><text:span text:style-name="T2">INT(4)<text:tab/> <text:tab/>AUT0</text:span></text:p>
      <text:p text:style-name="P1"/>
      <text:p text:style-name="P1"/>
      <text:p text:style-name="P1"><text:tab/>Nombre ....................................................................................<text:tab/>CHAR(50)<text:tab/>AUT1</text:p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SERIES DE FACTURAS/ALBARANES/TICKETS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SERIESFACT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<text:tab/>Serie </text:span><text:span text:style-name="T8">........................</text:span><text:span text:style-name="T7">..</text:span>...............................................................<text:tab/><text:span text:style-name="T3">CHAR(3)</text:span><text:tab/><text:span text:style-name="T2">SF0</text:span></text:p>
      <text:p text:style-name="P1"/>
      <text:p text:style-name="P1"/>
      <text:p text:style-name="P1"><text:tab/>Descripción..............................................................................<text:tab/>CHAR(50)<text:tab/>SF1</text:p>
      <text:p text:style-name="P1"/>
      <text:p text:style-name="P1"/>
      <text:p text:style-name="P1"><text:tab/>N. Facturas ...............................................................................<text:tab/>INT (7)<text:tab/><text:tab/>SF2</text:p>
      <text:p text:style-name="P1"/>
      <text:p text:style-name="P1"/>
      <text:p text:style-name="P1"><text:tab/>N. Albaranes .............................................................................<text:tab/>INT (7)<text:tab/><text:tab/>SF3</text:p>
      <text:p text:style-name="P1"/>
      <text:p text:style-name="P1"/>
      <text:p text:style-name="P1"><text:tab/>N. Tickets ..................................................................................<text:tab/>INT (7)<text:tab/><text:tab/>SF4</text:p>
      <text:p text:style-name="P1"/>
      <text:p text:style-name="P1"/>
      <text:p text:style-name="P1"><text:tab/>Tipo de serie N=Normal / E=Especial .......................................<text:tab/>CHAR (1)<text:tab/>SF5</text:p>
      <text:p text:style-name="P13"/>
      <text:p text:style-name="P15"/>
      <text:p text:style-name="P15"><text:tab/>N. Presupuesto ...........................................................................<text:tab/>INT (7)<text:tab/><text:tab/>SF6</text:p>
      <text:p text:style-name="P15"/>
      <text:p text:style-name="P15"/>
      <text:p text:style-name="P15"><text:tab/>N. Pedido ....................................................................................<text:tab/>INT (7)<text:tab/><text:tab/>SF7</text:p>
      <text:p text:style-name="P15"/>
      <text:p text:style-name="P15"/>
      <text:p text:style-name="P15"><text:tab/>N. Proforma ...............................................................................<text:tab/>INT (7)<text:tab/><text:tab/>SF8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1"/>
      <text:p text:style-name="P1"/>
      <text:p text:style-name="P1"/>
      <text:p text:style-name="P8">FICHERO DE VENTAS</text:p>
      <text:p text:style-name="P1"/>
      <text:p text:style-name="P1"/>
      <text:p text:style-name="P1"/>
      <text:p text:style-name="P8">VENTASXXXX+Puesto X</text:p>
      <text:p text:style-name="P1"/>
      <text:p text:style-name="P1"><text:soft-page-break/></text:p>
      <text:p text:style-name="P1"/>
      <text:p text:style-name="P1"/>
      <text:p text:style-name="P1"/>
      <text:p text:style-name="P1"><text:tab/><text:span text:style-name="T3">N.Ticket</text:span> ......................(de momento a 0)....................<text:tab/><text:span text:style-name="T3">INT(5)</text:span><text:tab/><text:tab/> <text:tab/><text:span text:style-name="T3">V0</text:span></text:p>
      <text:p text:style-name="P1"/>
      <text:p text:style-name="P1"><text:span text:style-name="T2"><text:tab/></text:span><text:bookmark-start text:name="DDE_LINK1"/><text:span text:style-name="T2">N.Ticket 1</text:span><text:span text:style-name="T10"> .....................................................................<text:tab/></text:span><text:span text:style-name="T2">INT(4)<text:tab/> <text:tab/><text:tab/>V1</text:span><text:bookmark-end text:name="DDE_LINK1"/></text:p>
      <text:p text:style-name="P6"/>
      <text:p text:style-name="P1"><text:span text:style-name="T2"><text:tab/>Nº de línea </text:span>…..…...........................................................<text:tab/><text:span text:style-name="T2">INT(5)<text:tab/><text:tab/><text:tab/>V2</text:span> </text:p>
      <text:p text:style-name="P1"/>
      <text:p text:style-name="P1"><text:span text:style-name="T2"><text:tab/></text:span><text:span text:style-name="T10">Código artículo ….............................................................<text:tab/>CHAR(13) <text:tab/><text:tab/>V3</text:span></text:p>
      <text:p text:style-name="P1"/>
      <text:p text:style-name="P1"><text:tab/>Descripción......................................................................<text:tab/>CHAR(50)<text:tab/> <text:tab/>V4</text:p>
      <text:p text:style-name="P1"/>
      <text:p text:style-name="P1"><text:tab/>Unidades..........................................................................<text:tab/>DOUBLE(10,3)<text:tab/>V5</text:p>
      <text:p text:style-name="P1"/>
      <text:p text:style-name="P1"><text:tab/>P.V.P. ................................................................................<text:tab/>DOUBLE(10,2) <text:tab/>V6</text:p>
      <text:p text:style-name="P1"/>
      <text:p text:style-name="P1"><text:tab/>Precio sin IVA ..................................................................<text:tab/>DOUBLE(10,2) <text:tab/>V7</text:p>
      <text:p text:style-name="P1"/>
      <text:p text:style-name="P1"><text:tab/>Descuento........................................................................<text:tab/>DOUBLE(10,2)<text:tab/>V8</text:p>
      <text:p text:style-name="P1"/>
      <text:p text:style-name="P1"><text:tab/>Importe............................................................................<text:tab/>DOUBLE(10,2) <text:tab/>V9</text:p>
      <text:p text:style-name="P1"/>
      <text:p text:style-name="P1"><text:tab/>Tipo de iva ......................................................................<text:tab/>INT(3)<text:tab/> <text:tab/><text:tab/>V10</text:p>
      <text:p text:style-name="P1"/>
      <text:p text:style-name="P1"><text:tab/>Total Linea ......................................................................<text:tab/>DOUBLE(10,2) <text:tab/>V11</text:p>
      <text:p text:style-name="P1"/>
      <text:p text:style-name="P13"><text:tab/>Cgo. <text:s/>Cliente..................................................................<text:tab/>INT(11)<text:tab/><text:tab/>V12</text:p>
      <text:p text:style-name="P1"/>
      <text:p text:style-name="P1"><text:tab/>Marcada (S/N) ...............................................................<text:tab/>CHAR(1)<text:tab/> <text:tab/>V13</text:p>
      <text:p text:style-name="P1"/>
      <text:p text:style-name="P1"/>
      <text:p text:style-name="P7"><text:tab/>DE MOMENTO HASTA AQUI</text:p>
      <text:p text:style-name="P1"/>
      <text:p text:style-name="P1"><text:tab/>Código Color/Talla ...........................................................<text:tab/>CHAR(23) <text:tab/><text:tab/>V15</text:p>
      <text:p text:style-name="P1"/>
      <text:p text:style-name="P1"><text:tab/>Tipo de linea .......(A=Artic. E=Envase, L=Lote)..............<text:tab/>CHAR(1) <text:tab/><text:tab/>V16</text:p>
      <text:p text:style-name="P1"/>
      <text:p text:style-name="P1"><text:tab/>Marca 1 (S/N) .......... (pagar una linea) ...........................<text:tab/>CHAR(1)<text:tab/> <text:tab/>V17</text:p>
      <text:p text:style-name="P1"/>
      <text:p text:style-name="P1"><text:tab/>Unidades a pagar de la linea ...........................................<text:tab/>DOUBLE(5,2)<text:tab/><text:tab/>V18</text:p>
      <text:p text:style-name="P1"/>
      <text:p text:style-name="P1"><text:tab/>Marca 2 (S/N) ........... (Enviado a cocina) ........................<text:tab/>CHAR(1)<text:tab/> <text:tab/>V19</text:p>
      <text:p text:style-name="P1"/>
      <text:p text:style-name="P1"><text:tab/>Marca 3 (S/N) ... (N=Normal, O=Oferta, <text:s/>D=Dto.Neto) ...<text:tab/>CHAR(1)<text:tab/> <text:tab/>V20</text:p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8">HISTORICO DE OPERACIONES (CABECERAS)</text:p>
      <text:p text:style-name="P8"/>
      <text:p text:style-name="P8"/>
      <text:p text:style-name="P8"/>
      <text:p text:style-name="P8">HISOPCCxxxx</text:p>
      <text:p text:style-name="P8"/>
      <text:p text:style-name="P1"/>
      <text:p text:style-name="P1"><text:soft-page-break/></text:p>
      <text:p text:style-name="P1"/>
      <text:p text:style-name="P11"/>
      <text:p text:style-name="P1"><text:span text:style-name="T2"><text:tab/>Fecha de la operación </text:span>................................................<text:tab/><text:span text:style-name="T2">DATE <text:tab/><text:tab/><text:tab/>HO0</text:span></text:p>
      <text:p text:style-name="P1"/>
      <text:p text:style-name="P1"><text:span text:style-name="T2"><text:tab/>Hora de la operación </text:span>..................................................<text:tab/><text:span text:style-name="T2">TIME <text:tab/><text:tab/><text:tab/>HO1</text:span></text:p>
      <text:p text:style-name="P1"/>
      <text:p text:style-name="P1"><text:span text:style-name="T2"><text:tab/>Caja </text:span><text:span text:style-name="T8">..........................</text:span><text:span text:style-name="T10">......................................................</text:span><text:span text:style-name="T2"><text:tab/>CHAR(1)<text:tab/><text:tab/>HO2</text:span></text:p>
      <text:p text:style-name="P6"/>
      <text:p text:style-name="P1"><text:span text:style-name="T2"><text:tab/>N. Ticket / Alb. / Fact. </text:span>.................................................<text:tab/><text:span text:style-name="T1">INT</text:span><text:span text:style-name="T2">(7)<text:tab/><text:tab/><text:tab/>HO3</text:span></text:p>
      <text:p text:style-name="P13"/>
      <text:p text:style-name="P13"><text:tab/><text:span text:style-name="T3">Serie de Ticket/Alb./Fact</text:span>. ...........................................<text:tab/><text:span text:style-name="T3">CHAR(3)</text:span> <text:tab/><text:tab/><text:span text:style-name="T3">HO4</text:span></text:p>
      <text:p text:style-name="P1"/>
      <text:p text:style-name="P13"><text:tab/>Tipo de operación ....(1)...................................................<text:tab/>CHAR(2) <text:tab/><text:tab/>HO5</text:p>
      <text:p text:style-name="P13"/>
      <text:p text:style-name="P13"><text:tab/>Tipo de pago ............(2)..................................................<text:tab/>CHAR(10)<text:tab/><text:tab/>HO6</text:p>
      <text:p text:style-name="P13"/>
      <text:p text:style-name="P13"><text:tab/>Usuario ...........................................................................<text:tab/>INT(4)<text:tab/><text:tab/> <text:tab/>HO7</text:p>
      <text:p text:style-name="P13"/>
      <text:p text:style-name="P13"><text:tab/>Código cliente ................................................................ <text:tab/>INT(11)<text:tab/><text:tab/>HO8 </text:p>
      <text:p text:style-name="P1"/>
      <text:p text:style-name="P1"><text:tab/>Importe total ..................................................................<text:tab/>DOUBLE(10,2) <text:tab/>HO9</text:p>
      <text:p text:style-name="P1"/>
      <text:p text:style-name="P1"><text:tab/>% Descuento ..................................................................<text:tab/>DOUBLE(5,2)<text:tab/><text:tab/>HO10</text:p>
      <text:p text:style-name="P1"/>
      <text:p text:style-name="P1"><text:tab/>Importe total con dto .....................................................<text:tab/>DOUBLE(10,2) <text:tab/>HO11</text:p>
      <text:p text:style-name="P1"/>
      <text:p text:style-name="P1"><text:tab/>Entrega ..........................................................................<text:tab/>DOUBLE(10,2)<text:tab/>HO12</text:p>
      <text:p text:style-name="P1"/>
      <text:p text:style-name="P1"><text:tab/>Cambio ...........................................................................<text:tab/>DOUBLE(10,2)<text:tab/>HO13</text:p>
      <text:p text:style-name="P1"/>
      <text:p text:style-name="P1"><text:tab/>Entrega Tarjeta...............................................................<text:tab/>DOUBLE(10,2)<text:tab/>HO14</text:p>
      <text:p text:style-name="P1"/>
      <text:p text:style-name="P1"><text:tab/>Marcada S / N .................................................................<text:tab/>CHAR(1)<text:tab/><text:tab/>HO15</text:p>
      <text:p text:style-name="P1"/>
      <text:p text:style-name="P1"><text:tab/>Estado ([I]mpresa/[C]errada/[A]nulada)...........................<text:tab/>CHAR(1) <text:tab/><text:tab/>HO16<text:line-break/></text:p>
      <text:p text:style-name="P1"><text:tab/>Fecha traspaso contabilidad ...........................................<text:tab/>DATE <text:tab/><text:tab/><text:tab/>HO17</text:p>
      <text:p text:style-name="P1"/>
      <text:p text:style-name="P1"><text:s text:c="11"/>Observaciones ................................................................ BLOB <text:s text:c="24"/>HO18</text:p>
      <text:p text:style-name="P1"/>
      <text:p text:style-name="P1"><text:s text:c="11"/><text:span text:style-name="T27">CIF / NIF …………………………………………………………….. CHAR(15) <text:s text:c="17"/>HO19</text:span></text:p>
      <text:p text:style-name="P1"/>
      <text:p text:style-name="P1"/>
      <text:p text:style-name="P1"><text:s text:c="3"/><text:tab/> <text:s text:c="4"/>(1) Tipo Operación <text:tab/> <text:tab/><text:tab/> <text:s text:c="6"/>(2) Tipo de pago</text:p>
      <text:p text:style-name="P1"/>
      <text:p text:style-name="P1"><text:tab/><text:tab/>* NS=Normal<text:tab/><text:tab/><text:tab/><text:tab/> <text:tab/>* CONTADO</text:p>
      <text:p text:style-name="P1"><text:tab/><text:tab/>* NT=Ticket<text:tab/><text:tab/><text:tab/><text:tab/><text:tab/>* 4-B</text:p>
      <text:p text:style-name="P1"><text:tab/><text:tab/>* AL=Albarán<text:tab/><text:tab/><text:tab/><text:tab/><text:tab/>* VISA</text:p>
      <text:p text:style-name="P1"><text:tab/><text:tab/>* FA=Factura<text:tab/><text:tab/><text:tab/><text:tab/><text:tab/>* MASTER CARD</text:p>
      <text:p text:style-name="P1"><text:tab/><text:tab/>* RE=Reparación<text:tab/><text:tab/><text:tab/><text:tab/>* RED 6000</text:p>
      <text:p text:style-name="P1"><text:tab/><text:tab/>* CO=Cobro Crédito<text:tab/><text:tab/><text:tab/><text:tab/>* CONT.+TARJ</text:p>
      <text:p text:style-name="P1"><text:tab/><text:tab/>* EN=Entrega a cuenta<text:tab/><text:tab/><text:tab/>* OTRAS.</text:p>
      <text:p text:style-name="P1"/>
      <text:p text:style-name="P1"/>
      <text:p text:style-name="P1"/>
      <text:p text:style-name="P8">HISTORICO DE OPERACIONES (DETALLES)</text:p>
      <text:p text:style-name="P8"/>
      <text:p text:style-name="P8"/>
      <text:p text:style-name="P8"/>
      <text:p text:style-name="P8">HISOPDDXXXX</text:p>
      <text:p text:style-name="P8"/>
      <text:p text:style-name="P1"><text:soft-page-break/></text:p>
      <text:p text:style-name="P1"/>
      <text:p text:style-name="P1"/>
      <text:p text:style-name="P1"><text:span text:style-name="T2"><text:tab/>Fecha de la operación </text:span>................................................<text:tab/><text:span text:style-name="T2">DATE <text:tab/><text:tab/><text:tab/>HOD0</text:span></text:p>
      <text:p text:style-name="P1"/>
      <text:p text:style-name="P1"><text:span text:style-name="T2"><text:tab/>Hora de la operación </text:span>..................................................<text:tab/><text:span text:style-name="T2">TIME <text:tab/><text:tab/><text:tab/>HOD1</text:span></text:p>
      <text:p text:style-name="P1"/>
      <text:p text:style-name="P1"><text:span text:style-name="T2"><text:tab/>Caja </text:span><text:span text:style-name="T8">..........................</text:span><text:span text:style-name="T10">......................................................</text:span><text:span text:style-name="T2"><text:tab/>CHAR(1)<text:tab/><text:tab/>HOD2</text:span></text:p>
      <text:p text:style-name="P6"/>
      <text:p text:style-name="P1"><text:span text:style-name="T2"><text:tab/>N. Ticket / Alb. / Fact. </text:span>.................................................<text:tab/><text:span text:style-name="T1">INT</text:span><text:span text:style-name="T2">(7)<text:tab/><text:tab/><text:tab/>HOD3</text:span></text:p>
      <text:p text:style-name="P13"/>
      <text:p text:style-name="P13"><text:tab/><text:span text:style-name="T3">Serie de Ticket/Alb./Fact</text:span>. ...........................................<text:tab/><text:span text:style-name="T3">CHAR(3)</text:span> <text:tab/><text:tab/><text:span text:style-name="T3">HOD4</text:span></text:p>
      <text:p text:style-name="P13"/>
      <text:p text:style-name="P13"><text:tab/><text:span text:style-name="T3">Número de línea</text:span> ..........................................................<text:tab/><text:span text:style-name="T3">INT(5)</text:span><text:tab/><text:tab/><text:tab/><text:span text:style-name="T3">HOD5</text:span></text:p>
      <text:p text:style-name="P13"/>
      <text:p text:style-name="P1"><text:tab/>Cgo. Artículo....................................................................<text:tab/>CHAR(13)<text:tab/><text:tab/>HOD6</text:p>
      <text:p text:style-name="P1"/>
      <text:p text:style-name="P1"><text:tab/>Descripción.......................................................................BLOB<text:tab/><text:tab/><text:tab/>HOD7</text:p>
      <text:p text:style-name="P1"/>
      <text:p text:style-name="P1"><text:tab/>Cantidad...........................................................................<text:tab/>DOUBLE(10,2) <text:tab/>HOD8</text:p>
      <text:p text:style-name="P1"/>
      <text:p text:style-name="P1"><text:tab/>Precio del artículo (Con Iva) .............................................DOUBLE(10,3) <text:tab/>HOD9</text:p>
      <text:p text:style-name="P1"/>
      <text:p text:style-name="P1"><text:tab/>Precio del articulo (Sin Iva)...............................................DOUBLE(10,3) <text:tab/>HOD10</text:p>
      <text:p text:style-name="P1"/>
      <text:p text:style-name="P1"><text:tab/>Descuento Lineal..............................................................<text:tab/>DOUBLE(5,3) <text:tab/><text:tab/>HOD11</text:p>
      <text:p text:style-name="P1"/>
      <text:p text:style-name="P1"><text:tab/>Importe de la línea (Sin Iva, Con Dto-L).........................<text:tab/>DOUBLE(10,3) <text:tab/>HOD12</text:p>
      <text:p text:style-name="P1"/>
      <text:p text:style-name="P1"><text:tab/>% IVA.................................................................................INT(3)<text:tab/> <text:tab/><text:tab/>HOD13</text:p>
      <text:p text:style-name="P1"/>
      <text:p text:style-name="P1"><text:tab/>Importe de la línea (Con Iva, Con Dto-L)..........................<text:tab/>DOUBLE(10,3) <text:tab/>HOD14</text:p>
      <text:p text:style-name="P1"/>
      <text:p text:style-name="P1"><text:tab/>Código Color / Talla ........................................................<text:tab/>CHAR(23)<text:tab/><text:tab/>HOD15</text:p>
      <text:p text:style-name="P1"/>
      <text:p text:style-name="P1"><text:tab/>Tipo de linea .......(A=Artic. E=Envase, L=Lote)...............<text:tab/>CHAR(1) <text:tab/><text:tab/>HOD16</text:p>
      <text:p text:style-name="P1"/>
      <text:p text:style-name="P13"><text:tab/>Fecha de la operación <text:span text:style-name="T19">(Referenciada)</text:span> …............................<text:tab/>DATE <text:tab/><text:tab/><text:tab/>HOD17</text:p>
      <text:p text:style-name="P13"/>
      <text:p text:style-name="P13"><text:tab/>Hora de la operación <text:span text:style-name="T19">(Referenciada) </text:span>…..............................<text:tab/>TIME <text:tab/><text:tab/><text:tab/>HOD18</text:p>
      <text:p text:style-name="P13"/>
      <text:p text:style-name="P13"><text:tab/>Caja <text:span text:style-name="T19">(Referenciada) </text:span>...........................................................<text:tab/>CHAR(1)<text:tab/><text:tab/>HOD19</text:p>
      <text:p text:style-name="P13"/>
      <text:p text:style-name="P13"><text:tab/>N. Ticket / Alb. / Fact. <text:span text:style-name="T19">(Referenciada) </text:span>.................................<text:tab/>INT(7)<text:tab/><text:tab/><text:tab/>HOD20</text:p>
      <text:p text:style-name="P13"/>
      <text:p text:style-name="P13"><text:tab/>Serie de Ticket/Alb./Fact. <text:span text:style-name="T19">(Referenciada) </text:span>...........................<text:tab/>CHAR(3) <text:tab/><text:tab/>HOD21</text:p>
      <text:p text:style-name="P13"/>
      <text:p text:style-name="P13"><text:s text:c="12"/>Número de línea <text:span text:style-name="T19">(Referenciada) </text:span><text:span text:style-name="T21">….................................... INT(5) <text:s text:c="22"/>HOD22</text:span></text:p>
      <text:p text:style-name="P13"/>
      <text:p text:style-name="P13"><text:s text:c="12"/>Precio Tarifa del artículo (Con Iva) ... ...............................DOUBLE(10,3) <text:tab/>HOD23</text:p>
      <text:p text:style-name="P13"/>
      <text:p text:style-name="P13"><text:s text:c="12"/></text:p>
      <text:p text:style-name="P13"/>
      <text:p text:style-name="P13"/>
      <text:p text:style-name="P13"/>
      <text:p text:style-name="P13"/>
      <text:p text:style-name="P8">CABECERA DE PEDIDOS</text:p>
      <text:p text:style-name="P8"/>
      <text:p text:style-name="P8"/>
      <text:p text:style-name="P8">PEDICCXXXX</text:p>
      <text:p text:style-name="P8"/>
      <text:p text:style-name="P8"/>
      <text:p text:style-name="P1"><text:soft-page-break/><text:span text:style-name="T2"><text:tab/>Tienda</text:span>............................................................................<text:tab/><text:span text:style-name="T2">INT(4)<text:tab/><text:tab/><text:tab/>PC0</text:span></text:p>
      <text:p text:style-name="P1"/>
      <text:p text:style-name="P1"><text:span text:style-name="T2"><text:tab/>Fecha</text:span>.............................................................................<text:tab/><text:span text:style-name="T2">DATE<text:tab/><text:tab/><text:tab/>PC1</text:span></text:p>
      <text:p text:style-name="P1"/>
      <text:p text:style-name="P1"><text:span text:style-name="T2"><text:tab/>Proveedor</text:span>......................................................................<text:tab/><text:span text:style-name="T2">INT(11)<text:tab/><text:tab/>PC2</text:span></text:p>
      <text:p text:style-name="P1"/>
      <text:p text:style-name="P1"><text:span text:style-name="T2"><text:tab/>Serie Pedido</text:span><text:span text:style-name="T10">.................................................................</text:span><text:span text:style-name="T2"><text:tab/>CHAR(3)<text:tab/><text:tab/>PC3</text:span></text:p>
      <text:p text:style-name="P6"/>
      <text:p text:style-name="P1"><text:span text:style-name="T2"><text:tab/>Nº Pedido</text:span>......................................................................<text:tab/><text:span text:style-name="T2">INT(5)<text:tab/><text:tab/><text:tab/>PC4</text:span></text:p>
      <text:p text:style-name="P1"/>
      <text:p text:style-name="P1"><text:tab/>Nº de líneas......................................................................<text:tab/>INT(6)<text:tab/> <text:tab/><text:tab/>PC5</text:p>
      <text:p text:style-name="P1"><text:tab/>Nº Artículos......................................................................<text:tab/>INT(7)<text:tab/><text:tab/><text:tab/>PC6</text:p>
      <text:p text:style-name="P1"/>
      <text:p text:style-name="P1"><text:tab/>Importe pedido costo.......................................................<text:tab/>DOUBLE(10,2) <text:tab/>PC7</text:p>
      <text:p text:style-name="P1"><text:tab/>Importe pedido costo + Impuestos .................................<text:tab/>DOUBLE(10,2) <text:tab/>PC8</text:p>
      <text:p text:style-name="P1"><text:tab/>Importe pedido pvp .........................................................<text:tab/>DOUBLE(10,2) <text:tab/>PC9</text:p>
      <text:p text:style-name="P1"/>
      <text:p text:style-name="P1"><text:tab/>Transmitido (S/N/P).........................................................<text:tab/>CHAR(1)<text:tab/><text:tab/>PC10</text:p>
      <text:p text:style-name="P1"><text:tab/>Tipo de transmisión.........................................................<text:tab/>CHAR(1)<text:tab/><text:tab/>PC11</text:p>
      <text:p text:style-name="P1"><text:tab/>Destino de la transmisión................................................<text:tab/>CHAR(100)<text:tab/><text:tab/>PC12</text:p>
      <text:p text:style-name="P1"/>
      <text:p text:style-name="P1"><text:tab/>Nombre del Proveedor.....................................................<text:tab/>CHAR(50)<text:tab/><text:tab/>PC13</text:p>
      <text:p text:style-name="P1"/>
      <text:p text:style-name="P1"><text:tab/>Código del Cliente para el pedido...................................<text:tab/>INT(11)<text:tab/><text:tab/>PC14</text:p>
      <text:p text:style-name="P1"><text:tab/>Nombre del Cliente .........................................................<text:tab/>CHAR(50)<text:tab/><text:tab/>PC15</text:p>
      <text:p text:style-name="P1"><text:tab/>Teléfono del Cliente .........................................................<text:tab/>CHAR(50)<text:tab/><text:tab/>PC16</text:p>
      <text:p text:style-name="P1"><text:tab/>Importe pedido ................................................................<text:tab/>DOUBLE(10,2) <text:tab/>PC17</text:p>
      <text:p text:style-name="P1"><text:tab/>Importe entregado a cuenta ...........................................<text:tab/>DOUBLE(10,2) <text:tab/>PC18</text:p>
      <text:p text:style-name="P1"><text:tab/>Resto de importe pendiente ...........................................<text:tab/>DOUBLE(10,2) <text:tab/>PC19</text:p>
      <text:p text:style-name="P1"/>
      <text:p text:style-name="P1"><text:tab/>Fecha 1º Vto. ...................................................................<text:tab/>DATE<text:tab/><text:tab/><text:tab/>PC20</text:p>
      <text:p text:style-name="P1"><text:tab/>Importe 1º Vto. ................................................................<text:tab/>DOUBLE(10,3) <text:tab/>PC21</text:p>
      <text:p text:style-name="P1"><text:tab/>Fecha 2º Vto. ...................................................................<text:tab/>DATE<text:tab/><text:tab/><text:tab/>PC22</text:p>
      <text:p text:style-name="P1"><text:tab/>Importe 2º Vto. ................................................................<text:tab/>DOUBLE(10,3) <text:tab/>PC23</text:p>
      <text:p text:style-name="P1"><text:tab/>Fecha 3º Vto. ...................................................................<text:tab/>DATE<text:tab/><text:tab/><text:tab/>PC24</text:p>
      <text:p text:style-name="P1"><text:tab/>Importe 3º Vto. ...............................................................<text:tab/>DOUBLE(10,3) <text:tab/>PC25</text:p>
      <text:p text:style-name="P1"><text:tab/>Fecha 4º Vto. ...................................................................<text:tab/>DATE<text:tab/><text:tab/><text:tab/>PC26</text:p>
      <text:p text:style-name="P1"><text:tab/>Importe 4º Vto. ................................................................<text:tab/>DOUBLE(10,3) <text:tab/>PC27</text:p>
      <text:p text:style-name="P1"/>
      <text:p text:style-name="P1"><text:tab/>Tipo documento proveedor P/N/A/F ................................<text:tab/>CHAR(1)<text:tab/><text:tab/>PC28</text:p>
      <text:p text:style-name="P1"><text:tab/>N. Documento proveedor.................................................<text:tab/>CHAR(30)<text:tab/><text:tab/>PC29</text:p>
      <text:p text:style-name="P1"><text:tab/>Fecha documento proveedor ..........................................<text:tab/>DATE<text:tab/><text:tab/><text:tab/>PC30</text:p>
      <text:p text:style-name="P1"/>
      <text:p text:style-name="P1"><text:tab/>Observaciones Pedido ....................................................<text:tab/>BLOB<text:tab/> <text:tab/><text:tab/>PC31</text:p>
      <text:p text:style-name="P1"/>
      <text:p text:style-name="P1"><text:tab/>Tupla comparación historial y pedido en Tienda Virtual..<text:tab/>INT(6)<text:tab/><text:tab/><text:tab/>PC32</text:p>
      <text:p text:style-name="P1"/>
      <text:p text:style-name="P1"/>
      <text:p text:style-name="P1"><text:tab/><text:span text:style-name="T3">Tipo Doc.Prov</text:span>.: P=Pedido, N=Nota, A=Alb., F=Fact.</text:p>
      <text:p text:style-name="P1"><text:tab/><text:span text:style-name="T3">Transmitido</text:span>.: (<text:span text:style-name="T3">S</text:span>–Transmitido, <text:span text:style-name="T3">N</text:span>–No Transm. <text:span text:style-name="T3">P</text:span>–Preparado para transmitir)</text:p>
      <text:p text:style-name="P1"><text:tab/><text:span text:style-name="T3">Tipo de transmisión</text:span>.: (<text:span text:style-name="T3">P</text:span>=Proveedor, <text:span text:style-name="T3">A</text:span>=Almacen, <text:span text:style-name="T3">T</text:span>=Tienda)</text:p>
      <text:p text:style-name="P1"/>
      <text:p text:style-name="P1"/>
      <text:p text:style-name="P1"/>
      <text:p text:style-name="P1"/>
      <text:p text:style-name="P8">DETALLE DE PEDIDOS</text:p>
      <text:p text:style-name="P8"/>
      <text:p text:style-name="P8">PEDIDDXXXX</text:p>
      <text:p text:style-name="P1"/>
      <text:p text:style-name="P1"/>
      <text:p text:style-name="P1"><text:span text:style-name="T2"><text:tab/>Tienda</text:span>............................................................................<text:tab/><text:span text:style-name="T2">INT(4)<text:tab/><text:tab/><text:tab/>PD0</text:span></text:p>
      <text:p text:style-name="P1"><text:span text:style-name="T2"><text:tab/>Fecha</text:span>..............................................................................<text:tab/><text:span text:style-name="T2">DATE<text:tab/><text:tab/><text:tab/>PD1</text:span></text:p>
      <text:p text:style-name="P1"><text:soft-page-break/><text:span text:style-name="T2"><text:tab/>Proveedor</text:span>......................................................................<text:tab/><text:span text:style-name="T2">INT(11)<text:tab/><text:tab/>PD2</text:span></text:p>
      <text:p text:style-name="P1"><text:span text:style-name="T2"><text:tab/>Serie Pedido</text:span><text:span text:style-name="T10">.................................................................</text:span><text:span text:style-name="T2"><text:tab/>CHAR(3)<text:tab/><text:tab/>PD3</text:span></text:p>
      <text:p text:style-name="P1"><text:span text:style-name="T2"><text:tab/>Nº Pedido</text:span>......................................................................<text:tab/><text:span text:style-name="T2">INT(5)<text:tab/><text:tab/><text:tab/>PD4</text:span></text:p>
      <text:p text:style-name="P1"><text:tab/><text:span text:style-name="T3">Nº Línea</text:span><text:span text:style-name="T10"> ......</text:span><text:span text:style-name="T9">..................................................................</text:span><text:tab/><text:span text:style-name="T3">INT(6)</text:span><text:tab/><text:tab/><text:tab/><text:span text:style-name="T3">PD5</text:span></text:p>
      <text:p text:style-name="P1"/>
      <text:p text:style-name="P1"><text:tab/><text:span text:style-name="T10">Código Artículo ..</text:span><text:span text:style-name="T9">.............................................................</text:span><text:tab/><text:span text:style-name="T10">CHAR(13)</text:span><text:tab/><text:tab/><text:span text:style-name="T10">PD6</text:span></text:p>
      <text:p text:style-name="P1"/>
      <text:p text:style-name="P1"><text:tab/>Descripción......................................................................<text:tab/>CHAR(50)<text:tab/> <text:tab/>PD7</text:p>
      <text:p text:style-name="P1"/>
      <text:p text:style-name="P1"><text:tab/>Unidades a pedir..............................................................<text:tab/>DOUBLE(10,2) <text:tab/>PD8</text:p>
      <text:p text:style-name="P1"/>
      <text:p text:style-name="P1"><text:tab/>Bonificaciones..................................................................<text:tab/>DOUBLE(10,2) <text:tab/>PD9</text:p>
      <text:p text:style-name="P1"/>
      <text:p text:style-name="P1"><text:tab/>Precio de costo (Sin Iva)...................................................<text:tab/>DOUBLE(10,3) <text:tab/>PD10</text:p>
      <text:p text:style-name="P1"/>
      <text:p text:style-name="P1"><text:tab/>Margen ............................................................................<text:tab/>DOUBLE(10,3)<text:tab/>PD11</text:p>
      <text:p text:style-name="P1"/>
      <text:p text:style-name="P1"><text:tab/>Precio (Sin Iva)................................................................<text:tab/>DOUBLE(10,3) <text:tab/>PD12</text:p>
      <text:p text:style-name="P1"/>
      <text:p text:style-name="P1"><text:tab/>Recargo de equivalencia .................................................<text:tab/>DOUBLE(5,2) <text:tab/><text:tab/>PD13</text:p>
      <text:p text:style-name="P1"/>
      <text:p text:style-name="P1"><text:tab/>Tipo de IVA ......................................................................<text:tab/>DOUBLE(5,2) <text:tab/><text:tab/>PD14</text:p>
      <text:p text:style-name="P1"/>
      <text:p text:style-name="P1"><text:tab/>Precio de costo (Con impuestos)......................................<text:tab/>DOUBLE(10,3) <text:tab/>PD15</text:p>
      <text:p text:style-name="P1"/>
      <text:p text:style-name="P1"><text:tab/>Precio de venta PVP ........................................................<text:tab/>DOUBLE(10,2) <text:tab/>PD16</text:p>
      <text:p text:style-name="P1"/>
      <text:p text:style-name="P1"><text:tab/>Importe total Costo (Con Iva+Recargo)...........................<text:tab/>DOUBLE(10,2) <text:tab/>PD17</text:p>
      <text:p text:style-name="P1"/>
      <text:p text:style-name="P1"><text:tab/>Importe total PVP (Con Margen+Iva+Recargo)................<text:tab/>DOUBLE(10,2) <text:tab/>PD18</text:p>
      <text:p text:style-name="P1"/>
      <text:p text:style-name="P1"><text:tab/>Familia.............................................................................<text:tab/>INT(4)<text:tab/><text:tab/><text:tab/>PD19</text:p>
      <text:p text:style-name="P1"/>
      <text:p text:style-name="P1"><text:tab/>Stock Actual (en el momento de pedir) ..........................<text:tab/>DOUBLE(10,2) <text:tab/>PD20</text:p>
      <text:p text:style-name="P1"/>
      <text:p text:style-name="P1"><text:tab/>Und. Vendidas de X a X mes año actual .........................<text:tab/>DOUBLE(10,2) <text:tab/>PD21</text:p>
      <text:p text:style-name="P1"/>
      <text:p text:style-name="P1"><text:tab/>Und. Vendidas de X a X mes año anterior ......................<text:tab/>DOUBLE(10,2) <text:tab/>PD22</text:p>
      <text:p text:style-name="P1"/>
      <text:p text:style-name="P1"><text:tab/>Recibido (S/N )..................................................................<text:tab/>CHAR(1)<text:tab/> <text:tab/>PD23</text:p>
      <text:p text:style-name="P1"/>
      <text:p text:style-name="P1"><text:tab/>Serie Colores ...................................................................<text:tab/>CHAR(6)<text:tab/><text:tab/>PD24</text:p>
      <text:p text:style-name="P1"/>
      <text:p text:style-name="P1"><text:tab/>Serie Tallas ......................................................................<text:tab/>CHAR(6)<text:tab/><text:tab/>PD25</text:p>
      <text:p text:style-name="P1"/>
      <text:p text:style-name="P1"><text:s/><text:tab/>P.Tarifa.............................................................................<text:tab/>DOUBLE(10,3)<text:tab/>PD26</text:p>
      <text:p text:style-name="P1"><text:tab/>Dto. Importe....................................................................<text:tab/>DOUBLE(10,3)<text:tab/>PD27</text:p>
      <text:p text:style-name="P1"><text:tab/>Dto % 1...........................................................................<text:tab/>DOUBLE(10,3)<text:tab/>PD28</text:p>
      <text:p text:style-name="P1"><text:tab/>Dto % 2............................................................................<text:tab/>DOUBLE(10,3)<text:tab/>PD29</text:p>
      <text:p text:style-name="P1"/>
      <text:p text:style-name="P1"><text:tab/>Margen Sobre PVP<text:bookmark-start text:name="__DdeLink__7373_400501469"/>............................................................<text:tab/>DOUBLE(10,3)<text:tab/>PD30<text:bookmark-end text:name="__DdeLink__7373_400501469"/></text:p>
      <text:p text:style-name="P1"/>
      <text:p text:style-name="P1"/>
      <text:p text:style-name="P1"/>
      <text:p text:style-name="P1"/>
      <text:p text:style-name="P8">DETALLE DE PEDIDOS PENDIENTES</text:p>
      <text:p text:style-name="P8"/>
      <text:p text:style-name="P8">PEDIPENDDXXXX</text:p>
      <text:p text:style-name="P1"/>
      <text:p text:style-name="P1"/>
      <text:p text:style-name="P1"><text:span text:style-name="T2"><text:tab/>Tienda</text:span>......................................................<text:tab/><text:span text:style-name="T2">INT(4)<text:tab/><text:tab/><text:tab/>PDPTIEND</text:span></text:p>
      <text:p text:style-name="P1"/>
      <text:p text:style-name="P1"><text:soft-page-break/><text:span text:style-name="T2"><text:tab/>Fecha</text:span>........................................................<text:tab/><text:span text:style-name="T2">DATE<text:tab/><text:tab/><text:tab/>PDPFECHA</text:span></text:p>
      <text:p text:style-name="P1"/>
      <text:p text:style-name="P1"><text:span text:style-name="T2"><text:tab/>Proveedor</text:span>................................................<text:tab/><text:span text:style-name="T2">INT(11)<text:tab/><text:tab/>PDPPROVE</text:span></text:p>
      <text:p text:style-name="P1"/>
      <text:p text:style-name="P1"><text:span text:style-name="T2"><text:tab/>Serie Pedido</text:span><text:span text:style-name="T10">............................................</text:span><text:span text:style-name="T2"><text:tab/>CHAR(3)<text:tab/><text:tab/>PDPSERIE</text:span></text:p>
      <text:p text:style-name="P6"/>
      <text:p text:style-name="P1"><text:span text:style-name="T2"><text:tab/>Nº Pedido</text:span>................................................<text:tab/><text:span text:style-name="T2">INT(5)<text:tab/><text:tab/><text:tab/>PDPPEDID</text:span></text:p>
      <text:p text:style-name="P1"/>
      <text:p text:style-name="P1"><text:tab/><text:span text:style-name="T3">Nº Línea</text:span><text:span text:style-name="T10"> ...,,,</text:span><text:span text:style-name="T9">............................................</text:span><text:tab/><text:span text:style-name="T3">INT(6)</text:span><text:tab/><text:tab/><text:tab/><text:span text:style-name="T3">PDPLINEA</text:span></text:p>
      <text:p text:style-name="P1"/>
      <text:p text:style-name="P1"><text:tab/><text:span text:style-name="T10">Código Artículo ..</text:span><text:span text:style-name="T9">.......................................</text:span><text:tab/><text:span text:style-name="T10">CHAR(13)</text:span><text:tab/><text:tab/><text:span text:style-name="T10">PDPCODIG</text:span></text:p>
      <text:p text:style-name="P1"/>
      <text:p text:style-name="P1"><text:tab/>Descripción................................................<text:tab/>CHAR(50)<text:tab/> <text:tab/>PDPDESCR</text:p>
      <text:p text:style-name="P1"/>
      <text:p text:style-name="P1"><text:tab/>Unidades a pedir....................................<text:tab/>DOUBLE(10,2) <text:tab/>PDPUNIDA</text:p>
      <text:p text:style-name="P1"/>
      <text:p text:style-name="P1"><text:tab/>Bonificaciones............................................<text:tab/>DOUBLE(10,2) <text:tab/>PDPBONIF</text:p>
      <text:p text:style-name="P1"/>
      <text:p text:style-name="P1"><text:tab/>Precio de costo (Sin Iva)............................<text:tab/>DOUBLE(10,3) <text:tab/>PDPCOSTS<text:tab/></text:p>
      <text:p text:style-name="P1"/>
      <text:p text:style-name="P1"><text:tab/>Margen ....................................................<text:tab/>DOUBLE(10,3)<text:tab/>PDPMARGE</text:p>
      <text:p text:style-name="P1"/>
      <text:p text:style-name="P1"><text:tab/>Precio (Sin Iva)...........................................<text:tab/>DOUBLE(10,3) <text:tab/>PDPPVPS</text:p>
      <text:p text:style-name="P1"/>
      <text:p text:style-name="P1"><text:tab/>Recargo de equivalencia .......................<text:tab/>DOUBLE(5,2) <text:tab/><text:tab/>PDPREC</text:p>
      <text:p text:style-name="P1"/>
      <text:p text:style-name="P1"><text:tab/>Tipo de IVA ..............................................<text:tab/>DOUBLE(5,2) <text:tab/><text:tab/>PDPIVA</text:p>
      <text:p text:style-name="P1"/>
      <text:p text:style-name="P1"><text:tab/>Precio de costo (Con impuestos)..............<text:tab/>DOUBLE(10,3) <text:tab/>PDPCOSTC</text:p>
      <text:p text:style-name="P1"/>
      <text:p text:style-name="P1"><text:tab/>Precio de venta PVP ................................<text:tab/>DOUBLE(10,2) <text:tab/>PDPPVPC</text:p>
      <text:p text:style-name="P1"/>
      <text:p text:style-name="P1"><text:tab/>Importe total Costo (Con Iva+Recargo).....<text:tab/>DOUBLE(10,2) <text:tab/>PDPTOCOC<text:tab/></text:p>
      <text:p text:style-name="P1"/>
      <text:p text:style-name="P1"><text:tab/>I.total PVP (Con Margen+Iva+Recargo).....<text:tab/>DOUBLE(10,2) <text:tab/>PDPTOPVC<text:tab/></text:p>
      <text:p text:style-name="P1"/>
      <text:p text:style-name="P1"><text:tab/>Familia......................................................<text:tab/>INT(4)<text:tab/><text:tab/><text:tab/>PDPFAMIL</text:p>
      <text:p text:style-name="P1"/>
      <text:p text:style-name="P1"><text:tab/>Stock Actual (en el momento de pedir) ....<text:tab/>DOUBLE(10,2) <text:tab/>PDPSTKAC</text:p>
      <text:p text:style-name="P1"/>
      <text:p text:style-name="P1"><text:tab/>Und. Vendidas de X a X mes año actual ...<text:tab/>DOUBLE(10,2) <text:tab/>PDPVENAC<text:tab/></text:p>
      <text:p text:style-name="P1"/>
      <text:p text:style-name="P1"><text:tab/>Und. Vendidas de X a X mes año anterior..<text:tab/>DOUBLE(10,2) <text:tab/>PDPVENAN<text:tab/></text:p>
      <text:p text:style-name="P1"/>
      <text:p text:style-name="P1"><text:tab/>Recibido (S/N )...........................................<text:tab/>CHAR(1)<text:tab/> <text:tab/>PDPRECIB</text:p>
      <text:p text:style-name="P1"/>
      <text:p text:style-name="P1"><text:tab/>Serie Colores ............................................<text:tab/>CHAR(6)<text:tab/><text:tab/>PDPCOLOR</text:p>
      <text:p text:style-name="P1"/>
      <text:p text:style-name="P1"><text:tab/>Serie Tallas ..............................................<text:tab/>CHAR(6)<text:tab/><text:tab/>PDPTALLA</text:p>
      <text:p text:style-name="P1"/>
      <text:p text:style-name="P1"><text:tab/>Margen Sobre PVP.....................................<text:tab/>DOUBLE(10,3)<text:tab/>PDPMARGE</text:p>
      <text:p text:style-name="P1"/>
      <text:p text:style-name="P1"/>
      <text:p text:style-name="P1"/>
      <text:p text:style-name="P1"/>
      <text:p text:style-name="P8">HISTORICO CABECERA DE PEDIDOS</text:p>
      <text:p text:style-name="P8"/>
      <text:p text:style-name="P8">HIPEDICCXXXX</text:p>
      <text:p text:style-name="P8"/>
      <text:p text:style-name="P1"><text:span text:style-name="T2"><text:tab/>Tienda</text:span>............................................................................<text:tab/><text:span text:style-name="T2">INT(4)<text:tab/><text:tab/><text:tab/>HPC0</text:span></text:p>
      <text:p text:style-name="P1"><text:span text:style-name="T2"><text:tab/>Fecha</text:span>.............................................................................<text:tab/><text:span text:style-name="T2">DATE<text:tab/><text:tab/><text:tab/>HPC1</text:span></text:p>
      <text:p text:style-name="P1"><text:span text:style-name="T2"><text:tab/>Proveedor</text:span>......................................................................<text:tab/><text:span text:style-name="T2">INT(11)<text:tab/><text:tab/>HPC2</text:span></text:p>
      <text:p text:style-name="P1"><text:soft-page-break/><text:span text:style-name="T2"><text:tab/>Serie Pedido</text:span><text:span text:style-name="T10">.................................................................</text:span><text:span text:style-name="T2"><text:tab/>CHAR(3)<text:tab/><text:tab/>HPC3</text:span></text:p>
      <text:p text:style-name="P1"><text:span text:style-name="T2"><text:tab/>Nº Pedido</text:span>......................................................................<text:tab/><text:span text:style-name="T2">INT(5)<text:tab/><text:tab/><text:tab/>HPC4</text:span></text:p>
      <text:p text:style-name="P1"><text:tab/>Nº de líneas......................................................................<text:tab/>INT(6)<text:tab/> <text:tab/><text:tab/>HPC5</text:p>
      <text:p text:style-name="P1"><text:tab/>Nº Artículos......................................................................<text:tab/>INT(7)<text:tab/><text:tab/><text:tab/>HPC6</text:p>
      <text:p text:style-name="P1"><text:tab/>Importe pedido costo.......................................................<text:tab/>DOUBLE(10,2) <text:tab/>HPC7</text:p>
      <text:p text:style-name="P1"><text:tab/>Importe pedido costo + Impuestos .................................<text:tab/>DOUBLE(10,2) <text:tab/>HPC8</text:p>
      <text:p text:style-name="P1"><text:tab/>Importe pedido pvp .........................................................<text:tab/>DOUBLE(10,2) <text:tab/>HPC9</text:p>
      <text:p text:style-name="P1"><text:tab/>Transmitido (S/N/P).........................................................<text:tab/>CHAR(1)<text:tab/><text:tab/>HPC10</text:p>
      <text:p text:style-name="P1"><text:tab/>Tipo de transmisión....(P=Proveedor / A=Almacén)........<text:tab/>CHAR(1)<text:tab/><text:tab/>HPC11</text:p>
      <text:p text:style-name="P1"><text:tab/>Destino de la transmisión................................................<text:tab/>CHAR(100)<text:tab/><text:tab/>HPC12</text:p>
      <text:p text:style-name="P1"><text:tab/>Nombre del Proveedor.....................................................<text:tab/>CHAR(50)<text:tab/><text:tab/>HPC13</text:p>
      <text:p text:style-name="P1"><text:tab/>Código del Cliente para el pedido...................................<text:tab/>INT(11)<text:tab/><text:tab/>HPC14</text:p>
      <text:p text:style-name="P1"><text:tab/>Nombre del Cliente .........................................................<text:tab/>CHAR(50)<text:tab/><text:tab/>HPC15</text:p>
      <text:p text:style-name="P1"><text:tab/>Teléfono del Cliente .........................................................<text:tab/>CHAR(50)<text:tab/><text:tab/>HPC16</text:p>
      <text:p text:style-name="P1"><text:tab/>Importe pedido ................................................................<text:tab/>DOUBLE(10,2) <text:tab/>HPC17</text:p>
      <text:p text:style-name="P1"><text:tab/>Importe entregado a cuenta ...........................................<text:tab/>DOUBLE(10,2) <text:tab/>HPC18</text:p>
      <text:p text:style-name="P1"><text:tab/>Resto de importe pendiente ...........................................<text:tab/>DOUBLE(10,2) <text:tab/>HPC19</text:p>
      <text:p text:style-name="P1"><text:tab/>Fecha 1º Vto. ...................................................................<text:tab/>DATE<text:tab/><text:tab/><text:tab/>HPC20</text:p>
      <text:p text:style-name="P1"><text:tab/>Importe 1º Vto. ................................................................<text:tab/>DOUBLE(10,3) <text:tab/>HPC21</text:p>
      <text:p text:style-name="P1"><text:tab/>Fecha 2º Vto. ...................................................................<text:tab/>DATE<text:tab/><text:tab/><text:tab/>HPC22</text:p>
      <text:p text:style-name="P1"><text:tab/>Importe 2º Vto. ................................................................<text:tab/>DOUBLE(10,3) <text:tab/>HPC23</text:p>
      <text:p text:style-name="P1"><text:tab/>Fecha 3º Vto. ...................................................................<text:tab/>DATE<text:tab/><text:tab/><text:tab/>HPC24</text:p>
      <text:p text:style-name="P1"><text:tab/>Importe 3º Vto. ...............................................................<text:tab/>DOUBLE(10,3) <text:tab/>HPC25</text:p>
      <text:p text:style-name="P1"><text:tab/>Fecha 4º Vto. ...................................................................<text:tab/>DATE<text:tab/><text:tab/><text:tab/>HPC26</text:p>
      <text:p text:style-name="P1"><text:tab/>Importe 4º Vto. ................................................................<text:tab/>DOUBLE(10,3) <text:tab/>HPC27</text:p>
      <text:p text:style-name="P1"><text:tab/>Tipo documento proveedor P/N/A ...................................<text:tab/>CHAR(1)<text:tab/><text:tab/>HPC28</text:p>
      <text:p text:style-name="P1"><text:tab/>N. Documento proveedor.................................................<text:tab/>CHAR(30)<text:tab/><text:tab/>HPC29</text:p>
      <text:p text:style-name="P1"><text:tab/>Fecha documento proveedor ..........................................<text:tab/>DATE<text:tab/><text:tab/><text:tab/>HPC30</text:p>
      <text:p text:style-name="P1"><text:tab/>Base imp. 1 ...................................................................<text:tab/>DOUBLE(10,3)<text:tab/>HPC31</text:p>
      <text:p text:style-name="P1"><text:tab/>Importe Iva 1 ................................................................<text:tab/>DOUBLE(10,3) <text:tab/>HPC32</text:p>
      <text:p text:style-name="P1"><text:tab/>Base imp. 2 ...................................................................<text:tab/>DOUBLE(10,3)<text:tab/>HPC33</text:p>
      <text:p text:style-name="P1"><text:tab/>Importe Iva 2 ................................................................<text:tab/>DOUBLE(10,3) <text:tab/>HPC34</text:p>
      <text:p text:style-name="P1"><text:tab/>Base imp. 3 ...................................................................<text:tab/>DOUBLE(10,3)<text:tab/>HPC35</text:p>
      <text:p text:style-name="P1"><text:tab/>Importe Iva 3 ................................................................<text:tab/>DOUBLE(10,3) <text:tab/>HPC36</text:p>
      <text:p text:style-name="P1"><text:tab/>Base imp. 4 ...................................................................<text:tab/>DOUBLE(10,3)<text:tab/>HPC37</text:p>
      <text:p text:style-name="P1"><text:tab/>Importe Iva 4 ................................................................<text:tab/>DOUBLE(10,3) <text:tab/>HPC38</text:p>
      <text:p text:style-name="P1"><text:tab/>Recuperado como NS/NT/AL/FA/S ....<text:span text:style-name="T18">(por defecto SV sin servir)</text:span>..<text:tab/>CHAR(2)<text:tab/><text:tab/>HPC39</text:p>
      <text:p text:style-name="P1"><text:tab/>Fecha. recuperado ........................................................<text:tab/>DATE<text:tab/><text:tab/><text:tab/>HPC40</text:p>
      <text:p text:style-name="P1"><text:tab/>Serie doc. recuperado ....................................................<text:tab/>CHAR(3)<text:tab/><text:tab/>HPC41</text:p>
      <text:p text:style-name="P1"><text:tab/>N. Doc. recuperado ........................................................<text:tab/>INT(5)<text:tab/><text:tab/><text:tab/>HPC42</text:p>
      <text:p text:style-name="P1"><text:tab/>Observaciones Pedido ....................................................<text:tab/>BLOB<text:tab/> <text:tab/><text:tab/>HPC43</text:p>
      <text:p text:style-name="P1"><text:tab/>Importe otros gastos ......................................................<text:tab/>DOUBLE(10,3)<text:tab/>HPC44</text:p>
      <text:p text:style-name="P1"><text:s text:c="11"/>Tupla comparación historial y pedido en Tienda Virtual..<text:tab/>INT(6)<text:tab/><text:tab/><text:tab/>HPC45 </text:p>
      <text:p text:style-name="P1"><text:tab/><text:span text:style-name="T22">Marcado (S/N) ….............................................................<text:tab/>CHAR(1)<text:tab/><text:tab/>HPC46</text:span></text:p>
      <text:p text:style-name="P5"><text:tab/><text:span text:style-name="T24">Facturado (S/N) …............................................................<text:tab/>CHAR(1)<text:tab/><text:tab/>HPC47</text:span></text:p>
      <text:p text:style-name="P17"><text:tab/>Tienda............................................................................<text:tab/>INT(4)<text:tab/><text:tab/><text:tab/>HPC<text:span text:style-name="T24">48</text:span></text:p>
      <text:p text:style-name="P17"><text:tab/>Fecha.............................................................................<text:tab/>DATE<text:tab/><text:tab/><text:tab/>HPC<text:span text:style-name="T24">49</text:span></text:p>
      <text:p text:style-name="P17"><text:tab/>Proveedor......................................................................<text:tab/>INT(11)<text:tab/><text:tab/>HPC<text:span text:style-name="T24">50</text:span></text:p>
      <text:p text:style-name="P17"><text:tab/>Serie <text:span text:style-name="T24">Factura</text:span>..................................................................<text:tab/>CHAR(<text:span text:style-name="T23">5</text:span>)<text:tab/><text:tab/>HPC<text:span text:style-name="T24">51</text:span></text:p>
      <text:p text:style-name="P17"><text:tab/>Nº <text:span text:style-name="T24">Factura</text:span>......................................................................<text:tab/><text:span text:style-name="T23">CHAR</text:span>(<text:span text:style-name="T23">1</text:span>5)<text:tab/><text:tab/>HPC<text:span text:style-name="T24">52</text:span></text:p>
      <text:p text:style-name="P18"/>
      <text:p text:style-name="P1"><text:tab/><text:span text:style-name="T3">Tipo Doc.Prov</text:span>.: P=Pedido, N=Nota, A=Alb.</text:p>
      <text:p text:style-name="P1"><text:tab/><text:span text:style-name="T3">Transmitido</text:span>.: <text:span text:style-name="T3">S</text:span>–Transmitido, <text:span text:style-name="T3">N</text:span>–No Transm. <text:span text:style-name="T3">P</text:span>–Preparado para transmitir</text:p>
      <text:p text:style-name="P1"><text:tab/><text:span text:style-name="T3">Recuperado</text:span>.: <text:span text:style-name="T3">NS</text:span>-Normal, <text:span text:style-name="T3">NT</text:span>-Ticket, <text:span text:style-name="T3">AL</text:span>-Albarán, <text:span text:style-name="T3">FA</text:span>-Factura, <text:span text:style-name="T3">S</text:span>-Solo recuperado</text:p>
      <text:p text:style-name="P1"/>
      <text:p text:style-name="P8">HISTORICO DETALLE DE PEDIDOS</text:p>
      <text:p text:style-name="P8"/>
      <text:p text:style-name="P8"/>
      <text:p text:style-name="P8">HIPEDIDDXXXX</text:p>
      <text:p text:style-name="P1"/>
      <text:p text:style-name="P1"/>
      <text:p text:style-name="P1"><text:span text:style-name="T2"><text:tab/>Tienda</text:span>............................................................................<text:tab/><text:span text:style-name="T2">INT(4)<text:tab/><text:tab/><text:tab/>HPD0</text:span></text:p>
      <text:p text:style-name="P1"><text:soft-page-break/></text:p>
      <text:p text:style-name="P1"><text:span text:style-name="T2"><text:tab/>Fecha</text:span>..............................................................................<text:tab/><text:span text:style-name="T2">DATE<text:tab/><text:tab/><text:tab/>HPD1</text:span></text:p>
      <text:p text:style-name="P1"/>
      <text:p text:style-name="P1"><text:span text:style-name="T2"><text:tab/>Proveedor</text:span>......................................................................<text:tab/><text:span text:style-name="T2">INT(11)<text:tab/><text:tab/>HPD2</text:span></text:p>
      <text:p text:style-name="P1"/>
      <text:p text:style-name="P1"><text:span text:style-name="T2"><text:tab/>Serie Pedido</text:span><text:span text:style-name="T10">.................................................................</text:span><text:span text:style-name="T2"><text:tab/>CHAR(3)<text:tab/><text:tab/>HPD3</text:span></text:p>
      <text:p text:style-name="P6"/>
      <text:p text:style-name="P1"><text:span text:style-name="T2"><text:tab/>Nº Pedido</text:span>......................................................................<text:tab/><text:span text:style-name="T2">INT(5)<text:tab/><text:tab/><text:tab/>HPD4</text:span></text:p>
      <text:p text:style-name="P1"/>
      <text:p text:style-name="P1"><text:tab/><text:span text:style-name="T3">Nº Línea</text:span><text:span text:style-name="T10"> ......</text:span><text:span text:style-name="T9">..................................................................</text:span><text:tab/><text:span text:style-name="T3">INT(6)</text:span><text:tab/><text:tab/><text:tab/><text:span text:style-name="T3">HPD5</text:span></text:p>
      <text:p text:style-name="P1"/>
      <text:p text:style-name="P1"><text:tab/><text:span text:style-name="T10">Código Artículo ..</text:span><text:span text:style-name="T9">.............................................................</text:span><text:tab/><text:span text:style-name="T10">CHAR(13)</text:span><text:tab/><text:tab/>H<text:span text:style-name="T10">PD6</text:span></text:p>
      <text:p text:style-name="P1"/>
      <text:p text:style-name="P1"><text:tab/>Descripción......................................................................<text:tab/>CHAR(50)<text:tab/> <text:tab/>HPD7</text:p>
      <text:p text:style-name="P1"/>
      <text:p text:style-name="P1"><text:tab/>Unidades a pedir..............................................................<text:tab/>DOUBLE(10,2) <text:tab/>HPD8</text:p>
      <text:p text:style-name="P1"/>
      <text:p text:style-name="P1"><text:tab/>Bonificaciones..................................................................<text:tab/>DOUBLE(10,2) <text:tab/>HPD9</text:p>
      <text:p text:style-name="P1"/>
      <text:p text:style-name="P1"><text:tab/>Precio de costo (Sin Iva)...................................................<text:tab/>DOUBLE(10,3) <text:tab/>HPD10</text:p>
      <text:p text:style-name="P1"/>
      <text:p text:style-name="P1"><text:tab/>Margen ............................................................................<text:tab/>DOUBLE(10,3)<text:tab/>HPD11</text:p>
      <text:p text:style-name="P1"/>
      <text:p text:style-name="P1"><text:tab/>Precio (Sin Iva)................................................................<text:tab/>DOUBLE(10,3) <text:tab/>HPD12</text:p>
      <text:p text:style-name="P1"/>
      <text:p text:style-name="P1"><text:tab/>Recargo de equivalencia .................................................<text:tab/>DOUBLE(5,2) <text:tab/><text:tab/>HPD13</text:p>
      <text:p text:style-name="P1"/>
      <text:p text:style-name="P1"><text:tab/>Tipo de IVA ......................................................................<text:tab/>DOUBLE(5,2) <text:tab/><text:tab/>HPD14</text:p>
      <text:p text:style-name="P1"/>
      <text:p text:style-name="P1"><text:tab/>Precio de costo (Con impuestos)......................................<text:tab/>DOUBLE(10,3) <text:tab/>HPD15</text:p>
      <text:p text:style-name="P1"/>
      <text:p text:style-name="P1"><text:tab/>Precio de venta PVP ........................................................<text:tab/>DOUBLE(10,2) <text:tab/>HPD16</text:p>
      <text:p text:style-name="P1"/>
      <text:p text:style-name="P1"><text:tab/>Importe total Costo (Con Iva+Recargo)...........................<text:tab/>DOUBLE(10,2) <text:tab/>HPD17</text:p>
      <text:p text:style-name="P1"/>
      <text:p text:style-name="P1"><text:tab/>Importe total PVP (Con Margen+Iva+Recargo)................<text:tab/>DOUBLE(10,2) <text:tab/>HPD18</text:p>
      <text:p text:style-name="P1"/>
      <text:p text:style-name="P1"><text:tab/>Familia.............................................................................<text:tab/>INT(4)<text:tab/><text:tab/><text:tab/>HPD19</text:p>
      <text:p text:style-name="P1"/>
      <text:p text:style-name="P1"><text:tab/>Stock Actual (en el momento de pedir) ..........................<text:tab/>DOUBLE(10,2) <text:tab/>HPD20</text:p>
      <text:p text:style-name="P1"/>
      <text:p text:style-name="P1"><text:tab/>Und. Vendidas de X a X mes año actual .........................<text:tab/>DOUBLE(10,2) <text:tab/>HPD21</text:p>
      <text:p text:style-name="P1"/>
      <text:p text:style-name="P1"><text:tab/>Und. Vendidas de X a X mes año anterior ......................<text:tab/>DOUBLE(10,2) <text:tab/>HPD22</text:p>
      <text:p text:style-name="P1"/>
      <text:p text:style-name="P1"><text:tab/>Recibido (S/N )..................................................................<text:tab/>CHAR(1)<text:tab/> <text:tab/>HPD23</text:p>
      <text:p text:style-name="P1"/>
      <text:p text:style-name="P1"><text:tab/>Serie Colores ...................................................................<text:tab/>CHAR(6)<text:tab/><text:tab/>HPD24</text:p>
      <text:p text:style-name="P1"/>
      <text:p text:style-name="P1"><text:tab/>Serie Tallas ......................................................................<text:tab/>CHAR(6)<text:tab/><text:tab/>HPD25</text:p>
      <text:p text:style-name="P1"/>
      <text:p text:style-name="P1"><text:s text:c="11"/>Margen Sobre PVP............................................................<text:tab/>DOUBLE(10,3)<text:tab/>HPD30</text:p>
      <text:p text:style-name="P1"/>
      <text:p text:style-name="P1"/>
      <text:p text:style-name="P4"/>
      <text:p text:style-name="P9">HISTORICO CABECERA DE <text:span text:style-name="T23">FACTURAS DE PROVEEDOR</text:span></text:p>
      <text:p text:style-name="P9"/>
      <text:p text:style-name="P9">HIPEDI<text:span text:style-name="T23">FA</text:span>CCXXXX</text:p>
      <text:p text:style-name="P9"/>
      <text:p text:style-name="P4"><text:span text:style-name="T2"><text:tab/>Tienda</text:span>............................................................................<text:tab/><text:span text:style-name="T2">INT(4)<text:tab/><text:tab/><text:tab/>HPC0</text:span></text:p>
      <text:p text:style-name="P4"><text:span text:style-name="T2"><text:tab/>Fecha</text:span>.............................................................................<text:tab/><text:span text:style-name="T2">DATE<text:tab/><text:tab/><text:tab/>HPC1</text:span></text:p>
      <text:p text:style-name="P4"><text:span text:style-name="T2"><text:tab/>Proveedor</text:span>......................................................................<text:tab/><text:span text:style-name="T2">INT(11)<text:tab/><text:tab/>HPC2</text:span></text:p>
      <text:p text:style-name="P4"><text:soft-page-break/><text:span text:style-name="T2"><text:tab/>Serie </text:span><text:span text:style-name="T6">Factura</text:span><text:span text:style-name="T10">.................................................................</text:span><text:span text:style-name="T2"><text:tab/>CHAR(</text:span><text:span text:style-name="T5">5</text:span><text:span text:style-name="T2">)<text:tab/><text:tab/>HPC3</text:span></text:p>
      <text:p text:style-name="P4"><text:span text:style-name="T2"><text:tab/>Nº </text:span><text:span text:style-name="T6">Factura</text:span>......................................................................<text:tab/><text:span text:style-name="T4">CHAR</text:span><text:span text:style-name="T2">(</text:span><text:span text:style-name="T5">1</text:span><text:span text:style-name="T2">5)<text:tab/><text:tab/>HPC4</text:span></text:p>
      <text:p text:style-name="P4"><text:tab/>Nº de líneas......................................................................<text:tab/>INT(6)<text:tab/> <text:tab/><text:tab/>HPC5</text:p>
      <text:p text:style-name="P4"><text:tab/>Nº Artículos......................................................................<text:tab/>INT(7)<text:tab/><text:tab/><text:tab/>HPC6</text:p>
      <text:p text:style-name="P4"><text:tab/>Importe <text:span text:style-name="T25">factura</text:span> costo.......................................................<text:tab/>DOUBLE(10,2) <text:tab/>HPC7</text:p>
      <text:p text:style-name="P4"><text:tab/>Importe <text:span text:style-name="T25">factura</text:span> costo + Impuestos .................................<text:tab/>DOUBLE(10,2) <text:tab/>HPC8</text:p>
      <text:p text:style-name="P4"><text:tab/>Importe <text:span text:style-name="T25">factura</text:span> pvp ........................................................<text:tab/>DOUBLE(10,2) <text:tab/>HPC9</text:p>
      <text:p text:style-name="P4"><text:tab/>Transmitido (S/N/P).........................................................<text:tab/>CHAR(1)<text:tab/><text:tab/>HPC10</text:p>
      <text:p text:style-name="P4"><text:tab/>Tipo de transmisión....(P=Proveedor / A=Almacén)........<text:tab/>CHAR(1)<text:tab/><text:tab/>HPC11</text:p>
      <text:p text:style-name="P4"><text:tab/>Destino de la transmisión................................................<text:tab/>CHAR(100)<text:tab/><text:tab/>HPC12</text:p>
      <text:p text:style-name="P4"><text:tab/>Nombre del Proveedor.....................................................<text:tab/>CHAR(50)<text:tab/><text:tab/>HPC13</text:p>
      <text:p text:style-name="P4"/>
      <text:p text:style-name="P4"><text:tab/>Código del Cliente para el pedido...................................<text:tab/>INT(11)<text:tab/><text:tab/>HPC14</text:p>
      <text:p text:style-name="P4"><text:tab/>Nombre del Cliente .........................................................<text:tab/>CHAR(50)<text:tab/><text:tab/>HPC15</text:p>
      <text:p text:style-name="P4"><text:tab/>Teléfono del Cliente .........................................................<text:tab/>CHAR(50)<text:tab/><text:tab/>HPC16</text:p>
      <text:p text:style-name="P4"><text:tab/>Importe pedido ................................................................<text:tab/>DOUBLE(10,2) <text:tab/>HPC17</text:p>
      <text:p text:style-name="P4"><text:tab/>Importe entregado a cuenta ...........................................<text:tab/>DOUBLE(10,2) <text:tab/>HPC18</text:p>
      <text:p text:style-name="P4"><text:tab/>Resto de importe pendiente ...........................................<text:tab/>DOUBLE(10,2) <text:tab/>HPC19</text:p>
      <text:p text:style-name="P4"/>
      <text:p text:style-name="P4"><text:tab/>Fecha 1º Vto. ...................................................................<text:tab/>DATE<text:tab/><text:tab/><text:tab/>HPC20</text:p>
      <text:p text:style-name="P4"><text:tab/>Importe 1º Vto. ................................................................<text:tab/>DOUBLE(10,3) <text:tab/>HPC21</text:p>
      <text:p text:style-name="P4"><text:tab/>Fecha 2º Vto. ...................................................................<text:tab/>DATE<text:tab/><text:tab/><text:tab/>HPC22</text:p>
      <text:p text:style-name="P4"><text:tab/>Importe 2º Vto. ................................................................<text:tab/>DOUBLE(10,3) <text:tab/>HPC23</text:p>
      <text:p text:style-name="P4"><text:tab/>Fecha 3º Vto. ...................................................................<text:tab/>DATE<text:tab/><text:tab/><text:tab/>HPC24</text:p>
      <text:p text:style-name="P4"><text:tab/>Importe 3º Vto. ...............................................................<text:tab/>DOUBLE(10,3) <text:tab/>HPC25</text:p>
      <text:p text:style-name="P4"><text:tab/>Fecha 4º Vto. ...................................................................<text:tab/>DATE<text:tab/><text:tab/><text:tab/>HPC26</text:p>
      <text:p text:style-name="P4"><text:tab/>Importe 4º Vto. ................................................................<text:tab/>DOUBLE(10,3) <text:tab/>HPC27</text:p>
      <text:p text:style-name="P4"/>
      <text:p text:style-name="P4"><text:tab/>Tipo documento proveedor <text:span text:style-name="T26">(</text:span>F<text:span text:style-name="T26">) .</text:span>......................................<text:tab/>CHAR(1)<text:tab/><text:tab/>HPC28</text:p>
      <text:p text:style-name="P4"><text:tab/>N. Documento proveedor.................................................<text:tab/>CHAR(30)<text:tab/><text:tab/>HPC29</text:p>
      <text:p text:style-name="P4"><text:tab/>Fecha documento proveedor ..........................................<text:tab/>DATE<text:tab/><text:tab/><text:tab/>HPC30</text:p>
      <text:p text:style-name="P4"/>
      <text:p text:style-name="P4"><text:tab/>Base imp. 1 ...................................................................<text:tab/>DOUBLE(10,3)<text:tab/>HPC31</text:p>
      <text:p text:style-name="P4"><text:tab/>Importe Iva 1 ................................................................<text:tab/>DOUBLE(10,3) <text:tab/>HPC32</text:p>
      <text:p text:style-name="P4"><text:tab/>Base imp. 2 ...................................................................<text:tab/>DOUBLE(10,3)<text:tab/>HPC33</text:p>
      <text:p text:style-name="P4"><text:tab/>Importe Iva 2 ................................................................<text:tab/>DOUBLE(10,3) <text:tab/>HPC34</text:p>
      <text:p text:style-name="P4"><text:tab/>Base imp. 3 ...................................................................<text:tab/>DOUBLE(10,3)<text:tab/>HPC35</text:p>
      <text:p text:style-name="P4"><text:tab/>Importe Iva 3 ................................................................<text:tab/>DOUBLE(10,3) <text:tab/>HPC36</text:p>
      <text:p text:style-name="P4"><text:tab/>Base imp. 4 ...................................................................<text:tab/>DOUBLE(10,3)<text:tab/>HPC37</text:p>
      <text:p text:style-name="P4"><text:tab/>Importe Iva 4 ................................................................<text:tab/>DOUBLE(10,3) <text:tab/>HPC38</text:p>
      <text:p text:style-name="P4"/>
      <text:p text:style-name="P4"><text:tab/>Recuperado como NS/NT/AL/FA/S ....<text:span text:style-name="T18">(por defecto SV sin servir)</text:span>..<text:tab/>CHAR(2)<text:tab/><text:tab/>HPC39</text:p>
      <text:p text:style-name="P4"><text:tab/>Fecha. recuperado ........................................................<text:tab/>DATE<text:tab/><text:tab/><text:tab/>HPC40</text:p>
      <text:p text:style-name="P4"><text:tab/>Serie doc. recuperado ....................................................<text:tab/>CHAR(3)<text:tab/><text:tab/>HPC41</text:p>
      <text:p text:style-name="P4"><text:tab/>N. Doc. recuperado ........................................................<text:tab/>INT(5)<text:tab/><text:tab/><text:tab/>HPC42</text:p>
      <text:p text:style-name="P4"/>
      <text:p text:style-name="P4"><text:tab/>Observaciones Pedido ....................................................<text:tab/>BLOB<text:tab/> <text:tab/><text:tab/>HPC43</text:p>
      <text:p text:style-name="P4"><text:tab/>Importe otros gastos ......................................................<text:tab/>DOUBLE(10,3)<text:tab/>HPC44</text:p>
      <text:p text:style-name="P4"><text:s text:c="11"/>Tupla comparación historial y pedido en Tienda Virtual..<text:tab/>INT(6)<text:tab/><text:tab/><text:tab/>HPC45 </text:p>
      <text:p text:style-name="P4"><text:tab/><text:span text:style-name="T22">Marcado (S/N) ….............................................................<text:tab/>CHAR(1)<text:tab/><text:tab/>HPC46</text:span></text:p>
      <text:p text:style-name="P4"/>
      <text:p text:style-name="P4"><text:tab/><text:span text:style-name="T3">Tipo Doc.Prov</text:span>.: P=Pedido, N=Nota, A=Alb., F=Fact.</text:p>
      <text:p text:style-name="P4"><text:tab/><text:span text:style-name="T3">Transmitido</text:span>.: <text:span text:style-name="T3">S</text:span>–Transmitido, <text:span text:style-name="T3">N</text:span>–No Transm. <text:span text:style-name="T3">P</text:span>–Preparado para transmitir)</text:p>
      <text:p text:style-name="P4"><text:tab/><text:span text:style-name="T3">Recuperado</text:span>.: <text:span text:style-name="T3">NS</text:span>-Normal, <text:span text:style-name="T3">NT</text:span>-Ticket, <text:span text:style-name="T3">AL</text:span>-Albarán, <text:span text:style-name="T3">FA</text:span>-Factura, <text:span text:style-name="T3">S</text:span>-Solo recuperado</text:p>
      <text:p text:style-name="P4"/>
      <text:p text:style-name="P9">HISTORICO DETALLE DE <text:span text:style-name="T23">FACTURAS DE PROVEEDOR</text:span></text:p>
      <text:p text:style-name="P9"/>
      <text:p text:style-name="P9"/>
      <text:p text:style-name="P9">HIPEDI<text:span text:style-name="T23">FA</text:span>DDXXXX</text:p>
      <text:p text:style-name="P4"/>
      <text:p text:style-name="P4"/>
      <text:p text:style-name="P4"><text:span text:style-name="T2"><text:tab/>Tienda</text:span>............................................................................<text:tab/><text:span text:style-name="T2">INT(4)<text:tab/><text:tab/><text:tab/>HPD0</text:span></text:p>
      <text:p text:style-name="P4"><text:soft-page-break/></text:p>
      <text:p text:style-name="P4"><text:span text:style-name="T2"><text:tab/>Fecha</text:span>..............................................................................<text:tab/><text:span text:style-name="T2">DATE<text:tab/><text:tab/><text:tab/>HPD1</text:span></text:p>
      <text:p text:style-name="P4"/>
      <text:p text:style-name="P4"><text:span text:style-name="T2"><text:tab/>Proveedor</text:span>......................................................................<text:tab/><text:span text:style-name="T2">INT(11)<text:tab/><text:tab/>HPD2</text:span></text:p>
      <text:p text:style-name="P4"/>
      <text:p text:style-name="P4"><text:span text:style-name="T2"><text:tab/>Serie </text:span><text:span text:style-name="T6">Factura</text:span><text:span text:style-name="T10">................................................................</text:span><text:span text:style-name="T2"><text:tab/>CHAR(</text:span><text:span text:style-name="T5">5</text:span><text:span text:style-name="T2">)<text:tab/><text:tab/>HPD3</text:span></text:p>
      <text:p text:style-name="P12"/>
      <text:p text:style-name="P4"><text:span text:style-name="T2"><text:tab/>Nº </text:span><text:span text:style-name="T6">Factura </text:span>....................................................................<text:tab/><text:span text:style-name="T4">CHAR</text:span><text:span text:style-name="T2">(</text:span><text:span text:style-name="T5">1</text:span><text:span text:style-name="T2">5)<text:tab/><text:tab/>HPD4</text:span></text:p>
      <text:p text:style-name="P4"/>
      <text:p text:style-name="P4"><text:tab/><text:span text:style-name="T3">Nº Línea</text:span><text:span text:style-name="T10"> ......</text:span><text:span text:style-name="T9">..................................................................</text:span><text:tab/><text:span text:style-name="T3">INT(6)</text:span><text:tab/><text:tab/><text:tab/><text:span text:style-name="T3">HPD5</text:span></text:p>
      <text:p text:style-name="P4"/>
      <text:p text:style-name="P4"><text:tab/><text:span text:style-name="T10">Código Artículo ..</text:span><text:span text:style-name="T9">.............................................................</text:span><text:tab/><text:span text:style-name="T10">CHAR(13)</text:span><text:tab/><text:tab/>H<text:span text:style-name="T10">PD6</text:span></text:p>
      <text:p text:style-name="P4"/>
      <text:p text:style-name="P4"><text:tab/>Descripción......................................................................<text:tab/>CHAR(50)<text:tab/> <text:tab/>HPD7</text:p>
      <text:p text:style-name="P4"/>
      <text:p text:style-name="P4"><text:tab/>Unidades a pedir..............................................................<text:tab/>DOUBLE(10,2) <text:tab/>HPD8</text:p>
      <text:p text:style-name="P4"/>
      <text:p text:style-name="P4"><text:tab/>Bonificaciones..................................................................<text:tab/>DOUBLE(10,2) <text:tab/>HPD9</text:p>
      <text:p text:style-name="P4"/>
      <text:p text:style-name="P4"><text:tab/>Precio de costo (Sin Iva)...................................................<text:tab/>DOUBLE(10,3) <text:tab/>HPD10</text:p>
      <text:p text:style-name="P4"/>
      <text:p text:style-name="P4"><text:tab/>Margen ............................................................................<text:tab/>DOUBLE(10,3)<text:tab/>HPD11</text:p>
      <text:p text:style-name="P4"/>
      <text:p text:style-name="P4"><text:tab/>Precio (Sin Iva)................................................................<text:tab/>DOUBLE(10,3) <text:tab/>HPD12</text:p>
      <text:p text:style-name="P4"/>
      <text:p text:style-name="P4"><text:tab/>Recargo de equivalencia .................................................<text:tab/>DOUBLE(5,2) <text:tab/><text:tab/>HPD13</text:p>
      <text:p text:style-name="P4"/>
      <text:p text:style-name="P4"><text:tab/>Tipo de IVA ......................................................................<text:tab/>DOUBLE(5,2) <text:tab/><text:tab/>HPD14</text:p>
      <text:p text:style-name="P4"/>
      <text:p text:style-name="P4"><text:tab/>Precio de costo (Con impuestos)......................................<text:tab/>DOUBLE(10,3) <text:tab/>HPD15</text:p>
      <text:p text:style-name="P4"/>
      <text:p text:style-name="P4"><text:tab/>Precio de venta PVP ........................................................<text:tab/>DOUBLE(10,2) <text:tab/>HPD16</text:p>
      <text:p text:style-name="P4"/>
      <text:p text:style-name="P4"><text:tab/>Importe total Costo (Con Iva+Recargo)...........................<text:tab/>DOUBLE(10,2) <text:tab/>HPD17</text:p>
      <text:p text:style-name="P4"/>
      <text:p text:style-name="P4"><text:tab/>Importe total PVP (Con Margen+Iva+Recargo)................<text:tab/>DOUBLE(10,2) <text:tab/>HPD18</text:p>
      <text:p text:style-name="P4"/>
      <text:p text:style-name="P4"><text:tab/>Familia.............................................................................<text:tab/>INT(4)<text:tab/><text:tab/><text:tab/>HPD19</text:p>
      <text:p text:style-name="P4"/>
      <text:p text:style-name="P4"><text:tab/>Stock Actual (en el momento de pedir) ..........................<text:tab/>DOUBLE(10,2) <text:tab/>HPD20</text:p>
      <text:p text:style-name="P4"/>
      <text:p text:style-name="P4"><text:tab/>Und. Vendidas de X a X mes año actual .........................<text:tab/>DOUBLE(10,2) <text:tab/>HPD21</text:p>
      <text:p text:style-name="P4"/>
      <text:p text:style-name="P4"><text:tab/>Und. Vendidas de X a X mes año anterior ......................<text:tab/>DOUBLE(10,2) <text:tab/>HPD22</text:p>
      <text:p text:style-name="P4"/>
      <text:p text:style-name="P4"><text:tab/>Recibido (S/N )..................................................................<text:tab/>CHAR(1)<text:tab/> <text:tab/>HPD23</text:p>
      <text:p text:style-name="P4"/>
      <text:p text:style-name="P4"><text:tab/>Serie Colores ...................................................................<text:tab/>CHAR(6)<text:tab/><text:tab/>HPD24</text:p>
      <text:p text:style-name="P4"/>
      <text:p text:style-name="P4"><text:tab/>Serie Tallas ......................................................................<text:tab/>CHAR(6)<text:tab/><text:tab/>HPD25</text:p>
      <text:p text:style-name="P4"/>
      <text:p text:style-name="P4"><text:s text:c="11"/>Margen Sobre PVP............................................................<text:tab/>DOUBLE(10,3)<text:tab/>HPD30</text:p>
      <text:p text:style-name="P4"/>
      <text:p text:style-name="P4"/>
      <text:p text:style-name="P4"/>
      <text:p text:style-name="P1"/>
      <text:p text:style-name="P1"/>
      <text:p text:style-name="P8">DETALLE DE ARQUEOS</text:p>
      <text:p text:style-name="P8"/>
      <text:p text:style-name="P8"/>
      <text:p text:style-name="P8">ARQUEOSXXXX</text:p>
      <text:p text:style-name="P1"/>
      <text:p text:style-name="P1"><text:soft-page-break/></text:p>
      <text:p text:style-name="P1"><text:span text:style-name="T2"><text:tab/>Fecha</text:span>.......................................................................<text:tab/>DATE <text:tab/><text:span text:style-name="T2"><text:tab/><text:tab/>fecha</text:span></text:p>
      <text:p text:style-name="P1"/>
      <text:p text:style-name="P1"><text:span text:style-name="T2"><text:tab/>Puesto</text:span>......................................................................<text:tab/>CHAR(1)<text:span text:style-name="T2"><text:tab/><text:tab/>CAJA</text:span></text:p>
      <text:p text:style-name="P1"/>
      <text:p text:style-name="P13"><text:tab/>Monedas de 2 Euros...................................................<text:tab/>INT(3)<text:tab/><text:tab/><text:tab/>C2E</text:p>
      <text:p text:style-name="P13"><text:tab/>Monedas de 1 Euro.....................................................<text:tab/>INT(3)<text:tab/><text:tab/><text:tab/>C1E</text:p>
      <text:p text:style-name="P13"><text:tab/>Monedas de 0,50 Euros..............................................<text:tab/>INT(3)<text:tab/><text:tab/><text:tab/>C05E</text:p>
      <text:p text:style-name="P13"><text:tab/>Monedas de 0,20 Euros..............................................<text:tab/>INT(3)<text:tab/><text:tab/><text:tab/>C02E</text:p>
      <text:p text:style-name="P13"><text:tab/>Monedas de 0,10 Euros..............................................<text:tab/>INT(3)<text:tab/><text:tab/><text:tab/>C01E</text:p>
      <text:p text:style-name="P13"><text:tab/>Monedas de 0,05 Euros..............................................<text:tab/>INT(3)<text:tab/><text:tab/><text:tab/>C005E</text:p>
      <text:p text:style-name="P13"><text:tab/>Monedas de 0,02 Euros..............................................<text:tab/>INT(3)<text:tab/><text:tab/><text:tab/>C002E</text:p>
      <text:p text:style-name="P13"><text:tab/>Monedas de 0,01 Euros..............................................<text:tab/>INT(3)<text:tab/><text:tab/><text:tab/>C001E</text:p>
      <text:p text:style-name="P13"/>
      <text:p text:style-name="P13"><text:tab/>Monedas de 500 Euros...............................................<text:tab/>INT(3)<text:tab/><text:tab/><text:tab/>C500E</text:p>
      <text:p text:style-name="P13"><text:tab/>Monedas de 200 Euros...............................................<text:tab/>INT(3)<text:tab/><text:tab/><text:tab/>C200E</text:p>
      <text:p text:style-name="P13"><text:tab/>Monedas de 100 Euros...............................................<text:tab/>INT(3)<text:tab/><text:tab/><text:tab/>C100E</text:p>
      <text:p text:style-name="P13"><text:tab/>Monedas de 50 Euros.................................................<text:tab/>INT(3)<text:tab/><text:tab/><text:tab/>C50E</text:p>
      <text:p text:style-name="P13"><text:tab/>Monedas de 20 Euros.................................................<text:tab/>INT(3)<text:tab/><text:tab/><text:tab/>C20E</text:p>
      <text:p text:style-name="P13"><text:tab/>Monedas de 10 Euros.................................................<text:tab/>INT(3)<text:tab/><text:tab/><text:tab/>C10E</text:p>
      <text:p text:style-name="P13"><text:tab/>Monedas de 5 Euros...................................................<text:tab/>INT(3)<text:tab/><text:tab/><text:tab/>C5E</text:p>
      <text:p text:style-name="P13"/>
      <text:p text:style-name="P13"><text:tab/>Importe Cobrado en Talones ....................................<text:tab/>DOUBLE(6,2)<text:tab/><text:tab/><text:span text:style-name="T17">CTALONES</text:span></text:p>
      <text:p text:style-name="P13"/>
      <text:p text:style-name="P13"><text:tab/>Importe Cobrado en Tarjetas ....................................<text:tab/>DOUBLE(6,2)<text:tab/><text:tab/><text:span text:style-name="T17">CTARJETAS</text:span></text:p>
      <text:p text:style-name="P13"/>
      <text:p text:style-name="P13"><text:tab/>Fecha de inicio de ventas del Arqueo ......................<text:tab/>DATE<text:tab/><text:tab/><text:tab/>FDESDE</text:p>
      <text:p text:style-name="P13"/>
      <text:p text:style-name="P13"><text:tab/>Fecha de fin de ventas del Arqueo ..........................<text:tab/>DATE<text:tab/><text:tab/><text:tab/>FHASTA</text:p>
      <text:p text:style-name="P13"/>
      <text:p text:style-name="P13"><text:tab/>Fecha para anotar el cambio dia sgte......................<text:tab/>DATE<text:tab/><text:tab/><text:tab/>FCAMBIO</text:p>
      <text:p text:style-name="P13"/>
      <text:p text:style-name="P13"><text:tab/>Importe que debe haber en efectivo entre dias.....<text:tab/>DOUBLE(6,2)<text:tab/><text:tab/><text:span text:style-name="T17">IEFECTIVO</text:span></text:p>
      <text:p text:style-name="P13"/>
      <text:p text:style-name="P13"><text:tab/>Importe que debe haber en Tarjetas Y Talones.....<text:tab/><text:tab/>DOUBLE(6,2)<text:tab/><text:tab/><text:span text:style-name="T17">ITT</text:span></text:p>
      <text:p text:style-name="P13"/>
      <text:p text:style-name="P13"><text:tab/>Numero que debe haber en Tarjetas Y Talones.....<text:tab/><text:tab/>INT(3)<text:tab/><text:tab/><text:tab/>N<text:span text:style-name="T17">TT</text:span></text:p>
      <text:p text:style-name="P13"/>
      <text:p text:style-name="P13"><text:tab/>Cambio anterior en caja .....................................<text:tab/><text:tab/>DOUBLE(6,2)<text:tab/><text:tab/><text:span text:style-name="T17">CANT</text:span></text:p>
      <text:p text:style-name="P13"/>
      <text:p text:style-name="P13"/>
      <text:p text:style-name="P13"><text:tab/>Importe TOTAL en caja, efect,tarj.y talones ........<text:tab/><text:tab/>DOUBLE(6,2)<text:tab/><text:tab/>TOTALC</text:p>
      <text:p text:style-name="P13"/>
      <text:p text:style-name="P13"><text:tab/>Importe de entregas a cuenta............................<text:tab/><text:tab/>DOUBLE(6,2)<text:tab/><text:tab/>ENTREGAS</text:p>
      <text:p text:style-name="P13"/>
      <text:p text:style-name="P13"><text:tab/>Importe de cuentas a credito realizadas .............<text:tab/><text:tab/>DOUBLE(6,2)<text:tab/><text:tab/>DEUDASP</text:p>
      <text:p text:style-name="P13"/>
      <text:p text:style-name="P13"><text:tab/>Numero de Albaranes realizados ............................<text:tab/>INT(3)<text:tab/><text:tab/><text:tab/>NALB</text:p>
      <text:p text:style-name="P13"/>
      <text:p text:style-name="P13"><text:tab/>Incidencias que provocan alteracion en las ventas,,<text:tab/>BLOB<text:tab/><text:tab/><text:tab/><text:span text:style-name="T17">INCIDENCIA</text:span></text:p>
      <text:p text:style-name="P13"><text:tab/>anormal (ejemplo.- metereología) para compración</text:p>
      <text:p text:style-name="P13"><text:tab/>con años anteriores/posteriores</text:p>
      <text:p text:style-name="P13"/>
      <text:p text:style-name="P13"/>
      <text:p text:style-name="P13"/>
      <text:p text:style-name="P1"/>
      <text:p text:style-name="P8">FICHERO DE CAJAS</text:p>
      <text:p text:style-name="P8"/>
      <text:p text:style-name="P8">CAJASXXXX</text:p>
      <text:p text:style-name="P2"/>
      <text:p text:style-name="P6"/>
      <text:p text:style-name="P1"><text:span text:style-name="T2"><text:tab/>Fecha</text:span><text:span text:style-name="T10"> ........................</text:span>.....................................................<text:tab/><text:span text:style-name="T2">DATE<text:tab/><text:tab/><text:tab/>CA0</text:span></text:p>
      <text:p text:style-name="P1"><text:soft-page-break/></text:p>
      <text:p text:style-name="P1"><text:span text:style-name="T2"><text:tab/>Dispensador </text:span><text:span text:style-name="T10">............</text:span>......................................................<text:tab/><text:span text:style-name="T2">INT(4)<text:tab/><text:tab/><text:tab/>CA1</text:span></text:p>
      <text:p text:style-name="P1"/>
      <text:p text:style-name="P1"><text:span text:style-name="T3"><text:tab/>Puesto de venta (TPV)</text:span> ...............................................<text:tab/><text:span text:style-name="T3">CHAR(2)</text:span><text:tab/> <text:tab/><text:span text:style-name="T3">CA2</text:span></text:p>
      <text:p text:style-name="P1"/>
      <text:p text:style-name="P1"><text:span text:style-name="T2"><text:tab/>Familia </text:span><text:span text:style-name="T10">.................</text:span>.........................................................<text:tab/><text:span text:style-name="T2">INT(4)<text:tab/><text:tab/><text:tab/>CA3</text:span></text:p>
      <text:p text:style-name="P1"/>
      <text:p text:style-name="P1"><text:tab/>Unidades Vendidas...........................................................<text:tab/>DOUBLE(10,2) <text:tab/>CA4</text:p>
      <text:p text:style-name="P1"/>
      <text:p text:style-name="P1"><text:tab/>Importe Vendido...............................................................<text:tab/>DOUBLE(10,2)<text:tab/>CA5</text:p>
      <text:p text:style-name="P1"/>
      <text:p text:style-name="P1"><text:tab/>Unidades Devueltas.........................................................<text:tab/>DOUBLE(10,2) <text:tab/>CA6</text:p>
      <text:p text:style-name="P1"/>
      <text:p text:style-name="P1"><text:tab/>Importe Devuelto.............................................................<text:tab/>DOUBLE(10,2) <text:tab/>CA7</text:p>
      <text:p text:style-name="P1"/>
      <text:p text:style-name="P1"><text:tab/>Importe vendido al costo..................................................<text:tab/>DOUBLE(10,2) <text:tab/>CA8</text:p>
      <text:p text:style-name="P1"/>
      <text:p text:style-name="P1"><text:tab/>Nº de Facturas realizadas.................................................<text:tab/>DOUBLE(10,2) <text:tab/>CA9</text:p>
      <text:p text:style-name="P1"/>
      <text:p text:style-name="P1"><text:tab/>Importe Facturas realizadas.............................................<text:tab/>DOUBLE(10,2) <text:tab/>CA10</text:p>
      <text:p text:style-name="P1"/>
      <text:p text:style-name="P1"><text:tab/>Nº de Albaranes realizados..............................................<text:tab/>DOUBLE(10,2) <text:tab/>CA11</text:p>
      <text:p text:style-name="P1"/>
      <text:p text:style-name="P1"><text:tab/>Importe Albaranes realizados...........................................<text:tab/>DOUBLE(10,2) <text:tab/>CA12</text:p>
      <text:p text:style-name="P1"/>
      <text:p text:style-name="P1"><text:tab/>Nº de Tarjetas realizadas..................................................<text:tab/>DOUBLE(10,2) <text:tab/>CA13</text:p>
      <text:p text:style-name="P1"/>
      <text:p text:style-name="P1"><text:tab/>Importe Tarjetas realizadas..............................................<text:tab/>DOUBLE(10,2) <text:tab/>CA14</text:p>
      <text:p text:style-name="P1"/>
      <text:p text:style-name="P1"><text:tab/>Beneficio Obtenido...........................................................<text:tab/>DOUBLE(10,2) <text:tab/>CA15</text:p>
      <text:p text:style-name="P1"/>
      <text:p text:style-name="P1"><text:tab/>Saldo inicial .....................................................................<text:tab/>DOUBLE(10,2) <text:tab/>CA16</text:p>
      <text:p text:style-name="P1"/>
      <text:p text:style-name="P1"><text:tab/>Cambios ..........................................................................<text:tab/>DOUBLE(10,2) <text:tab/>CA17</text:p>
      <text:p text:style-name="P1"/>
      <text:p text:style-name="P1"><text:tab/>Retiradas de fondos ........................................................<text:tab/>DOUBLE(10,2) <text:tab/>CA18</text:p>
      <text:p text:style-name="P1"/>
      <text:p text:style-name="P1"><text:tab/>Pagos varios ....................................................................<text:tab/>DOUBLE(10,2) <text:tab/>CA19</text:p>
      <text:p text:style-name="P1"/>
      <text:p text:style-name="P1"><text:tab/>Importe Deudas ..... ........................................................<text:tab/>DOUBLE(10,2) <text:tab/>CA20</text:p>
      <text:p text:style-name="P1"/>
      <text:p text:style-name="P1"><text:tab/>Cobro de deudas .............................................................<text:tab/>DOUBLE(10,2) <text:tab/>CA21</text:p>
      <text:p text:style-name="P1"/>
      <text:p text:style-name="P1"><text:tab/>Entregas a cuenta ...........................................................<text:tab/>DOUBLE(10,2) <text:tab/>CA22</text:p>
      <text:p text:style-name="P1"/>
      <text:p text:style-name="P1"><text:tab/>Descuentos totales .........................................................<text:tab/>DOUBLE(10,2) <text:tab/>CA23</text:p>
      <text:p text:style-name="P1"/>
      <text:p text:style-name="P1"><text:tab/>Descuentos en lineas.......................................................<text:tab/>DOUBLE(10,2) <text:tab/>CA24</text:p>
      <text:p text:style-name="P13"/>
      <text:p text:style-name="P1"><text:tab/>Estado (Impresa/Cerrada/Anulada).................................<text:tab/>CHAR(1) <text:tab/><text:tab/>CA25<text:line-break/></text:p>
      <text:p text:style-name="P1"><text:tab/>Fecha traspaso contabilidad ...........................................<text:tab/>DATE <text:tab/><text:tab/><text:tab/>CA26</text:p>
      <text:p text:style-name="P13"/>
      <text:p text:style-name="P13"><text:tab/>Importe Puntos Fidelización.............................................<text:tab/>DOUBLE(10,2)<text:tab/>CA27</text:p>
      <text:p text:style-name="P1"/>
      <text:p text:style-name="P8">CREDITOS CABECERAS</text:p>
      <text:p text:style-name="P1"/>
      <text:p text:style-name="P8">CREDITOSXXXX</text:p>
      <text:p text:style-name="P1"/>
      <text:p text:style-name="P1"/>
      <text:p text:style-name="P1"><text:span text:style-name="T2"><text:tab/>Cliente </text:span><text:span text:style-name="T8">...........</text:span><text:span text:style-name="T7">..</text:span>.............................................................<text:tab/><text:span text:style-name="T1">INT</text:span><text:span text:style-name="T2">(6)<text:tab/><text:tab/><text:tab/>CRE0</text:span></text:p>
      <text:p text:style-name="P1"/>
      <text:p text:style-name="P1"><text:soft-page-break/><text:span text:style-name="T2"><text:tab/>Fecha de la operación </text:span><text:span text:style-name="T10">.........................</text:span>.......................<text:tab/><text:span text:style-name="T2">DATE <text:tab/><text:tab/><text:tab/>CRE1</text:span></text:p>
      <text:p text:style-name="P1"/>
      <text:p text:style-name="P1"><text:span text:style-name="T2"><text:tab/>Hora de la operación </text:span><text:span text:style-name="T10">..................</text:span>................................<text:tab/><text:span text:style-name="T2">TIME <text:tab/><text:tab/><text:tab/>CRE2</text:span></text:p>
      <text:p text:style-name="P1"/>
      <text:p text:style-name="P1"><text:span text:style-name="T2"><text:tab/>Tipo de operación </text:span>.........(1)......................................... <text:tab/><text:span text:style-name="T2">CHAR(2)<text:tab/><text:tab/>CRE3</text:span></text:p>
      <text:p text:style-name="P1"/>
      <text:p text:style-name="P13"><text:tab/><text:span text:style-name="T3">Serie de Ticket/Alb./Fact</text:span>. ...........................................<text:tab/><text:span text:style-name="T3">CHAR(3)</text:span> <text:tab/><text:tab/><text:span text:style-name="T3">CRE4</text:span></text:p>
      <text:p text:style-name="P6"/>
      <text:p text:style-name="P1"><text:span text:style-name="T2"><text:tab/>N. Ticket / Alb. / Fact. </text:span>.................................................<text:tab/><text:span text:style-name="T1">INT</text:span><text:span text:style-name="T2">(7)<text:tab/><text:tab/><text:tab/>CRE5</text:span></text:p>
      <text:p text:style-name="P1"/>
      <text:p text:style-name="P1"><text:tab/>Descripción .....................................................................<text:tab/>CHAR(100)<text:tab/><text:tab/>CRE6</text:p>
      <text:p text:style-name="P1"/>
      <text:p text:style-name="P1"><text:tab/>Debe ...............................................................................<text:tab/>DOUBLE(10,2)<text:tab/>CRE7</text:p>
      <text:p text:style-name="P1"/>
      <text:p text:style-name="P1"><text:tab/>Haber ..............................................................................<text:tab/>DOUBLE(10,2)<text:tab/>CRE8</text:p>
      <text:p text:style-name="P1"/>
      <text:p text:style-name="P1"><text:tab/>Marcada (S/N) .................................................................<text:tab/>CHAR(1)<text:tab/><text:tab/>CRE9</text:p>
      <text:p text:style-name="P1"/>
      <text:p text:style-name="P1"><text:tab/>Usuario ...........................................................................<text:tab/>INT(4)<text:tab/><text:tab/><text:tab/>CRE10</text:p>
      <text:p text:style-name="P1"/>
      <text:p text:style-name="P13"><text:tab/>Caja ................................................................................<text:tab/>CHAR(1)<text:tab/><text:tab/>CRE11</text:p>
      <text:p text:style-name="P11"/>
      <text:p text:style-name="P13"><text:tab/>Tipo de pago ............(2)..................................................<text:tab/>CHAR(10)<text:tab/><text:tab/>CRE12</text:p>
      <text:p text:style-name="P1"/>
      <text:p text:style-name="P1"><text:tab/>Importe total ..................................................................<text:tab/>DOUBLE(10,2) <text:tab/>CRE13</text:p>
      <text:p text:style-name="P1"/>
      <text:p text:style-name="P1"><text:tab/>% Descuento ..................................................................<text:tab/>DOUBLE(5,2)<text:tab/><text:tab/>CRE14</text:p>
      <text:p text:style-name="P1"/>
      <text:p text:style-name="P1"><text:tab/>Importe total con dto .....................................................<text:tab/>DOUBLE(10,2) <text:tab/>CRE15</text:p>
      <text:p text:style-name="P1"/>
      <text:p text:style-name="P1"><text:tab/>Entrega ..........................................................................<text:tab/>DOUBLE(10,2)<text:tab/>CRE16</text:p>
      <text:p text:style-name="P1"/>
      <text:p text:style-name="P1"><text:tab/>Cambio ...........................................................................<text:tab/>DOUBLE(10,2)<text:tab/>CRE17</text:p>
      <text:p text:style-name="P1"/>
      <text:p text:style-name="P1"><text:tab/>Entrega Tarjeta...............................................................<text:tab/>DOUBLE(10,2)<text:tab/>CRE18</text:p>
      <text:p text:style-name="P1"/>
      <text:p text:style-name="P13"><text:tab/>Observaciones ................................................................<text:tab/>BLOB<text:tab/><text:tab/><text:tab/>CRE19</text:p>
      <text:p text:style-name="P1"/>
      <text:p text:style-name="P1"/>
      <text:p text:style-name="P1"><text:s text:c="3"/><text:tab/> <text:s text:c="4"/><text:span text:style-name="T3">(1) Tipo Operación</text:span> <text:tab/> <text:tab/><text:tab/> <text:s text:c="6"/><text:span text:style-name="T3">(2) Tipo de pago</text:span></text:p>
      <text:p text:style-name="P1"><text:tab/><text:tab/>* NS=Normal<text:tab/><text:tab/><text:tab/><text:tab/> <text:tab/>* CONTADO</text:p>
      <text:p text:style-name="P1"><text:tab/><text:tab/>* NT=Ticket<text:tab/><text:tab/><text:tab/><text:tab/><text:tab/>* 4-B</text:p>
      <text:p text:style-name="P1"><text:tab/><text:tab/>* AL=Albarán<text:tab/><text:tab/><text:tab/><text:tab/><text:tab/>* VISA</text:p>
      <text:p text:style-name="P1"><text:tab/><text:tab/>* FA=Factura<text:tab/><text:tab/><text:tab/><text:tab/><text:tab/>* MASTER CARD</text:p>
      <text:p text:style-name="P1"><text:tab/><text:tab/>* RE=Reparación<text:tab/><text:tab/><text:tab/><text:tab/>* RED 6000</text:p>
      <text:p text:style-name="P1"><text:tab/><text:tab/>* CO=Cobro Crédito<text:tab/><text:tab/><text:tab/><text:tab/>* CONT.+TARJ</text:p>
      <text:p text:style-name="P1"><text:tab/><text:tab/>* EN=Entrega a cuenta<text:tab/><text:tab/><text:tab/>* OTRAS.</text:p>
      <text:p text:style-name="P1"><text:tab/><text:tab/>* PR=Prestam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CREDITOS DETALLES</text:p>
      <text:p text:style-name="P1"/>
      <text:p text:style-name="P1"/>
      <text:p text:style-name="P8"><text:soft-page-break/>CREDITOSDDXXXX</text:p>
      <text:p text:style-name="P1"/>
      <text:p text:style-name="P1"/>
      <text:p text:style-name="P1"/>
      <text:p text:style-name="P1"><text:span text:style-name="T2"><text:tab/>Cgo. Cliente </text:span><text:span text:style-name="T10">…................</text:span>...............................................<text:tab/><text:span text:style-name="T3">INT(6) <text:tab/><text:tab/>CRED0</text:span></text:p>
      <text:p text:style-name="P1"/>
      <text:p text:style-name="P1"><text:span text:style-name="T2"><text:tab/>Fecha de la operación </text:span>................................................<text:tab/><text:span text:style-name="T2">DATE <text:tab/><text:tab/><text:tab/>CRED1</text:span></text:p>
      <text:p text:style-name="P1"/>
      <text:p text:style-name="P1"><text:span text:style-name="T2"><text:tab/>Hora de la operación </text:span>..................................................<text:tab/><text:span text:style-name="T2">TIME <text:tab/><text:tab/><text:tab/>CRED2</text:span></text:p>
      <text:p text:style-name="P6"/>
      <text:p text:style-name="P13"><text:span text:style-name="T2"><text:tab/></text:span><text:span text:style-name="T3">Serie de Ticket/Alb./Fact</text:span>. ...........................................<text:span text:style-name="T2"><text:tab/></text:span><text:span text:style-name="T3">CHAR(3)</text:span><text:span text:style-name="T2"> <text:tab/><text:tab/>CRED3</text:span></text:p>
      <text:p text:style-name="P6"/>
      <text:p text:style-name="P1"><text:span text:style-name="T2"><text:tab/>N. Ticket / Alb. / Fact. </text:span>.................................................<text:tab/><text:span text:style-name="T1">INT</text:span><text:span text:style-name="T2">(7)<text:tab/><text:tab/><text:tab/>CRED4</text:span></text:p>
      <text:p text:style-name="P13"/>
      <text:p text:style-name="P13"><text:tab/><text:span text:style-name="T3">Número de línea</text:span> ..........................................................<text:tab/><text:span text:style-name="T3">INT(5)</text:span><text:tab/><text:tab/><text:tab/><text:span text:style-name="T2">CRED</text:span><text:span text:style-name="T3">5</text:span></text:p>
      <text:p text:style-name="P13"/>
      <text:p text:style-name="P13"><text:tab/>Cgo. Artículo....................................................................<text:tab/>CHAR(13)<text:tab/><text:tab/>CRED6</text:p>
      <text:p text:style-name="P13"/>
      <text:p text:style-name="P13"><text:tab/>Descripción.......................................................................BLOB<text:tab/><text:tab/><text:tab/>CRED7</text:p>
      <text:p text:style-name="P13"/>
      <text:p text:style-name="P13"><text:tab/>Cantidad...........................................................................<text:tab/>DOUBLE(10,2) <text:tab/>CRED8</text:p>
      <text:p text:style-name="P13"/>
      <text:p text:style-name="P13"><text:tab/>Precio del artículo (Con Iva) .............................................DOUBLE(10,3) <text:tab/>CRED9</text:p>
      <text:p text:style-name="P13"/>
      <text:p text:style-name="P13"><text:tab/>Precio del articulo (Sin Iva)...............................................DOUBLE(10,3) <text:tab/>CRED10</text:p>
      <text:p text:style-name="P13"/>
      <text:p text:style-name="P13"><text:tab/>Descuento Lineal..............................................................<text:tab/>DOUBLE(5,3) <text:tab/><text:tab/>CRED11</text:p>
      <text:p text:style-name="P13"/>
      <text:p text:style-name="P13"><text:tab/>Importe de la línea (Sin Iva, Con Dto-L).........................<text:tab/>DOUBLE(10,3) <text:tab/>CRED12</text:p>
      <text:p text:style-name="P13"/>
      <text:p text:style-name="P13"><text:tab/>% IVA.................................................................................INT(3)<text:tab/> <text:tab/><text:tab/>CRED13</text:p>
      <text:p text:style-name="P13"/>
      <text:p text:style-name="P13"><text:tab/>Importe de la línea (Con Iva, Con Dto-L)..........................<text:tab/>DOUBLE(10,3) <text:tab/>CRED14</text:p>
      <text:p text:style-name="P13"/>
      <text:p text:style-name="P13"><text:tab/>Código Color / Talla ........................................................<text:tab/>CHAR(23)<text:tab/><text:tab/>CRED15</text:p>
      <text:p text:style-name="P13"/>
      <text:p text:style-name="P13"><text:tab/>Tipo de linea .......(A=Artic. E=Envase, L=Lote)...............<text:tab/>CHAR(1) <text:tab/><text:tab/>CRED16</text:p>
      <text:p text:style-name="P13"/>
      <text:p text:style-name="P13"><text:tab/>Marcada S / N .................................................................<text:tab/>CHAR(1)<text:tab/><text:tab/>CRED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CHERO DE PUESTOS</text:p>
      <text:p text:style-name="P2"/>
      <text:p text:style-name="P2"/>
      <text:p text:style-name="P2"/>
      <text:p text:style-name="P2"/>
      <text:p text:style-name="P2"><text:soft-page-break/>PUESTOSXXXX</text:p>
      <text:p text:style-name="P2"/>
      <text:p text:style-name="P1"/>
      <text:p text:style-name="P1"/>
      <text:p text:style-name="P1"/>
      <text:p text:style-name="P1"/>
      <text:p text:style-name="Standard"><text:span text:style-name="T13"><text:tab/>Código puesto</text:span><text:span text:style-name="T15">........................................................................ <text:tab/>CHAR(2)<text:tab/></text:span><text:span text:style-name="T14">PT0</text:span></text:p>
      <text:p text:style-name="P1"/>
      <text:p text:style-name="P1"><text:tab/>Descripción...............................................................................<text:tab/>CHAR(50)<text:tab/>PT1</text:p>
      <text:p text:style-name="P1"/>
      <text:p text:style-name="P1"><text:tab/>Teléfono.................................................................................... <text:s/><text:tab/>CHAR(20)<text:tab/>PT2</text:p>
      <text:p text:style-name="P1"/>
      <text:p text:style-name="P1"><text:tab/>Dirección IP............................................................................... <text:tab/>CHAR(15)<text:tab/>PT3</text:p>
      <text:p text:style-name="P1"/>
      <text:p text:style-name="P1"><text:tab/>Puerto de conexión....................................................................<text:tab/>CHAR(4)<text:tab/>PT4</text:p>
      <text:p text:style-name="P1"/>
      <text:p text:style-name="P1"><text:tab/>Usuario para comunicaciones.................................................... <text:tab/>CHAR(15)<text:tab/>PT5</text:p>
      <text:p text:style-name="P1"/>
      <text:p text:style-name="P1"><text:tab/>Clave de acceso para comunicaciones......................................<text:tab/>CHAR(15)<text:tab/>PT6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1"/>
      <text:p text:style-name="P8">HISTORICO DE ALBARANES (CABECERAS)</text:p>
      <text:p text:style-name="P8"/>
      <text:p text:style-name="P8">HISALBACXXXX</text:p>
      <text:p text:style-name="P1"/>
      <text:p text:style-name="P1"/>
      <text:p text:style-name="P1"><text:span text:style-name="T2"><text:tab/>Cgo. Cliente </text:span><text:span text:style-name="T8">...</text:span><text:span text:style-name="T7">..................</text:span>............................................<text:tab/><text:span text:style-name="T2">INT(11)<text:tab/><text:tab/>HAC0</text:span></text:p>
      <text:p text:style-name="P1"><text:soft-page-break/></text:p>
      <text:p text:style-name="P1"><text:span text:style-name="T2"><text:tab/>Fecha albarán </text:span><text:span text:style-name="T8">.</text:span><text:span text:style-name="T7">........................</text:span>.....................................<text:tab/><text:span text:style-name="T2">DATE<text:tab/><text:tab/><text:tab/>HAC1</text:span></text:p>
      <text:p text:style-name="P1"/>
      <text:p text:style-name="P7"><text:tab/>Serie<text:span text:style-name="T10">................................................................................<text:tab/></text:span>CHAR(3)<text:tab/><text:tab/>HAC2</text:p>
      <text:p text:style-name="P1"/>
      <text:p text:style-name="P1"><text:span text:style-name="T2"><text:tab/>Nº albarán </text:span>...<text:span text:style-name="T8">.....</text:span>.............................................................<text:tab/><text:span text:style-name="T2">INT(7)<text:tab/><text:tab/><text:tab/>HAC3</text:span></text:p>
      <text:p text:style-name="P1"/>
      <text:p text:style-name="P1"><text:tab/>Nº de Líneas....................................................................<text:tab/>INT(4)<text:tab/> <text:tab/><text:tab/>HAC4</text:p>
      <text:list xml:id="list95016770069238" text:continue-numbering="true" text:style-name="L1">
        <text:list-header>
          <text:p text:style-name="P23"/>
          <text:p text:style-name="P23">Nº de Artículos.................................................................<text:tab/>DOUBLE(10,2)<text:tab/>HAC5</text:p>
        </text:list-header>
      </text:list>
      <text:p text:style-name="P1"/>
      <text:p text:style-name="P1"><text:tab/>Descuento pronto pago...................................................<text:tab/>DOUBLE(5,2) <text:tab/><text:tab/>HAC6</text:p>
      <text:p text:style-name="P1"/>
      <text:p text:style-name="P1"><text:tab/>Recargo de equivalencia S/N ..........................................<text:tab/>CHAR(1) <text:tab/><text:tab/>HAC7</text:p>
      <text:p text:style-name="P1"/>
      <text:p text:style-name="P1"><text:tab/>Importe del albarán Sin IVA.............................................<text:tab/>DOUBLE(10,2) <text:tab/>HAC8</text:p>
      <text:p text:style-name="P1"/>
      <text:p text:style-name="P1"><text:tab/>Importe del albarán Con IVA ...........................................<text:tab/>DOUBLE(10,2)<text:tab/>HAC9</text:p>
      <text:p text:style-name="P1"/>
      <text:p text:style-name="P1"><text:tab/>Marcado (S/N).................................................................<text:tab/>CHAR(1)<text:tab/><text:tab/>HAC10</text:p>
      <text:p text:style-name="P1"/>
      <text:p text:style-name="P1"><text:tab/>Observaciones Albarán ..................................................<text:tab/>BLOB<text:tab/> <text:tab/><text:tab/>HAC11</text:p>
      <text:p text:style-name="P1"/>
      <text:p text:style-name="P13"><text:tab/>Cgo. Cliente Facturado.....................................................<text:tab/>INT(11)<text:tab/><text:tab/>HAC12</text:p>
      <text:p text:style-name="P13"/>
      <text:p text:style-name="P13"><text:tab/>Fecha factura...................................................................<text:tab/>DATE<text:tab/><text:tab/><text:tab/>HAC13</text:p>
      <text:p text:style-name="P13"/>
      <text:p text:style-name="P13"><text:tab/>Serie.................................................................................<text:tab/>CHAR(3)<text:tab/><text:tab/>HAC14</text:p>
      <text:p text:style-name="P13"/>
      <text:p text:style-name="P13"><text:tab/>Nº factura.........................................................................<text:tab/>INT(7)<text:tab/><text:tab/><text:tab/>HAC15</text:p>
      <text:p text:style-name="P13"/>
      <text:p text:style-name="P1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HISTORICO DE ALBARANES (DETALLES)</text:p>
      <text:p text:style-name="P8"/>
      <text:p text:style-name="P8"/>
      <text:p text:style-name="P8">HISALBADXXXX</text:p>
      <text:p text:style-name="P2"/>
      <text:p text:style-name="P1"/>
      <text:p text:style-name="P1"/>
      <text:p text:style-name="P1"><text:soft-page-break/><text:span text:style-name="T2"><text:tab/>Cgo. Cliente</text:span>...................................................................<text:tab/><text:span text:style-name="T2">INT(11)<text:tab/><text:tab/>HAD0</text:span></text:p>
      <text:p text:style-name="P1"/>
      <text:p text:style-name="P1"><text:span text:style-name="T2"><text:tab/>Fecha albarán</text:span>................................................................<text:tab/><text:span text:style-name="T2">DATE<text:tab/><text:tab/><text:tab/>HAD1</text:span></text:p>
      <text:p text:style-name="P1"/>
      <text:p text:style-name="P1"><text:span text:style-name="T2"><text:tab/>Serie.</text:span>..............................................................................<text:tab/><text:span text:style-name="T2">CHAR(3)<text:tab/><text:tab/>HAD2</text:span></text:p>
      <text:p text:style-name="P1"/>
      <text:p text:style-name="P1"><text:span text:style-name="T2"><text:tab/>Nº Albarán </text:span><text:span text:style-name="T8">...................................................................<text:tab/></text:span><text:span text:style-name="T2">INT(4)<text:tab/><text:tab/><text:tab/>HA</text:span><text:span text:style-name="T3">D3</text:span></text:p>
      <text:p text:style-name="P1"/>
      <text:p text:style-name="P1"><text:span text:style-name="T3"><text:tab/>Nº de linea </text:span>…................................................................<text:tab/><text:span text:style-name="T3">INT(10)<text:tab/><text:tab/>HAD4</text:span></text:p>
      <text:p text:style-name="P1"/>
      <text:p text:style-name="P1"><text:tab/>Cgo. Artículo....................................................................<text:tab/>CHAR(13)<text:tab/><text:tab/>HAD5</text:p>
      <text:p text:style-name="P1"/>
      <text:p text:style-name="P1"><text:tab/>Descripción.......................................................................BLOB<text:tab/><text:tab/><text:tab/>HAD6</text:p>
      <text:p text:style-name="P1"/>
      <text:p text:style-name="P1"><text:tab/>Cantidad...........................................................................<text:tab/>DOUBLE(10,2) <text:tab/>HAD7</text:p>
      <text:p text:style-name="P1"/>
      <text:p text:style-name="P1"><text:tab/>Precio del artículo (Con Iva) .............................................DOUBLE(10,3) <text:tab/>HAD8</text:p>
      <text:p text:style-name="P1"/>
      <text:p text:style-name="P1"><text:tab/>Precio del articulo (Sin Iva)...............................................DOUBLE(10,3) <text:tab/>HAD9</text:p>
      <text:p text:style-name="P1"/>
      <text:p text:style-name="P1"><text:tab/>Descuento Lineal..............................................................<text:tab/>DOUBLE(5,3) <text:tab/><text:tab/>HAD10</text:p>
      <text:p text:style-name="P1"/>
      <text:p text:style-name="P1"><text:tab/>Importe de la línea (Sin Iva, Con Dto-L).........................<text:tab/>DOUBLE(10,3) <text:tab/>HAD11</text:p>
      <text:p text:style-name="P1"/>
      <text:p text:style-name="P1"><text:tab/>% IVA.................................................................................INT(3)<text:tab/> <text:tab/><text:tab/>HAD12</text:p>
      <text:p text:style-name="P1"/>
      <text:p text:style-name="P1"><text:tab/>Importe de la línea (Con Iva, Con Dto-L)..........................<text:tab/>DOUBLE(10,3) <text:tab/>HAD13</text:p>
      <text:p text:style-name="P1"/>
      <text:p text:style-name="P1"><text:tab/>Código Color / Talla ........................................................<text:tab/>CHAR(23)<text:tab/><text:tab/>HAD14</text:p>
      <text:p text:style-name="P1"/>
      <text:p text:style-name="P1"><text:tab/>Tipo de linea .......(A=Artic. E=Envase, L=Lote)...............<text:tab/>CHAR(1) <text:tab/><text:tab/>HAD15</text:p>
      <text:p text:style-name="P1"/>
      <text:p text:style-name="P1"><text:tab/>Observaciones de la linea................................................CHAR(100) <text:tab/><text:tab/>HAD16</text:p>
      <text:p text:style-name="P1"/>
      <text:p text:style-name="P15"><text:s text:c="12"/>Precio Tarifa del artículo (Con Iva) ... ...............................DOUBLE(10,3) <text:tab/>HAD17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8">ETIQUETAS LINEALES CON CAMBIOS DE PRECIO EN PEDIDOS</text:p>
      <text:p text:style-name="P8"/>
      <text:p text:style-name="P8"/>
      <text:p text:style-name="P8">CAMBIOS</text:p>
      <text:p text:style-name="P2"/>
      <text:p text:style-name="P1"/>
      <text:p text:style-name="P1"/>
      <text:p text:style-name="P1"><text:soft-page-break/><text:span text:style-name="T2"><text:tab/>Cgo. Artículo </text:span>................................................................<text:tab/><text:span text:style-name="T3">VARCHAR</text:span><text:span text:style-name="T2">(13)<text:tab/>CA0</text:span></text:p>
      <text:p text:style-name="P1"/>
      <text:p text:style-name="P1"><text:tab/>Descripción ....................................................................<text:tab/>VARCHAR(50)<text:tab/><text:tab/>CA1</text:p>
      <text:p text:style-name="P1"/>
      <text:p text:style-name="P1"><text:tab/>Precio .............................................................................<text:tab/>DOUBLE(10,2)<text:tab/>CA2</text:p>
      <text:p text:style-name="P1"/>
      <text:p text:style-name="P15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8">FICHERO DE PRESUPUESTOS (CABECERAS)</text:p>
      <text:p text:style-name="P8"/>
      <text:p text:style-name="P8">PRESUCXXXX</text:p>
      <text:p text:style-name="P1"/>
      <text:p text:style-name="P1"/>
      <text:p text:style-name="P1"><text:span text:style-name="T2"><text:tab/>Cgo. Cliente </text:span><text:span text:style-name="T8">...</text:span><text:span text:style-name="T7">..................</text:span>............................................<text:tab/><text:span text:style-name="T2">INT(11)<text:tab/><text:tab/>PRC0</text:span></text:p>
      <text:p text:style-name="P1"/>
      <text:p text:style-name="P1"><text:span text:style-name="T2"><text:tab/>Fecha presupuesto</text:span><text:span text:style-name="T7">..................</text:span>.....................................<text:tab/><text:span text:style-name="T2">DATE<text:tab/><text:tab/><text:tab/>PRC1</text:span></text:p>
      <text:p text:style-name="P1"/>
      <text:p text:style-name="P7"><text:tab/>Serie<text:span text:style-name="T10">................................................................................<text:tab/></text:span>CHAR(3)<text:tab/><text:tab/>PRC2</text:p>
      <text:p text:style-name="P1"/>
      <text:p text:style-name="P1"><text:span text:style-name="T2"><text:tab/>Nº presupuesto</text:span>.............................................................<text:tab/><text:span text:style-name="T2">INT(7)<text:tab/><text:tab/><text:tab/>PRC3</text:span></text:p>
      <text:p text:style-name="P1"/>
      <text:p text:style-name="P1"><text:tab/>Nº de Líneas....................................................................<text:tab/>INT(4)<text:tab/> <text:tab/><text:tab/>PRC4</text:p>
      <text:list xml:id="list95017860915700" text:continue-numbering="true" text:style-name="L1">
        <text:list-header>
          <text:p text:style-name="P23"/>
          <text:p text:style-name="P23">Nº de Artículos.................................................................<text:tab/>DOUBLE(10,2)<text:tab/>PRC5</text:p>
        </text:list-header>
      </text:list>
      <text:p text:style-name="P1"/>
      <text:p text:style-name="P1"><text:tab/>Descuento pronto pago...................................................<text:tab/>DOUBLE(5,2) <text:tab/><text:tab/>PRC6</text:p>
      <text:p text:style-name="P1"/>
      <text:p text:style-name="P1"><text:tab/>Recargo de equivalencia S/N ..........................................<text:tab/>CHAR(1) <text:tab/><text:tab/>PRC7</text:p>
      <text:p text:style-name="P1"/>
      <text:p text:style-name="P1"><text:tab/>Importe del presupuesto Sin IVA......................................<text:tab/>DOUBLE(10,2) <text:tab/>PRC8</text:p>
      <text:p text:style-name="P1"/>
      <text:p text:style-name="P1"><text:tab/>Importe del presupuesto Con IVA.....................................<text:tab/>DOUBLE(10,2)<text:tab/>PRC9</text:p>
      <text:p text:style-name="P1"/>
      <text:p text:style-name="P1"><text:tab/>Marcado (S/N).................................................................<text:tab/>CHAR(1)<text:tab/><text:tab/>PRC10</text:p>
      <text:p text:style-name="P1"/>
      <text:p text:style-name="P1"><text:tab/>Observaciones Presupuesto.............................................<text:tab/>BLOB<text:tab/> <text:tab/><text:tab/>PRC11</text:p>
      <text:p text:style-name="P1"/>
      <text:p text:style-name="P1"><text:tab/>Recuperado como NS/NT/AL/FA/S ....<text:span text:style-name="T18">(por defecto SV sin servir)</text:span>..<text:tab/>CHAR(2)<text:tab/><text:tab/>PRC12</text:p>
      <text:p text:style-name="P1"/>
      <text:p text:style-name="P1"><text:tab/>Fecha. recuperado ........................................................<text:tab/>DATE<text:tab/><text:tab/><text:tab/>PRC13</text:p>
      <text:p text:style-name="P1"/>
      <text:p text:style-name="P1"><text:tab/>Serie doc. recuperado ....................................................<text:tab/>CHAR(3)<text:tab/><text:tab/>PRC14</text:p>
      <text:p text:style-name="P1"/>
      <text:p text:style-name="P1"><text:tab/>N. Doc. recuperado ........................................................<text:tab/>INT(5)<text:tab/><text:tab/><text:tab/>PRC15</text:p>
      <text:p text:style-name="P1"/>
      <text:p text:style-name="P1"><text:s text:c="11"/>Pagado (S/N) .................................................................. <text:s/>CHAR(1) <text:s text:c="19"/>PR<text:span text:style-name="T31">C</text:span>16</text:p>
      <text:p text:style-name="P1"/>
      <text:p text:style-name="P24"><text:s text:c="11"/><text:span text:style-name="T31">Generado impreso ………………………………………………. <text:s/>CHAR(1) <text:s text:c="19"/>PRC17</text:span></text:p>
      <text:p text:style-name="P24"/>
      <text:p text:style-name="P24"><text:s text:c="11"/><text:span text:style-name="T31">Enviado Email …………………………………………………….. CHAR(1) <text:s text:c="19"/>PRC18</text:span></text:p>
      <text:p text:style-name="P24"/>
      <text:p text:style-name="P1"/>
      <text:p text:style-name="P1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8">FICHERO DE PRESUPUESTOS (DETALLES)</text:p>
      <text:p text:style-name="P8"/>
      <text:p text:style-name="P8"/>
      <text:p text:style-name="P8">PRESUDXXXX</text:p>
      <text:p text:style-name="P2"/>
      <text:p text:style-name="P1"/>
      <text:p text:style-name="P1"/>
      <text:p text:style-name="P1"><text:span text:style-name="T2"><text:tab/>Cgo. Cliente</text:span>...................................................................<text:tab/><text:span text:style-name="T2">INT(11)<text:tab/><text:tab/>PRD0</text:span></text:p>
      <text:p text:style-name="P1"/>
      <text:p text:style-name="P1"><text:span text:style-name="T2"><text:tab/>Fecha presupuesto</text:span>.......................................................<text:tab/><text:span text:style-name="T2">DATE<text:tab/><text:tab/><text:tab/>PRD1</text:span></text:p>
      <text:p text:style-name="P1"/>
      <text:p text:style-name="P1"><text:span text:style-name="T2"><text:tab/>Serie.</text:span>..............................................................................<text:tab/><text:span text:style-name="T2">CHAR(3)<text:tab/><text:tab/>PRD2</text:span></text:p>
      <text:p text:style-name="P1"/>
      <text:p text:style-name="P1"><text:span text:style-name="T2"><text:tab/>Nº Presupuesto</text:span><text:span text:style-name="T8">.............................................................<text:tab/></text:span><text:span text:style-name="T2">INT(4)<text:tab/><text:tab/><text:tab/>PR</text:span><text:span text:style-name="T3">D3</text:span></text:p>
      <text:p text:style-name="P1"/>
      <text:p text:style-name="P1"><text:span text:style-name="T3"><text:tab/>Nº de linea <text:s/></text:span>…...............................................................<text:tab/><text:span text:style-name="T3">INT(10)<text:tab/><text:tab/>PRD4</text:span></text:p>
      <text:p text:style-name="P1"/>
      <text:p text:style-name="P1"><text:tab/>Cgo. Artículo....................................................................<text:tab/>CHAR(13)<text:tab/><text:tab/>PRD5</text:p>
      <text:p text:style-name="P1"/>
      <text:p text:style-name="P1"><text:tab/>Descripción.......................................................................BLOB<text:tab/><text:tab/><text:tab/>PRD6</text:p>
      <text:p text:style-name="P1"/>
      <text:p text:style-name="P1"><text:tab/>Cantidad...........................................................................<text:tab/>DOUBLE(10,2) <text:tab/>PRD7</text:p>
      <text:p text:style-name="P1"/>
      <text:p text:style-name="P1"><text:tab/>Precio del artículo (Con Iva) .............................................DOUBLE(10,3) <text:tab/>PRD8</text:p>
      <text:p text:style-name="P1"/>
      <text:p text:style-name="P1"><text:tab/>Precio del articulo (Sin Iva)...............................................DOUBLE(10,3) <text:tab/>PRD9</text:p>
      <text:p text:style-name="P1"/>
      <text:p text:style-name="P1"><text:tab/>Descuento Lineal..............................................................<text:tab/>DOUBLE(5,3) <text:tab/><text:tab/>PRD10</text:p>
      <text:p text:style-name="P1"/>
      <text:p text:style-name="P1"><text:tab/>Importe de la línea (Sin Iva, Con Dto-L).........................<text:tab/>DOUBLE(10,3) <text:tab/>PRD11</text:p>
      <text:p text:style-name="P1"/>
      <text:p text:style-name="P1"><text:tab/>% IVA.................................................................................INT(3)<text:tab/> <text:tab/><text:tab/>PRD12</text:p>
      <text:p text:style-name="P1"/>
      <text:p text:style-name="P1"><text:tab/>Importe de la línea (Con Iva, Con Dto-L)..........................<text:tab/>DOUBLE(10,3) <text:tab/>PRD13</text:p>
      <text:p text:style-name="P1"/>
      <text:p text:style-name="P1"><text:tab/>Código Color / Talla ........................................................<text:tab/>CHAR(23)<text:tab/><text:tab/>PRD14</text:p>
      <text:p text:style-name="P1"/>
      <text:p text:style-name="P1"><text:tab/>Tipo de linea .......(A=Artic. E=Envase, L=Lote)...............<text:tab/>CHAR(1) <text:tab/><text:tab/>PRD15</text:p>
      <text:p text:style-name="P1"/>
      <text:p text:style-name="P1"><text:tab/>Observaciones de la linea ...............................................<text:tab/>CHAR(100) <text:tab/><text:tab/>PRD16</text:p>
      <text:p text:style-name="P1"/>
      <text:p text:style-name="P1"><text:s text:c="12"/>Precio Tarifa del artículo (Con Iva) ... ...............................DOUBLE(10,3) <text:tab/>PRD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8">FICHERO DE PROFORMAS (CABECERAS)</text:p>
      <text:p text:style-name="P8"/>
      <text:p text:style-name="P8">PROFORCXXXX</text:p>
      <text:p text:style-name="P1"/>
      <text:p text:style-name="P1"/>
      <text:p text:style-name="P1"><text:span text:style-name="T2"><text:tab/>Cgo. Cliente </text:span><text:span text:style-name="T8">...</text:span><text:span text:style-name="T7">..................</text:span>............................................<text:tab/><text:span text:style-name="T2">INT(11)<text:tab/><text:tab/>PRC0</text:span></text:p>
      <text:p text:style-name="P1"/>
      <text:p text:style-name="P1"><text:span text:style-name="T2"><text:tab/>Fecha proforma </text:span><text:span text:style-name="T7">.....................</text:span>.....................................<text:tab/><text:span text:style-name="T2">DATE<text:tab/><text:tab/><text:tab/>PRC1</text:span></text:p>
      <text:p text:style-name="P1"/>
      <text:p text:style-name="P7"><text:tab/>Serie<text:span text:style-name="T10">...............................................................................<text:tab/></text:span>CHAR(3)<text:tab/><text:tab/>PRC2</text:p>
      <text:p text:style-name="P1"/>
      <text:p text:style-name="P1"><text:span text:style-name="T2"><text:tab/>Nº proforma</text:span>..................................................................<text:tab/><text:span text:style-name="T2">INT(7)<text:tab/><text:tab/><text:tab/>PRC3</text:span></text:p>
      <text:p text:style-name="P1"/>
      <text:p text:style-name="P1"><text:tab/>Nº de Líneas....................................................................<text:tab/>INT(4)<text:tab/> <text:tab/><text:tab/>PRC4</text:p>
      <text:list xml:id="list95016938097719" text:continue-numbering="true" text:style-name="L1">
        <text:list-header>
          <text:p text:style-name="P23"/>
          <text:p text:style-name="P23">Nº de Artículos.................................................................<text:tab/>DOUBLE(10,2)<text:tab/>PRC5</text:p>
        </text:list-header>
      </text:list>
      <text:p text:style-name="P1"/>
      <text:p text:style-name="P1"><text:tab/>Descuento pronto pago...................................................<text:tab/>DOUBLE(5,2) <text:tab/><text:tab/>PRC6</text:p>
      <text:p text:style-name="P1"/>
      <text:p text:style-name="P1"><text:tab/>Recargo de equivalencia S/N ..........................................<text:tab/>CHAR(1) <text:tab/><text:tab/>PRC7</text:p>
      <text:p text:style-name="P1"/>
      <text:p text:style-name="P1"><text:tab/>Importe del proforma Sin IVA..........................................<text:tab/>DOUBLE(10,2) <text:tab/>PRC8</text:p>
      <text:p text:style-name="P1"/>
      <text:p text:style-name="P1"><text:tab/>Importe del proforma Con IVA.........................................<text:tab/>DOUBLE(10,2)<text:tab/>PRC9</text:p>
      <text:p text:style-name="P1"/>
      <text:p text:style-name="P1"><text:tab/>Marcado (S/N).................................................................<text:tab/>CHAR(1)<text:tab/><text:tab/>PRC10</text:p>
      <text:p text:style-name="P1"/>
      <text:p text:style-name="P1"><text:tab/>Observaciones Proforma.................................................<text:tab/>BLOB<text:tab/> <text:tab/><text:tab/>PRC11</text:p>
      <text:p text:style-name="P1"/>
      <text:p text:style-name="P1"><text:tab/>Recuperado como NS/NT/AL/FA/S ....<text:span text:style-name="T18">(por defecto SV sin servir)</text:span>..<text:tab/>CHAR(2)<text:tab/><text:tab/>PRC12</text:p>
      <text:p text:style-name="P1"/>
      <text:p text:style-name="P1"><text:tab/>Fecha. recuperado ........................................................<text:tab/>DATE<text:tab/><text:tab/><text:tab/>PRC13</text:p>
      <text:p text:style-name="P1"/>
      <text:p text:style-name="P1"><text:tab/>Serie doc. recuperado ....................................................<text:tab/>CHAR(3)<text:tab/><text:tab/>PRC14</text:p>
      <text:p text:style-name="P1"/>
      <text:p text:style-name="P1"><text:tab/>N. Doc. recuperado ........................................................<text:tab/>INT(5)<text:tab/><text:tab/><text:tab/>PRC15</text:p>
      <text:p text:style-name="P1"/>
      <text:p text:style-name="P1"><text:s text:c="11"/>Pagado (S/N) .................................................................. <text:s/>CHAR(1) <text:s text:c="19"/>PR<text:span text:style-name="T31">C</text:span>16</text:p>
      <text:p text:style-name="P1"/>
      <text:p text:style-name="P24"><text:s text:c="11"/><text:span text:style-name="T31">Generado impreso ………………………………………………. <text:s/>CHAR(1) <text:s text:c="19"/>PRC17</text:span></text:p>
      <text:p text:style-name="P24"/>
      <text:p text:style-name="P24"><text:s text:c="11"/><text:span text:style-name="T31">Enviado Email …………………………………………………….. CHAR(1) <text:s text:c="19"/>PRC18</text:span></text:p>
      <text:p text:style-name="P24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CHERO DE PROFORMAS(DETALLES)</text:p>
      <text:p text:style-name="P8"/>
      <text:p text:style-name="P8"/>
      <text:p text:style-name="P8">PROFORDXXXX</text:p>
      <text:p text:style-name="P2"/>
      <text:p text:style-name="P1"/>
      <text:p text:style-name="P1"/>
      <text:p text:style-name="P1"><text:span text:style-name="T2"><text:tab/>Cgo. Cliente</text:span>...................................................................<text:tab/><text:span text:style-name="T2">INT(11)<text:tab/><text:tab/>PRD0</text:span></text:p>
      <text:p text:style-name="P1"/>
      <text:p text:style-name="P1"><text:span text:style-name="T2"><text:tab/>Fecha proforma</text:span>............................................................<text:tab/><text:span text:style-name="T2">DATE<text:tab/><text:tab/><text:tab/>PRD1</text:span></text:p>
      <text:p text:style-name="P1"/>
      <text:p text:style-name="P1"><text:span text:style-name="T2"><text:tab/>Serie.</text:span>..............................................................................<text:tab/><text:span text:style-name="T2">CHAR(3)<text:tab/><text:tab/>PRD2</text:span></text:p>
      <text:p text:style-name="P1"/>
      <text:p text:style-name="P1"><text:span text:style-name="T2"><text:tab/>Nº Proforma</text:span><text:span text:style-name="T8">..................................................................<text:tab/></text:span><text:span text:style-name="T2">INT(4)<text:tab/><text:tab/><text:tab/>PR</text:span><text:span text:style-name="T3">D3</text:span></text:p>
      <text:p text:style-name="P1"/>
      <text:p text:style-name="P1"><text:span text:style-name="T3"><text:tab/>Nº de linea <text:s/></text:span>…..............................................................<text:tab/><text:span text:style-name="T3">INT(10)<text:tab/><text:tab/>PRD4</text:span></text:p>
      <text:p text:style-name="P1"/>
      <text:p text:style-name="P1"><text:tab/>Cgo. Artículo....................................................................<text:tab/>CHAR(13)<text:tab/><text:tab/>PRD5</text:p>
      <text:p text:style-name="P1"/>
      <text:p text:style-name="P1"><text:tab/>Descripción.......................................................................BLOB<text:tab/><text:tab/><text:tab/>PRD6</text:p>
      <text:p text:style-name="P1"/>
      <text:p text:style-name="P1"><text:tab/>Cantidad...........................................................................<text:tab/>DOUBLE(10,2) <text:tab/>PRD7</text:p>
      <text:p text:style-name="P1"/>
      <text:p text:style-name="P1"><text:tab/>Precio del artículo (Con Iva) .............................................DOUBLE(10,3) <text:tab/>PRD8</text:p>
      <text:p text:style-name="P1"/>
      <text:p text:style-name="P1"><text:tab/>Precio del articulo (Sin Iva)...............................................DOUBLE(10,3) <text:tab/>PRD9</text:p>
      <text:p text:style-name="P1"/>
      <text:p text:style-name="P1"><text:tab/>Descuento Lineal..............................................................<text:tab/>DOUBLE(5,3) <text:tab/><text:tab/>PRD10</text:p>
      <text:p text:style-name="P1"/>
      <text:p text:style-name="P1"><text:tab/>Importe de la línea (Sin Iva, Con Dto-L).........................<text:tab/>DOUBLE(10,3) <text:tab/>PRD11</text:p>
      <text:p text:style-name="P1"/>
      <text:p text:style-name="P1"><text:tab/>% IVA.................................................................................INT(3)<text:tab/> <text:tab/><text:tab/>PRD12</text:p>
      <text:p text:style-name="P1"/>
      <text:p text:style-name="P1"><text:tab/>Importe de la línea (Con Iva, Con Dto-L)..........................<text:tab/>DOUBLE(10,3) <text:tab/>PRD13</text:p>
      <text:p text:style-name="P1"/>
      <text:p text:style-name="P1"><text:tab/>Código Color / Talla ........................................................<text:tab/>CHAR(23)<text:tab/><text:tab/>PRD14</text:p>
      <text:p text:style-name="P1"/>
      <text:p text:style-name="P1"><text:tab/>Tipo de linea .......(A=Artic. E=Envase, L=Lote)...............<text:tab/>CHAR(1) <text:tab/><text:tab/>PRD15</text:p>
      <text:p text:style-name="P1"/>
      <text:p text:style-name="P1"><text:tab/>Observaciones de la linea ...............................................<text:tab/>CHAR(100) <text:tab/><text:tab/>PRD16</text:p>
      <text:p text:style-name="P1"/>
      <text:p text:style-name="P1"><text:s text:c="12"/>Precio Tarifa del artículo (Con Iva) ... ...............................DOUBLE(10,3) <text:tab/>PRD17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20"/>
      <text:p text:style-name="P1"/>
      <text:p text:style-name="P1"/>
      <text:p text:style-name="P1"/>
      <text:p text:style-name="P1"/>
      <text:p text:style-name="P1"/>
      <text:p text:style-name="P8">FICHERO DE PRODUCTOS COMPUESTOS (CABECERAS)</text:p>
      <text:p text:style-name="P14"/>
      <text:p text:style-name="P14"/>
      <text:p text:style-name="P8">LOTESCCXXXX</text:p>
      <text:p text:style-name="P1"/>
      <text:p text:style-name="P1"/>
      <text:p text:style-name="P1"><text:span text:style-name="T2"><text:tab/>Cgo. Lote </text:span><text:span text:style-name="T8">...</text:span><text:span text:style-name="T7">..................</text:span>................................................<text:tab/><text:span text:style-name="T2">INT(11)<text:tab/><text:tab/>PROC0</text:span></text:p>
      <text:p text:style-name="P1"/>
      <text:p text:style-name="P6"/>
      <text:p text:style-name="P1"><text:tab/>Descripción ….................................................................<text:tab/>CHAR(50)<text:tab/><text:tab/>PROC1</text:p>
      <text:p text:style-name="P1"/>
      <text:p text:style-name="P13"><text:tab/>Costo …..........................................................................<text:tab/>DOUBLE(10,2)<text:tab/>PROC2</text:p>
      <text:p text:style-name="P13"/>
      <text:p text:style-name="P13"><text:tab/>Margen ...........................................................................<text:tab/>DOUBLE(10,2)<text:tab/>PROC3</text:p>
      <text:p text:style-name="P13"/>
      <text:p text:style-name="P13"><text:tab/>Precio …..........................................................................<text:tab/>DOUBLE(10,2)<text:tab/>PROC4</text:p>
      <text:p text:style-name="P1"/>
      <text:p text:style-name="P13"><text:tab/>IVA ….…..........................................................................<text:tab/>DOUBLE(10,2)<text:tab/>PROC5</text:p>
      <text:p text:style-name="P1"/>
      <text:p text:style-name="P13"><text:tab/>PVP ...…..........................................................................<text:tab/>DOUBLE(10,2)<text:tab/>PROC6</text:p>
      <text:p text:style-name="P13"/>
      <text:p text:style-name="P13"/>
      <text:p text:style-name="P13"/>
      <text:p text:style-name="P1"/>
      <text:p text:style-name="P8">FICHERO DE COMPOSICION DE PRODUCTOS (DETALLES)</text:p>
      <text:p text:style-name="P14"/>
      <text:p text:style-name="P14"/>
      <text:p text:style-name="P8">LOTESDDXXXX</text:p>
      <text:p text:style-name="P1"/>
      <text:p text:style-name="P1"/>
      <text:p text:style-name="P1"><text:span text:style-name="T2"><text:tab/>Cgo. Lote </text:span><text:span text:style-name="T8">...</text:span><text:span text:style-name="T7">..................</text:span>................................................<text:tab/><text:span text:style-name="T2">INT(11)<text:tab/><text:tab/>PROD0</text:span></text:p>
      <text:p text:style-name="P1"/>
      <text:p text:style-name="P1"/>
      <text:p text:style-name="P1"><text:span text:style-name="T2"><text:tab/>Cgo. Articulo </text:span><text:span text:style-name="T10">................................................................</text:span><text:span text:style-name="T2"><text:tab/>CHAR(13)<text:tab/><text:tab/>PROD1</text:span></text:p>
      <text:p text:style-name="P6"/>
      <text:p text:style-name="P6"/>
      <text:p text:style-name="P1"><text:tab/>Descripción ….................................................................<text:tab/>CHAR(50)<text:tab/><text:tab/>PROD2</text:p>
      <text:p text:style-name="P1"/>
      <text:p text:style-name="P13"/>
      <text:p text:style-name="P13"><text:tab/>Unidades ........................................................................<text:tab/>DOUBLE(10,3)<text:tab/>PROD3</text:p>
      <text:p text:style-name="P13"/>
      <text:p text:style-name="P13"/>
      <text:p text:style-name="P13"><text:tab/>Costo …..........................................................................<text:tab/>DOUBLE(10,3)<text:tab/>PROD4</text:p>
      <text:p text:style-name="P13"/>
      <text:p text:style-name="P13"/>
      <text:p text:style-name="P13"/>
      <text:p text:style-name="P13"/>
      <text:p text:style-name="P21"/>
      <text:p text:style-name="P14"/>
      <text:p text:style-name="P14"/>
      <text:p text:style-name="P14"/>
      <text:p text:style-name="P14"/>
      <text:p text:style-name="P14"/>
      <text:p text:style-name="P8">FICHERO DE HISTORICO DE ACTUALIZACIONES DE STOCK MANUALES</text:p>
      <text:p text:style-name="P8"/>
      <text:p text:style-name="P8"/>
      <text:p text:style-name="P8">HISTSTOCKXXXX</text:p>
      <text:p text:style-name="P8"/>
      <text:p text:style-name="P8"/>
      <text:p text:style-name="P1"><text:span text:style-name="T2"><text:tab/>Fecha del Cambio </text:span><text:span text:style-name="T7">........</text:span>................................................<text:tab/><text:span text:style-name="T3">DATE</text:span><text:tab/><text:span text:style-name="T2"><text:tab/><text:tab/>fecha</text:span></text:p>
      <text:p text:style-name="P1"/>
      <text:p text:style-name="P1"/>
      <text:p text:style-name="P1"><text:span text:style-name="T2"><text:tab/>Hora del Cambio </text:span><text:span text:style-name="T10">.........................................................</text:span><text:span text:style-name="T2"><text:tab/>TIME<text:tab/><text:tab/><text:tab/>hora</text:span></text:p>
      <text:p text:style-name="P6"/>
      <text:p text:style-name="P6"/>
      <text:p text:style-name="P7"><text:tab/>Código del Articulo ...........................................<text:tab/>CHAR(13)<text:tab/><text:tab/>codigo</text:p>
      <text:p text:style-name="P7"/>
      <text:p text:style-name="P7"/>
      <text:p text:style-name="P7"><text:tab/>Puesto desde el que se hace el cambio .............<text:tab/>CHAR(2)<text:tab/><text:tab/>puesto</text:p>
      <text:p text:style-name="P13"/>
      <text:p text:style-name="P13"/>
      <text:p text:style-name="P13"><text:tab/>Descripción del Articulo antes del Cambio .....................<text:tab/>CHAR(50)<text:tab/> <text:s text:c="5"/>descripcion</text:p>
      <text:p text:style-name="P13"/>
      <text:p text:style-name="P13"/>
      <text:p text:style-name="P13"><text:tab/>Stock Actual antes del Cambio .......................................<text:tab/>DOUBLE(10,4)<text:tab/>stock</text:p>
      <text:p text:style-name="P16"/>
      <text:p text:style-name="P13"/>
      <text:p text:style-name="P13"><text:tab/>Stock minimo antes del Cambio ......................................<text:tab/>DOUBLE(10,4)<text:tab/>stockmin</text:p>
      <text:p text:style-name="P16"/>
      <text:p text:style-name="P13"/>
      <text:p text:style-name="P13"><text:tab/>Stock maximo antes del Cambio....................................<text:tab/>DOUBLE(10,4)<text:tab/>stockmax</text:p>
      <text:p text:style-name="P16"/>
      <text:p text:style-name="P21"/>
      <text:p text:style-name="P14"/>
      <text:p text:style-name="P14"/>
      <text:p text:style-name="P14"/>
      <text:p text:style-name="P8">FICHERO DE CONTROL DE PUNTOS</text:p>
      <text:p text:style-name="P8"/>
      <text:p text:style-name="P8"/>
      <text:p text:style-name="P8">PUNTOS</text:p>
      <text:p text:style-name="P6"/>
      <text:p text:style-name="P1"><text:span text:style-name="T2"><text:tab/>Fecha de la Anotacion <text:s/></text:span>..............................................<text:tab/><text:span text:style-name="T3">DATE</text:span><text:tab/><text:span text:style-name="T2"><text:tab/><text:tab/>P0</text:span></text:p>
      <text:p text:style-name="P1"/>
      <text:p text:style-name="P1"/>
      <text:p text:style-name="P1"><text:span text:style-name="T2"><text:tab/>Hora de la Anotacion <text:s/></text:span><text:span text:style-name="T10">.................................................</text:span><text:span text:style-name="T2"><text:tab/>TIME<text:tab/><text:tab/><text:tab/>P1</text:span></text:p>
      <text:p text:style-name="P6"/>
      <text:p text:style-name="P6"/>
      <text:p text:style-name="P7"><text:tab/>Puesto desde el que se hace la Anotacion ..........<text:tab/>CHAR(2)<text:tab/><text:tab/>P2</text:p>
      <text:p text:style-name="P13"/>
      <text:p text:style-name="P13"><text:tab/></text:p>
      <text:p text:style-name="P13"><text:tab/><text:span text:style-name="T3">Codigo del Cliente</text:span> …................................................... <text:span text:style-name="T3">CHAR(13)</text:span><text:tab/><text:tab/><text:span text:style-name="T3">P3</text:span></text:p>
      <text:p text:style-name="P13"/>
      <text:p text:style-name="P13"/>
      <text:p text:style-name="P13"><text:tab/><text:span text:style-name="T3">Codigo de la Venta</text:span> ….................................................. <text:tab/><text:span text:style-name="T3">CHAR(13)</text:span><text:tab/><text:tab/><text:span text:style-name="T3">P4</text:span></text:p>
      <text:p text:style-name="P13"/>
      <text:p text:style-name="P13"/>
      <text:p text:style-name="P13"><text:tab/><text:span text:style-name="T3">Número de Linea de la Venta</text:span> …................................ <text:tab/><text:span text:style-name="T3">CHAR(3)</text:span><text:tab/><text:tab/><text:span text:style-name="T3">P5</text:span></text:p>
      <text:p text:style-name="P13"/>
      <text:p text:style-name="P13"/>
      <text:p text:style-name="P13"><text:span text:style-name="T3"><text:tab/>Codigo del Articulo</text:span> ….................................................. <text:span text:style-name="T3">CHAR(13)</text:span><text:tab/><text:tab/><text:span text:style-name="T3">P6</text:span></text:p>
      <text:p text:style-name="P13"/>
      <text:p text:style-name="P13"/>
      <text:p text:style-name="P13"><text:tab/><text:span text:style-name="T3">Descripción del Articulo</text:span> ….......................................... <text:span text:style-name="T3">CHAR(50)</text:span><text:tab/><text:tab/><text:span text:style-name="T3">P7</text:span></text:p>
      <text:p text:style-name="P13"/>
      <text:p text:style-name="P13"/>
      <text:p text:style-name="P13"><text:tab/>Nivel de Puntos del Articulo …......................................... <text:span text:style-name="T3">CHAR(2)</text:span><text:tab/><text:tab/>P8</text:p>
      <text:p text:style-name="P13"/>
      <text:p text:style-name="P13"/>
      <text:p text:style-name="P13"><text:tab/>Puntos obtenidos por este Articulo …............................., <text:span text:style-name="T3">CHAR(10)</text:span><text:tab/><text:tab/>P9</text:p>
      <text:p text:style-name="P13"/>
      <text:p text:style-name="P13"/>
      <text:p text:style-name="P13"><text:tab/>Total de Puntos Acumulados por el Cliente ….................. <text:span text:style-name="T3">CHAR(10)</text:span><text:tab/><text:tab/>P10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8">LLAMADAS PENDIENTES</text:p>
      <text:p text:style-name="P8"/>
      <text:p text:style-name="P8"/>
      <text:p text:style-name="P8"/>
      <text:p text:style-name="P8">LLAMADASXXXX</text:p>
      <text:p text:style-name="P8"/>
      <text:p text:style-name="P1"/>
      <text:p text:style-name="P1"/>
      <text:p text:style-name="P1"/>
      <text:p text:style-name="P1"><text:span text:style-name="T2"><text:tab/>Fecha de la llamada </text:span>….................................................<text:tab/><text:span text:style-name="T2">DATE<text:tab/><text:tab/>Fechallama</text:span></text:p>
      <text:p text:style-name="P1"/>
      <text:p text:style-name="P1"><text:span text:style-name="T2"><text:tab/>Hora de la llamada </text:span>…...................................................<text:tab/><text:span text:style-name="T2">TIME<text:tab/><text:tab/>Horallama</text:span></text:p>
      <text:p text:style-name="P1"/>
      <text:p text:style-name="P1"><text:span text:style-name="T2"><text:tab/>Usuario </text:span><text:span text:style-name="T8">....................</text:span><text:span text:style-name="T10">......................................................</text:span><text:span text:style-name="T2"><text:tab/>INT(4)<text:tab/><text:tab/>Usuariollama</text:span></text:p>
      <text:p text:style-name="P6"/>
      <text:p text:style-name="P1"><text:tab/>Descripción .....................................................................<text:tab/>CHAR(50)<text:tab/>Textollam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7"/>
      <text:p text:style-name="P1"/>
      <text:p text:style-name="P2">FICHERO DE ROLES</text:p>
      <text:p text:style-name="P2"/>
      <text:p text:style-name="P8">ROLESXXXX</text:p>
      <text:p text:style-name="P2"/>
      <text:p text:style-name="P1"/>
      <text:p text:style-name="P1"><text:span text:style-name="T2"><text:tab/>Código Rol</text:span>...............................................................................<text:tab/>INT(4)<text:span text:style-name="T2"> <text:tab/><text:tab/>CgoRol</text:span></text:p>
      <text:p text:style-name="P1"><text:tab/>Descripción...............................................................................<text:tab/>CHAR(50)<text:tab/>DescriRol</text:p>
      <text:p text:style-name="P1"/>
      <text:p text:style-name="P1"><text:tab/>Ficha de Tiendas........................................................................<text:tab/>CHAR(10) <text:tab/>Tiendas</text:p>
      <text:p text:style-name="P1"><text:tab/>Ficha de usuarios.......................................................................<text:tab/>CHAR(10) <text:tab/>Usuarios</text:p>
      <text:p text:style-name="P1"><text:tab/>Ficha de departamentos.............................................................<text:tab/>CHAR(10) <text:tab/>Departa</text:p>
      <text:p text:style-name="P1"><text:tab/>Ficha de familias.........................................................................<text:tab/>CHAR(10) <text:tab/>Familias</text:p>
      <text:p text:style-name="P1"><text:tab/>Ficha de artículos...........<text:span text:style-name="T20">(5 Costos)</text:span>...............................................<text:tab/>CHAR(10) <text:tab/>Articulos</text:p>
      <text:p text:style-name="P1"><text:tab/>Ficha de clientes........................................................................<text:tab/>CHAR(10) <text:tab/>Clientes</text:p>
      <text:p text:style-name="P1"><text:tab/>Ficha de proveedores.................................................................<text:tab/>CHAR(10) <text:tab/>Proveed</text:p>
      <text:p text:style-name="P13"><text:tab/>Ficha de forma de pagos y cobros..............................................<text:tab/>CHAR(10) <text:tab/>Formapag</text:p>
      <text:p text:style-name="P13"><text:tab/>Ficha de rutas.............................................................................<text:tab/>CHAR(10) <text:tab/>Rutas</text:p>
      <text:p text:style-name="P13"><text:tab/>Ficha de fabricantes...................................................................<text:tab/>CHAR(10) <text:tab/>Fabrica</text:p>
      <text:p text:style-name="P13"><text:tab/>Ficha de envases........................................................................<text:tab/>CHAR(10) <text:tab/>Envases</text:p>
      <text:p text:style-name="P13"><text:tab/>Ficha de puestos........................................................................<text:tab/>CHAR(10) <text:tab/>Puestos</text:p>
      <text:p text:style-name="P13"><text:tab/>Ficha de Producción (Lotes).......................................................<text:tab/>CHAR(10) <text:tab/>Produccion</text:p>
      <text:p text:style-name="P13"/>
      <text:p text:style-name="P13"/>
      <text:p text:style-name="P13"/>
      <text:list xml:id="list1781493252774173474" text:style-name="L2">
        <text:list-item>
          <text:list>
            <text:list-item>
              <text:p text:style-name="P25">Posiciones de los campos</text:p>
              <text:list>
                <text:list-item>
                  <text:p text:style-name="P25">1 Lectura</text:p>
                </text:list-item>
                <text:list-item>
                  <text:p text:style-name="P25">2 Escritura</text:p>
                </text:list-item>
                <text:list-item>
                  <text:p text:style-name="P25">3 Borrado</text:p>
                </text:list-item>
                <text:list-item>
                  <text:p text:style-name="P25">4 Estadísticas</text:p>
                </text:list-item>
                <text:list-item>
                  <text:p text:style-name="P25">5 Libre</text:p>
                </text:list-item>
                <text:list-item>
                  <text:p text:style-name="P25">/ / / / / / /</text:p>
                </text:list-item>
                <text:list-item>
                  <text:p text:style-name="P25">\ \ \ \ \ \ \</text:p>
                </text:list-item>
                <text:list-item>
                  <text:p text:style-name="P25">10 Libre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2">FICHERO DE PROMOCIONES</text:p>
      <text:p text:style-name="P2"/>
      <text:p text:style-name="P8">PROMOXXXX</text:p>
      <text:p text:style-name="P2"/>
      <text:p text:style-name="P1"/>
      <text:p text:style-name="P1"><text:span text:style-name="T2"><text:tab/>Código de Artículo.</text:span>................................................................<text:tab/>CHAR(13)<text:tab/><text:tab/>P0</text:p>
      <text:p text:style-name="P1"><text:tab/>Descripción...............................................................................<text:tab/>CHAR(50)<text:tab/><text:tab/>P1</text:p>
      <text:p text:style-name="P1"><text:tab/>PVP Actual (para cuando acabe la oferta).................................<text:tab/>DOUBLE(10,2)<text:tab/>P2</text:p>
      <text:p text:style-name="P1"><text:tab/>PV Coste Actual (para cuando acabe la oferta).........................<text:tab/>DOUBLE(10,2)<text:tab/>P3</text:p>
      <text:p text:style-name="P1"><text:tab/>IVA Actual (para cuando acabe la oferta)..................................<text:tab/>DOUBLE(5,2)<text:tab/><text:tab/>P4</text:p>
      <text:p text:style-name="P1"><text:tab/>Fecha Inicio Oferta.....................................................................<text:tab/>DATE<text:tab/><text:tab/><text:tab/>P5</text:p>
      <text:p text:style-name="P1"><text:tab/>Fecha fin Oferta.........................................................................<text:tab/>DATE<text:tab/><text:tab/><text:tab/>P6</text:p>
      <text:p text:style-name="P1"><text:tab/>PVP Oferta (precio durante la oferta).........................................<text:tab/>DOUBLE(10,2)<text:tab/>P7</text:p>
      <text:p text:style-name="P1"><text:tab/>PV Coste Oferta (precio durante la oferta).................................<text:tab/>DOUBLE(10,2)<text:tab/>P8</text:p>
      <text:p text:style-name="P1"><text:tab/>IVA Oferta (iva durante la oferta)...............................................<text:tab/>DOUBLE(5,2)<text:tab/><text:tab/>P9</text:p>
      <text:p text:style-name="P1"><text:tab/>Estado de la Oferta.....................................................................<text:tab/>CHAR(1)<text:tab/><text:tab/>P10</text:p>
      <text:p text:style-name="P1"><text:s text:c="11"/>Hora en la que se creó la promoción .......................................... TIME <text:s text:c="25"/>P11</text:p>
      <text:p text:style-name="P1"/>
      <text:p text:style-name="P1"/>
      <text:p text:style-name="P1"/>
      <text:p text:style-name="P1"/>
      <text:p text:style-name="P1"/>
      <text:p text:style-name="P1"/>
      <text:p text:style-name="P1"><text:tab/>Estado de la Oferta</text:p>
      <text:p text:style-name="P1"><text:tab/>--------------------------</text:p>
      <text:p text:style-name="P1"><text:tab/>A – Activa</text:p>
      <text:p text:style-name="P1"><text:tab/>F – Finalizada</text:p>
      <text:p text:style-name="P1"><text:s text:c="5"/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E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7-11-06T20:07:57</meta:creation-date>
    <dc:date>2018-04-07T09:50:15.662185131</dc:date>
    <meta:printed-by>pinturas vazquez</meta:printed-by>
    <meta:print-date>2010-06-18T13:52:33</meta:print-date>
    <meta:editing-cycles>240</meta:editing-cycles>
    <meta:editing-duration>P6DT11H21M22S</meta:editing-duration>
    <meta:document-statistic meta:table-count="0" meta:image-count="0" meta:object-count="0" meta:page-count="58" meta:paragraph-count="1138" meta:word-count="5792" meta:character-count="94139" meta:non-whitespace-character-count="86371"/>
    <meta:user-defined meta:name="Info 1"/>
    <meta:user-defined meta:name="Info 2"/>
    <meta:user-defined meta:name="Info 3"/>
    <meta:user-defined meta:name="Info 4"/>
  </office:meta>
</office:document-meta>
</file>